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3.764cm"/>
    </style:style>
    <style:style style:name="co23" style:family="table-column">
      <style:table-column-properties fo:break-before="auto" style:column-width="5.258cm"/>
    </style:style>
    <style:style style:name="co32" style:family="table-column">
      <style:table-column-properties fo:break-before="auto" style:column-width="5.341cm"/>
    </style:style>
    <style:style style:name="co33" style:family="table-column">
      <style:table-column-properties fo:break-before="auto" style:column-width="2.852cm"/>
    </style:style>
    <style:style style:name="co34" style:family="table-column">
      <style:table-column-properties fo:break-before="auto" style:column-width="4.616cm"/>
    </style:style>
    <style:style style:name="co35" style:family="table-column">
      <style:table-column-properties fo:break-before="auto" style:column-width="2.875cm"/>
    </style:style>
    <style:style style:name="co36" style:family="table-column">
      <style:table-column-properties fo:break-before="auto" style:column-width="2.492cm"/>
    </style:style>
    <style:style style:name="co37" style:family="table-column">
      <style:table-column-properties fo:break-before="auto" style:column-width="3.814cm"/>
    </style:style>
    <style:style style:name="co38" style:family="table-column">
      <style:table-column-properties fo:break-before="auto" style:column-width="6.087cm"/>
    </style:style>
    <style:style style:name="co39" style:family="table-column">
      <style:table-column-properties fo:break-before="auto" style:column-width="2.632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3.842cm"/>
    </style:style>
    <style:style style:name="co42" style:family="table-column">
      <style:table-column-properties fo:break-before="auto" style:column-width="2.023cm"/>
    </style:style>
    <style:style style:name="co43" style:family="table-column">
      <style:table-column-properties fo:break-before="auto" style:column-width="1.552cm"/>
    </style:style>
    <style:style style:name="co44" style:family="table-column">
      <style:table-column-properties fo:break-before="auto" style:column-width="2.327cm"/>
    </style:style>
    <style:style style:name="co45" style:family="table-column">
      <style:table-column-properties fo:break-before="auto" style:column-width="3.406cm"/>
    </style:style>
    <style:style style:name="co17" style:family="table-column">
      <style:table-column-properties fo:break-before="auto" style:column-width="3.93cm"/>
    </style:style>
    <style:style style:name="co46" style:family="table-column">
      <style:table-column-properties fo:break-before="auto" style:column-width="3.323cm"/>
    </style:style>
    <style:style style:name="co47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3.179cm"/>
    </style:style>
    <style:style style:name="co30" style:family="table-column">
      <style:table-column-properties fo:break-before="auto" style:column-width="4.953cm"/>
    </style:style>
    <style:style style:name="co31" style:family="table-column">
      <style:table-column-properties fo:break-before="auto" style:column-width="2.625cm"/>
    </style:style>
    <style:style style:name="co48" style:family="table-column">
      <style:table-column-properties fo:break-before="auto" style:column-width="0.635cm"/>
    </style:style>
    <style:style style:name="co49" style:family="table-column">
      <style:table-column-properties fo:break-before="auto" style:column-width="1.961cm"/>
    </style:style>
    <style:style style:name="co50" style:family="table-column">
      <style:table-column-properties fo:break-before="auto" style:column-width="0.607cm"/>
    </style:style>
    <style:style style:name="co51" style:family="table-column">
      <style:table-column-properties fo:break-before="auto" style:column-width="0.552cm"/>
    </style:style>
    <style:style style:name="co52" style:family="table-column">
      <style:table-column-properties fo:break-before="auto" style:column-width="2.902cm"/>
    </style:style>
    <style:style style:name="co53" style:family="table-column">
      <style:table-column-properties fo:break-before="auto" style:column-width="0.469cm"/>
    </style:style>
    <style:style style:name="co54" style:family="table-column">
      <style:table-column-properties fo:break-before="auto" style:column-width="5.39cm"/>
    </style:style>
    <style:style style:name="co55" style:family="table-column">
      <style:table-column-properties fo:break-before="auto" style:column-width="0.441cm"/>
    </style:style>
    <style:style style:name="co56" style:family="table-column">
      <style:table-column-properties fo:break-before="auto" style:column-width="5.23cm"/>
    </style:style>
    <style:style style:name="co57" style:family="table-column">
      <style:table-column-properties fo:break-before="auto" style:column-width="0.386cm"/>
    </style:style>
    <style:style style:name="co58" style:family="table-column">
      <style:table-column-properties fo:break-before="auto" style:column-width="0.332cm"/>
    </style:style>
    <style:style style:name="co59" style:family="table-column">
      <style:table-column-properties fo:break-before="auto" style:column-width="0.358cm"/>
    </style:style>
    <style:style style:name="co60" style:family="table-column">
      <style:table-column-properties fo:break-before="auto" style:column-width="1.438cm"/>
    </style:style>
    <style:style style:name="co61" style:family="table-column">
      <style:table-column-properties fo:break-before="auto" style:column-width="4.893cm"/>
    </style:style>
    <style:style style:name="co62" style:family="table-column">
      <style:table-column-properties fo:break-before="auto" style:column-width="4.284cm"/>
    </style:style>
    <style:style style:name="co63" style:family="table-column">
      <style:table-column-properties fo:break-before="auto" style:column-width="5.533cm"/>
    </style:style>
    <style:style style:name="co64" style:family="table-column">
      <style:table-column-properties fo:break-before="auto" style:column-width="2.819cm"/>
    </style:style>
    <style:style style:name="co65" style:family="table-column">
      <style:table-column-properties fo:break-before="auto" style:column-width="2.598cm"/>
    </style:style>
    <style:style style:name="co66" style:family="table-column">
      <style:table-column-properties fo:break-before="auto" style:column-width="2.681cm"/>
    </style:style>
    <style:style style:name="co67" style:family="table-column">
      <style:table-column-properties fo:break-before="auto" style:column-width="3.538cm"/>
    </style:style>
    <style:style style:name="co68" style:family="table-column">
      <style:table-column-properties fo:break-before="auto" style:column-width="5.8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5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6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text-position=""/>
    </style:style>
    <style:style style:name="ce18" style:family="table-cell" style:parent-style-name="Default" style:data-style-name="N100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text-position="" style:font-name="Liberation Sans" fo:font-size="10pt" fo:language="fr" fo:country="FR" fo:font-style="normal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/>
    <style:style style:name="ce33" style:family="table-cell" style:parent-style-name="Default">
      <style:table-cell-properties fo:border="none"/>
    </style:style>
    <style:style style:name="ce35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order="none"/>
    </style:style>
    <style:style style:name="ce43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00"/>
    <style:style style:name="ce47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59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6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6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T5" style:family="text"/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29" table:number-columns-repeated="2" table:default-cell-style-name="Default"/>
        <table:table-column table:style-name="co2" table:default-cell-style-name="ce32"/>
        <table:table-column table:style-name="co30" table:default-cell-style-name="ce32"/>
        <table:table-column table:style-name="co31" table:default-cell-style-name="ce32"/>
        <table:table-column table:style-name="co5" table:default-cell-style-name="ce32"/>
        <table:table-column table:style-name="co5" table:number-columns-repeated="2" table:default-cell-style-name="Default"/>
        <table:table-column table:style-name="co22" table:default-cell-style-name="ce32"/>
        <table:table-column table:style-name="co5" table:default-cell-style-name="ce32"/>
        <table:table-row table:style-name="ro1">
          <table:table-cell office:value-type="string">
            <text:p>Nom :</text:p>
          </table:table-cell>
          <table:table-cell table:style-name="ce32" office:value-type="string">
            <text:p>Ocho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Joueur :</text:p>
          </table:table-cell>
          <table:table-cell table:style-name="ce32" office:value-type="string">
            <text:p>Bruno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ID perso :</text:p>
          </table:table-cell>
          <table:table-cell table:style-name="ce32" office:value-type="string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ID premier edit :</text:p>
          </table:table-cell>
          <table:table-cell table:style-name="ce32" office:value-type="string">
            <text:p>3</text:p>
          </table:table-cell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EDITS</text:p>
          </table:table-cell>
          <table:table-cell table:number-columns-repeated="9"/>
        </table:table-row>
        <table:table-row table:style-name="ro1">
          <table:table-cell office:value-type="string">
            <text:p>ID</text:p>
          </table:table-cell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Multiplier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 table:formula="of:=[.B4]" office:value-type="string" office:string-value="3">
            <text:p>3</text:p>
          </table:table-cell>
          <table:table-cell table:style-name="ce33"/>
          <table:table-cell table:style-name="ce33" office:value-type="string">
            <text:p>FACTION</text:p>
          </table:table-cell>
          <table:table-cell table:number-columns-repeated="6" table:style-name="ce33"/>
          <table:table-cell table:style-name="ce33" office:value-type="string">
            <text:p>FC_HYPERCORP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A$14]" office:value-type="string" office:string-value="3">
            <text:p>3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ROTOCOL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style-name="Default" office:value-type="string">
            <text:p>FREE</text:p>
          </table:table-cell>
          <table:table-cell table:style-name="ce33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A$14]" office:value-type="string" office:string-value="3">
            <text:p>3</text:p>
          </table:table-cell>
          <table:table-cell table:style-name="ce33" office:value-type="string">
            <text:p>ASK</text:p>
          </table:table-cell>
          <table:table-cell table:style-name="ce33" office:value-type="string">
            <text:p>NW:C-rep</text:p>
          </table:table-cell>
          <table:table-cell table:number-columns-repeated="2" table:style-name="ce33"/>
          <table:table-cell table:style-name="ce33" office:value-type="float" office:value="20">
            <text:p>20</text:p>
          </table:table-cell>
          <table:table-cell table:style-name="ce33"/>
          <table:table-cell table:style-name="ce33" office:value-type="string">
            <text:p>FREE</text:p>
          </table:table-cell>
          <table:table-cell table:style-name="ce33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A$14]" office:value-type="string" office:string-value="3">
            <text:p>3</text:p>
          </table:table-cell>
          <table:table-cell table:style-name="ce33" office:value-type="string">
            <text:p>ASK</text:p>
          </table:table-cell>
          <table:table-cell table:style-name="ce33" office:value-type="string">
            <text:p>NW:C-rep</text:p>
          </table:table-cell>
          <table:table-cell table:number-columns-repeated="2" table:style-name="ce33"/>
          <table:table-cell table:style-name="ce33" office:value-type="float" office:value="10">
            <text:p>10</text:p>
          </table:table-cell>
          <table:table-cell table:style-name="ce33"/>
          <table:table-cell table:style-name="ce33" office:value-type="string">
            <text:p>FREE</text:p>
          </table:table-cell>
          <table:table-cell table:style-name="ce33"/>
        </table:table-row>
        <table:table-row table:style-name="ro1">
          <table:table-cell table:formula="of:=[.A17]+1" office:value-type="float" office:value="7">
            <text:p>7</text:p>
          </table:table-cell>
          <table:table-cell/>
          <table:table-cell office:value-type="string">
            <text:p>GENDER</text:p>
          </table:table-cell>
          <table:table-cell table:number-columns-repeated="6"/>
          <table:table-cell table:style-name="Default" office:value-type="string">
            <text:p>Masculin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style-name="ce33"/>
          <table:table-cell table:style-name="ce33" office:value-type="string">
            <text:p>BACKGROUND</text:p>
          </table:table-cell>
          <table:table-cell table:number-columns-repeated="6" table:style-name="ce33"/>
          <table:table-cell table:style-name="ce33" office:value-type="string">
            <text:p>BG_FALL_EVACUEE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style-name="ce33"/>
          <table:table-cell table:style-name="ce33" office:value-type="string">
            <text:p>MOTIVATION</text:p>
          </table:table-cell>
          <table:table-cell table:style-name="Default"/>
          <table:table-cell table:number-columns-repeated="5" table:style-name="ce33"/>
          <table:table-cell table:style-name="ce33" office:value-type="string">
            <text:p>Sécurité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style-name="ce33"/>
          <table:table-cell table:style-name="ce33" office:value-type="string">
            <text:p>MOTIVATION</text:p>
          </table:table-cell>
          <table:table-cell table:style-name="Default"/>
          <table:table-cell table:number-columns-repeated="5" table:style-name="ce33"/>
          <table:table-cell table:style-name="ce33" office:value-type="string">
            <text:p>Immortalité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style-name="ce33"/>
          <table:table-cell table:style-name="ce33" office:value-type="string">
            <text:p>MOTIVATION</text:p>
          </table:table-cell>
          <table:table-cell table:style-name="Default"/>
          <table:table-cell table:number-columns-repeated="5" table:style-name="ce33"/>
          <table:table-cell table:style-name="ce33" office:value-type="string">
            <text:p>Droits des Infugiés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style-name="ce33"/>
          <table:table-cell table:style-name="ce33" office:value-type="string">
            <text:p>MOXIE</text:p>
          </table:table-cell>
          <table:table-cell table:style-name="Default"/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string">
            <text:p>CREATION</text:p>
          </table:table-cell>
          <table:table-cell table:style-name="ce33"/>
        </table:table-row>
        <table:table-row table:style-name="ro1">
          <table:table-cell table:formula="of:=[.A23]+1" office:value-type="float" office:value="13">
            <text:p>13</text:p>
          </table:table-cell>
          <table:table-cell table:style-name="ce33"/>
          <table:table-cell table:style-name="ce33" office:value-type="string">
            <text:p>CREDITS</text:p>
          </table:table-cell>
          <table:table-cell table:style-name="Default"/>
          <table:table-cell table:number-columns-repeated="2" table:style-name="ce33"/>
          <table:table-cell table:style-name="ce33" office:value-type="float" office:value="5000">
            <text:p>5000</text:p>
          </table:table-cell>
          <table:table-cell table:style-name="ce33"/>
          <table:table-cell table:style-name="ce33" office:value-type="string">
            <text:p>CREATION</text:p>
          </table:table-cell>
          <table:table-cell table:style-name="ce33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L:V. Terrestres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style-name="Default" office:value-type="string">
            <text:p>FREE</text:p>
          </table:table-cell>
          <table:table-cell table:style-name="ce33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NW:I-rep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style-name="Default" office:value-type="string">
            <text:p>FREE</text:p>
          </table:table-cell>
          <table:table-cell table:style-name="ce33"/>
        </table:table-row>
        <table:table-row table:style-name="ro1">
          <table:table-cell table:formula="of:=[.A26]+1" office:value-type="float" office:value="16">
            <text:p>16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MOXIE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/>
          <table:table-cell table:style-name="Default" office:value-type="string">
            <text:p>FREE</text:p>
          </table:table-cell>
          <table:table-cell table:style-name="ce33"/>
        </table:table-row>
        <table:table-row table:style-name="ro1">
          <table:table-cell table:formula="of:=[.A27]+1" office:value-type="float" office:value="17">
            <text:p>17</text:p>
          </table:table-cell>
          <table:table-cell table:formula="of:=[.$A$19]" office:value-type="float" office:value="8">
            <text:p>8</text:p>
          </table:table-cell>
          <table:table-cell table:style-name="ce33" office:value-type="string">
            <text:p>CREDITS</text:p>
          </table:table-cell>
          <table:table-cell table:number-columns-repeated="3" table:style-name="ce33"/>
          <table:table-cell table:style-name="ce33" office:value-type="float" office:value="-2500">
            <text:p>-2500</text:p>
          </table:table-cell>
          <table:table-cell table:style-name="ce33"/>
          <table:table-cell table:style-name="ce33" office:value-type="string">
            <text:p>FREE</text:p>
          </table:table-cell>
          <table:table-cell table:style-name="ce33"/>
        </table:table-row>
        <table:table-row table:style-name="ro1">
          <table:table-cell table:formula="of:=[.A28]+1" office:value-type="float" office:value="18">
            <text:p>18</text:p>
          </table:table-cell>
          <table:table-cell/>
          <table:table-cell office:value-type="string">
            <text:p>ACTUAL_AG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[.A29]+1" office:value-type="float" office:value="19">
            <text:p>19</text:p>
          </table:table-cell>
          <table:table-cell/>
          <table:table-cell office:value-type="string">
            <text:p>TRAIT</text:p>
          </table:table-cell>
          <table:table-cell table:style-name="ce35" office:value-type="string">
            <text:p>SITUATIONAL_AWARENESS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0]+1" office:value-type="float" office:value="20">
            <text:p>20</text:p>
          </table:table-cell>
          <table:table-cell/>
          <table:table-cell office:value-type="string">
            <text:p>TRAIT</text:p>
          </table:table-cell>
          <table:table-cell table:style-name="ce35" office:value-type="string">
            <text:p>EDITED_MEMORIES</text:p>
          </table:table-cell>
          <table:table-cell table:number-columns-repeated="2"/>
          <table:table-cell office:value-type="float" office:value="-10">
            <text:p>-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1]+1" office:value-type="float" office:value="21">
            <text:p>21</text:p>
          </table:table-cell>
          <table:table-cell/>
          <table:table-cell office:value-type="string">
            <text:p>TRAIT</text:p>
          </table:table-cell>
          <table:table-cell table:style-name="ce35" office:value-type="string">
            <text:p>RIGHT_AT_HOME</text:p>
          </table:table-cell>
          <table:table-cell/>
          <table:table-cell office:value-type="string">
            <text:p>MT_FURY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2]+1" office:value-type="float" office:value="22">
            <text:p>22</text:p>
          </table:table-cell>
          <table:table-cell/>
          <table:table-cell office:value-type="string">
            <text:p>TRAIT</text:p>
          </table:table-cell>
          <table:table-cell table:style-name="ce35" office:value-type="string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3]+1" office:value-type="float" office:value="23">
            <text:p>23</text:p>
          </table:table-cell>
          <table:table-cell table:style-name="ce33"/>
          <table:table-cell table:style-name="ce33" office:value-type="string">
            <text:p>MORPH_TYPE</text:p>
          </table:table-cell>
          <table:table-cell table:number-columns-repeated="3" table:style-name="ce33"/>
          <table:table-cell table:style-name="ce33" office:value-type="float" office:value="75">
            <text:p>75</text:p>
          </table:table-cell>
          <table:table-cell table:style-name="ce33"/>
          <table:table-cell table:style-name="ce33" office:value-type="string">
            <text:p>FREEBIE</text:p>
          </table:table-cell>
          <table:table-cell table:style-name="ce42" office:value-type="string">
            <text:p>MT_FURY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ORIGIN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BIO</text:p>
          </table:table-cell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MOVEMENT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4 / 20</text:p>
          </table:table-cell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DURABILITY</text:p>
          </table:table-cell>
          <table:table-cell table:number-columns-repeated="3" table:style-name="Default"/>
          <table:table-cell office:value-type="float" office:value="50">
            <text:p>50</text:p>
          </table:table-cell>
          <table:table-cell/>
          <table:table-cell table:style-name="Default" office:value-type="string">
            <text:p>FREE</text:p>
          </table:table-cell>
          <table:table-cell table:style-name="ce42"/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APT_MAX</text:p>
          </table:table-cell>
          <table:table-cell table:number-columns-repeated="3" table:style-name="Default"/>
          <table:table-cell office:value-type="float" office:value="30">
            <text:p>30</text:p>
          </table:table-cell>
          <table:table-cell/>
          <table:table-cell table:style-name="Default"/>
          <table:table-cell table:style-name="ce42"/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COO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REF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SOM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SAV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WIL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INT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COG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/>
          <table:table-cell table:style-name="Default" office:value-type="string">
            <text:p>MORPH_BASE_MAX</text:p>
          </table:table-cell>
          <table:table-cell table:style-name="ce42"/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COO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REF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A67]" office:value-type="float" office:value="56">
            <text:p>56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REF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SOM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WIL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APT</text:p>
          </table:table-cell>
          <table:table-cell table:style-name="ce33" office:value-type="string">
            <text:p>INT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/>
          <table:table-cell table:style-name="Default" office:value-type="string">
            <text:p>MORPH</text:p>
          </table:table-cell>
          <table:table-cell table:style-name="ce42"/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SPEED_MOD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/>
          <table:table-cell table:style-name="Default"/>
          <table:table-cell table:style-name="ce33"/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Bio-modes Basiques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Implants Réseau de Base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Armure Biotissée (légère)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Pile Corticale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Vision Améliorée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A$34]" office:value-type="float" office:value="23">
            <text:p>23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 table:number-columns-repeated="2"/>
          <table:table-cell table:style-name="Default"/>
          <table:table-cell table:style-name="ce42" office:value-type="string">
            <text:p>Neurachem (Niveau 1)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Filtres Toxémiques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Hyperlinguiste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Augmentation Mnémonique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Ouïe Améliorée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Émetteur Térahertz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Médicachines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Nanophages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Contrôle Endocrinien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Stimulation Surrénale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[.$A$34]" office:value-type="float" office:value="23">
            <text:p>23</text:p>
          </table:table-cell>
          <table:table-cell table:style-name="ce33" office:value-type="string">
            <text:p>MORPH_ENH</text:p>
          </table:table-cell>
          <table:table-cell table:number-columns-repeated="6" table:style-name="ce33"/>
          <table:table-cell table:style-name="ce42" office:value-type="string">
            <text:p>Régulation Thermique</text:p>
          </table:table-cell>
        </table:table-row>
        <table:table-row table:style-name="ro1">
          <table:table-cell table:formula="of:=[.A68]+1" office:value-type="float" office:value="58">
            <text:p>58</text:p>
          </table:table-cell>
          <table:table-cell table:formula="of:=[.$A$34]" office:value-type="float" office:value="23">
            <text:p>23</text:p>
          </table:table-cell>
          <table:table-cell office:value-type="string">
            <text:p>MORPH_ENH</text:p>
          </table:table-cell>
          <table:table-cell table:number-columns-repeated="6"/>
          <table:table-cell office:value-type="string">
            <text:p>Respiration Améliorée</text:p>
          </table:table-cell>
        </table:table-row>
        <table:table-row table:style-name="ro1">
          <table:table-cell table:formula="of:=[.A69]+1" office:value-type="float" office:value="59">
            <text:p>59</text:p>
          </table:table-cell>
          <table:table-cell table:formula="of:=[.$A$34]" office:value-type="float" office:value="23">
            <text:p>23</text:p>
          </table:table-cell>
          <table:table-cell office:value-type="string">
            <text:p>MORPH_TRAIT</text:p>
          </table:table-cell>
          <table:table-cell office:value-type="string">
            <text:p>HYPER_LINGUIST</text:p>
          </table:table-cell>
          <table:table-cell table:number-columns-repeated="6"/>
        </table:table-row>
        <table:table-row table:style-name="ro1">
          <table:table-cell table:formula="of:=[.A70]+1" office:value-type="float" office:value="60">
            <text:p>60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1]+1" office:value-type="float" office:value="61">
            <text:p>61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2]+1" office:value-type="float" office:value="62">
            <text:p>62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3]+1" office:value-type="float" office:value="63">
            <text:p>63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3"/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4]+1" office:value-type="float" office:value="64">
            <text:p>64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5]+1" office:value-type="float" office:value="65">
            <text:p>65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3"/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6]+1" office:value-type="float" office:value="66">
            <text:p>66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7]+1" office:value-type="float" office:value="67">
            <text:p>67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3"/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8]+1" office:value-type="float" office:value="68">
            <text:p>68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9]+1" office:value-type="float" office:value="69">
            <text:p>69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3"/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0]+1" office:value-type="float" office:value="70">
            <text:p>70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81]+1" office:value-type="float" office:value="71">
            <text:p>71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2]+1" office:value-type="float" office:value="72">
            <text:p>72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20">
            <text:p>20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83]+1" office:value-type="float" office:value="73">
            <text:p>73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4]+1" office:value-type="float" office:value="74">
            <text:p>74</text:p>
          </table:table-cell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5]+1" office:value-type="float" office:value="75">
            <text:p>75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DECEPTION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6]+1" office:value-type="float" office:value="76">
            <text:p>76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DECEPTION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MORPH</text:p>
          </table:table-cell>
          <table:table-cell office:value-type="string">
            <text:p>Contrôle Endocrinien</text:p>
          </table:table-cell>
        </table:table-row>
        <table:table-row table:style-name="ro1">
          <table:table-cell table:formula="of:=[.A87]+1" office:value-type="float" office:value="77">
            <text:p>77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DECE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Aplomb</text:p>
          </table:table-cell>
        </table:table-row>
        <table:table-row table:style-name="ro1">
          <table:table-cell table:formula="of:=[.A88]+1" office:value-type="float" office:value="78">
            <text:p>78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DEMOLITIONS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9]+1" office:value-type="float" office:value="79">
            <text:p>79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FRAY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0]+1" office:value-type="float" office:value="80">
            <text:p>80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FREERUNNING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1]+1" office:value-type="float" office:value="81">
            <text:p>81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INFILTRATION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2]+1" office:value-type="float" office:value="82">
            <text:p>82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INTIMIDATION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3]+1" office:value-type="float" office:value="83">
            <text:p>83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INTIMID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Physique</text:p>
          </table:table-cell>
        </table:table-row>
        <table:table-row table:style-name="ro1">
          <table:table-cell table:formula="of:=[.A94]+1" office:value-type="float" office:value="84">
            <text:p>84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INVESTIGATION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5]+1" office:value-type="float" office:value="85">
            <text:p>85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KINESICS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6]+1" office:value-type="float" office:value="86">
            <text:p>86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KINETIC_WEAPONS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7]+1" office:value-type="float" office:value="87">
            <text:p>87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KINETIC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Pistolets</text:p>
          </table:table-cell>
        </table:table-row>
        <table:table-row table:style-name="ro1">
          <table:table-cell table:formula="of:=[.A98]+1" office:value-type="float" office:value="88">
            <text:p>88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PERCEPTION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9]+1" office:value-type="float" office:value="89">
            <text:p>89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THROWING_WEAPONS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0]+1" office:value-type="float" office:value="90">
            <text:p>90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THROWING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Grenades</text:p>
          </table:table-cell>
        </table:table-row>
        <table:table-row table:style-name="ro1">
          <table:table-cell table:formula="of:=[.A101]+1" office:value-type="float" office:value="91">
            <text:p>91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UNARMED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2]+1" office:value-type="float" office:value="92">
            <text:p>92</text:p>
          </table:table-cell>
          <table:table-cell/>
          <table:table-cell office:value-type="string">
            <text:p>ASK</text:p>
          </table:table-cell>
          <table:table-cell table:style-name="ce36" office:value-type="string">
            <text:p>UNARM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Poings</text:p>
          </table:table-cell>
        </table:table-row>
        <table:table-row table:style-name="ro2">
          <table:table-cell table:formula="of:=[.A103]+1" office:value-type="float" office:value="93">
            <text:p>93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AC:Astrophysique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4]+1" office:value-type="float" office:value="94">
            <text:p>94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AC:Astronomie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5]+1" office:value-type="float" office:value="95">
            <text:p>95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AC:Philosophie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6]+1" office:value-type="float" office:value="96">
            <text:p>96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AC:Philosophi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REEBIE</text:p>
          </table:table-cell>
          <table:table-cell office:value-type="string">
            <text:p>Sp:Ego</text:p>
          </table:table-cell>
        </table:table-row>
        <table:table-row table:style-name="ro1">
          <table:table-cell table:formula="of:=[.A107]+1" office:value-type="float" office:value="97">
            <text:p>97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AR:Cuisine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8]+1" office:value-type="float" office:value="98">
            <text:p>98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IN:Gastronomie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9]+1" office:value-type="float" office:value="99">
            <text:p>99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IN:Bible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0]+1" office:value-type="float" office:value="100">
            <text:p>100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Espagnol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office:value-type="string">
            <text:p>FREE</text:p>
          </table:table-cell>
          <table:table-cell table:style-name="Default"/>
        </table:table-row>
        <table:table-row table:style-name="ro2">
          <table:table-cell table:formula="of:=[.A111]+1" office:value-type="float" office:value="101">
            <text:p>101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Portug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2]+1" office:value-type="float" office:value="102">
            <text:p>102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Mandar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3]+1" office:value-type="float" office:value="103">
            <text:p>103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Angl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4]+1" office:value-type="float" office:value="104">
            <text:p>104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Franç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5]+1" office:value-type="float" office:value="105">
            <text:p>105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PR:Commando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6]+1" office:value-type="float" office:value="106">
            <text:p>106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PR:Sécurité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7]+1" office:value-type="float" office:value="107">
            <text:p>107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Estevan Valdez</text:p>
          </table:table-cell>
        </table:table-row>
        <table:table-row table:style-name="ro1">
          <table:table-cell table:formula="of:=[.A118]+1" office:value-type="float" office:value="108">
            <text:p>108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4"/>
          <table:table-cell office:value-type="string">
            <text:p>Officier de Sécurité</text:p>
          </table:table-cell>
        </table:table-row>
        <table:table-row table:style-name="ro1">
          <table:table-cell table:formula="of:=[.A119]+1" office:value-type="float" office:value="109">
            <text:p>109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-rep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20]+1" office:value-type="float" office:value="110">
            <text:p>110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-rep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21]+1" office:value-type="float" office:value="111">
            <text:p>111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Ocho</text:p>
          </table:table-cell>
        </table:table-row>
        <table:table-row table:style-name="ro1">
          <table:table-cell table:formula="of:=[.A122]+1" office:value-type="float" office:value="112">
            <text:p>112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OTES</text:p>
          </table:table-cell>
          <table:table-cell table:number-columns-repeated="4"/>
          <table:table-cell office:value-type="string">
            <text:p>Garde du Corps</text:p>
          </table:table-cell>
        </table:table-row>
        <table:table-row table:style-name="ro1">
          <table:table-cell table:formula="of:=[.A123]+1" office:value-type="float" office:value="113">
            <text:p>113</text:p>
          </table:table-cell>
          <table:table-cell/>
          <table:table-cell office:value-type="string">
            <text:p>MUSE_NAME</text:p>
          </table:table-cell>
          <table:table-cell table:number-columns-repeated="6"/>
          <table:table-cell office:value-type="string">
            <text:p>Carmen</text:p>
          </table:table-cell>
        </table:table-row>
        <table:table-row table:style-name="ro1">
          <table:table-cell table:formula="of:=[.A124]+1" office:value-type="float" office:value="114">
            <text:p>114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COO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5]+1" office:value-type="float" office:value="115">
            <text:p>115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REF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6]+1" office:value-type="float" office:value="116">
            <text:p>116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SOM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7]+1" office:value-type="float" office:value="117">
            <text:p>117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SAV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8]+1" office:value-type="float" office:value="118">
            <text:p>118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WIL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9]+1" office:value-type="float" office:value="119">
            <text:p>119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INT</text:p>
          </table:table-cell>
          <table:table-cell table:style-name="Default"/>
          <table:table-cell/>
          <table:table-cell table:style-name="ce32" office:value-type="string">
            <text:p>2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0]+1" office:value-type="float" office:value="120">
            <text:p>120</text:p>
          </table:table-cell>
          <table:table-cell/>
          <table:table-cell office:value-type="string">
            <text:p>MUSE_APT</text:p>
          </table:table-cell>
          <table:table-cell table:style-name="ce33" office:value-type="string">
            <text:p>COG</text:p>
          </table:table-cell>
          <table:table-cell table:style-name="Default"/>
          <table:table-cell/>
          <table:table-cell table:style-name="ce32" office:value-type="string">
            <text:p>10</text:p>
          </table:table-cell>
          <table:table-cell table:style-name="ce32"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1]+1" office:value-type="float" office:value="121">
            <text:p>121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LA:Espagnol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2]+1" office:value-type="float" office:value="122">
            <text:p>122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AC:Psychologie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3]+1" office:value-type="float" office:value="123">
            <text:p>123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HW:Électronique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4]+1" office:value-type="float" office:value="124">
            <text:p>124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INFOSEC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5]+1" office:value-type="float" office:value="125">
            <text:p>125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INTERFACING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6]+1" office:value-type="float" office:value="126">
            <text:p>126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PR:Comptabilité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7]+1" office:value-type="float" office:value="127">
            <text:p>127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PROGRAMMING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8]+1" office:value-type="float" office:value="128">
            <text:p>128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RESEARCH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9]+1" office:value-type="float" office:value="129">
            <text:p>129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PERCEPTION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0]+1" office:value-type="float" office:value="130">
            <text:p>130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AC:Droit Corpo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1]+1" office:value-type="float" office:value="131">
            <text:p>131</text:p>
          </table:table-cell>
          <table:table-cell/>
          <table:table-cell office:value-type="string">
            <text:p>MUSE_SKILL</text:p>
          </table:table-cell>
          <table:table-cell table:style-name="ce33" office:value-type="string">
            <text:p>AC:Chimie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2]+1" office:value-type="float" office:value="132">
            <text:p>132</text:p>
          </table:table-cell>
          <table:table-cell/>
          <table:table-cell office:value-type="string">
            <text:p>MUSE_SKILL</text:p>
          </table:table-cell>
          <table:table-cell office:value-type="string">
            <text:p>PR:Criminels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3]+1" office:value-type="float" office:value="133">
            <text:p>133</text:p>
          </table:table-cell>
          <table:table-cell/>
          <table:table-cell office:value-type="string">
            <text:p>CREDIT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44]+1" office:value-type="float" office:value="134">
            <text:p>134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Pistolet Lourd Interfacé</text:p>
          </table:table-cell>
        </table:table-row>
        <table:table-row table:style-name="ro1">
          <table:table-cell table:formula="of:=[.A145]+1" office:value-type="float" office:value="135">
            <text:p>135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Munitions Réactives Dévoreuses</text:p>
          </table:table-cell>
        </table:table-row>
        <table:table-row table:style-name="ro1">
          <table:table-cell table:formula="of:=[.A146]+1" office:value-type="float" office:value="136">
            <text:p>136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Silencieux</text:p>
          </table:table-cell>
        </table:table-row>
        <table:table-row table:style-name="ro1">
          <table:table-cell table:formula="of:=[.A147]+1" office:value-type="float" office:value="137">
            <text:p>137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Armure Légère</text:p>
          </table:table-cell>
        </table:table-row>
        <table:table-row table:style-name="ro1">
          <table:table-cell table:formula="of:=[.A148]+1" office:value-type="float" office:value="138">
            <text:p>138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Vêtements Adaptatifs</text:p>
          </table:table-cell>
        </table:table-row>
        <table:table-row table:style-name="ro1">
          <table:table-cell table:formula="of:=[.A149]+1" office:value-type="float" office:value="139">
            <text:p>139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Gants à Impulsion</text:p>
          </table:table-cell>
        </table:table-row>
        <table:table-row table:style-name="ro1">
          <table:table-cell table:formula="of:=[.A150]+1" office:value-type="float" office:value="140">
            <text:p>140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Jumelles</text:p>
          </table:table-cell>
        </table:table-row>
        <table:table-row table:style-name="ro1">
          <table:table-cell table:formula="of:=[.A151]+1" office:value-type="float" office:value="141">
            <text:p>141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Nettoyeurs</text:p>
          </table:table-cell>
        </table:table-row>
        <table:table-row table:style-name="ro1">
          <table:table-cell table:formula="of:=[.A152]+1" office:value-type="float" office:value="142">
            <text:p>142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Pistolet Grappin</text:p>
          </table:table-cell>
        </table:table-row>
        <table:table-row table:style-name="ro1">
          <table:table-cell table:formula="of:=[.A153]+1" office:value-type="float" office:value="143">
            <text:p>143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Câble Monofilament</text:p>
          </table:table-cell>
        </table:table-row>
        <table:table-row table:style-name="ro1">
          <table:table-cell table:formula="of:=[.A154]+1" office:value-type="float" office:value="144">
            <text:p>144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Combinaison Pressurisée Légère</text:p>
          </table:table-cell>
        </table:table-row>
        <table:table-row table:style-name="ro1">
          <table:table-cell table:formula="of:=[.A155]+1" office:value-type="float" office:value="145">
            <text:p>145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Chaussures de Microgravité</text:p>
          </table:table-cell>
        </table:table-row>
        <table:table-row table:style-name="ro1">
          <table:table-cell table:formula="of:=[.A156]+1" office:value-type="float" office:value="146">
            <text:p>146</text:p>
          </table:table-cell>
          <table:table-cell/>
          <table:table-cell office:value-type="string">
            <text:p>GEAR</text:p>
          </table:table-cell>
          <table:table-cell table:number-columns-repeated="6"/>
          <table:table-cell office:value-type="string">
            <text:p>Grenade EMP x 2</text:p>
          </table:table-cell>
        </table:table-row>
        <table:table-row table:style-name="ro1">
          <table:table-cell table:formula="of:=[.A157]+1" office:value-type="float" office:value="147">
            <text:p>147</text:p>
          </table:table-cell>
          <table:table-cell/>
          <table:table-cell office:value-type="string">
            <text:p>SOFTWARE</text:p>
          </table:table-cell>
          <table:table-cell table:number-columns-repeated="6"/>
          <table:table-cell office:value-type="string">
            <text:p>Cryptage</text:p>
          </table:table-cell>
        </table:table-row>
        <table:table-row table:style-name="ro1">
          <table:table-cell table:formula="of:=[.A158]+1" office:value-type="float" office:value="148">
            <text:p>148</text:p>
          </table:table-cell>
          <table:table-cell/>
          <table:table-cell office:value-type="string">
            <text:p>SOFTWARE</text:p>
          </table:table-cell>
          <table:table-cell table:number-columns-repeated="6"/>
          <table:table-cell office:value-type="string">
            <text:p>Pistage</text:p>
          </table:table-cell>
        </table:table-row>
        <table:table-row table:style-name="ro1">
          <table:table-cell table:formula="of:=[.A159]+1" office:value-type="float" office:value="149">
            <text:p>149</text:p>
          </table:table-cell>
          <table:table-cell/>
          <table:table-cell office:value-type="string">
            <text:p>SOFTWARE</text:p>
          </table:table-cell>
          <table:table-cell table:number-columns-repeated="6"/>
          <table:table-cell office:value-type="string">
            <text:p>Reconnaissance Faciale</text:p>
          </table:table-cell>
        </table:table-row>
        <table:table-row table:style-name="ro1">
          <table:table-cell table:formula="of:=[.A160]+1" office:value-type="float" office:value="150">
            <text:p>150</text:p>
          </table:table-cell>
          <table:table-cell/>
          <table:table-cell office:value-type="string">
            <text:p>SOFTWARE</text:p>
          </table:table-cell>
          <table:table-cell table:number-columns-repeated="6"/>
          <table:table-cell office:value-type="string">
            <text:p>Reconnaissance de Démarche</text:p>
          </table:table-cell>
        </table:table-row>
        <table:table-row table:style-name="ro1">
          <table:table-cell table:formula="of:=[.A161]+1" office:value-type="float" office:value="151">
            <text:p>151</text:p>
          </table:table-cell>
          <table:table-cell/>
          <table:table-cell office:value-type="string">
            <text:p>SOFTWARE</text:p>
          </table:table-cell>
          <table:table-cell table:number-columns-repeated="6"/>
          <table:table-cell office:value-type="string">
            <text:p>Réseau Tactique</text:p>
          </table:table-cell>
        </table:table-row>
        <table:table-row table:style-name="ro2">
          <table:table-cell table:formula="of:=[.A162]+1" office:value-type="float" office:value="152">
            <text:p>152</text:p>
          </table:table-cell>
          <table:table-cell/>
          <table:table-cell office:value-type="string">
            <text:p>KSK</text:p>
          </table:table-cell>
          <table:table-cell table:style-name="ce36" office:value-type="string">
            <text:p>LA:Japonai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EXPERIENCE</text:p>
          </table:table-cell>
          <table:table-cell/>
        </table:table-row>
        <table:table-row table:style-name="ro1">
          <table:table-cell table:formula="of:=[.A163]+1" office:value-type="float" office:value="153">
            <text:p>153</text:p>
          </table:table-cell>
          <table:table-cell/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EXPERIENCE</text:p>
          </table:table-cell>
          <table:table-cell/>
        </table:table-row>
        <table:table-row table:style-name="ro1">
          <table:table-cell table:formula="of:=[.A164]+1" office:value-type="float" office:value="154">
            <text:p>154</text:p>
          </table:table-cell>
          <table:table-cell/>
          <table:table-cell office:value-type="string">
            <text:p>MOXIE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1/15" office:value-type="float" office:value="0.0666666666666667">
            <text:p>0,0666666667</text:p>
          </table:table-cell>
          <table:table-cell office:value-type="string">
            <text:p>EXPERIENCE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table:number-columns-repeated="6"/>
          <table:table-cell/>
          <table:table-cell table:number-columns-repeated="2"/>
        </table:table-row>
        <table:table-row table:style-name="ro1" table:number-rows-repeated="10483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èle perso" table:style-name="ta1">
        <table:table-column table:style-name="co29" table:default-cell-style-name="Default"/>
        <table:table-column table:style-name="co5" table:number-columns-repeated="2" table:default-cell-style-name="ce32"/>
        <table:table-column table:style-name="co31" table:default-cell-style-name="ce32"/>
        <table:table-column table:style-name="co5" table:default-cell-style-name="ce32"/>
        <table:table-column table:style-name="co5" table:default-cell-style-name="Default"/>
        <table:table-column table:style-name="co5" table:number-columns-repeated="2" table:default-cell-style-name="ce32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5"/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5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5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5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5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43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FREE_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KINETIC_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SEEKER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SPRAY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THROWING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36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36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36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36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énération SQL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3" table:default-cell-style-name="Default"/>
        <table:table-column table:style-name="co5" table:default-cell-style-name="ce4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8" table:default-cell-style-name="Default"/>
        <table:table-column table:style-name="co1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3" table:default-cell-style-name="Default"/>
        <table:table-row table:style-name="ro2">
          <table:table-cell table:style-name="ce44" office:value-type="string">
            <text:p><text:span text:style-name="T2">insert</text:span><text:span text:style-name="T3"> </text:span><text:span text:style-name="T2">into</text:span><text:span text:style-name="T3"> </text:span><text:span text:style-name="T4">metachars</text:span><text:span text:style-name="T3"> </text:span><text:span text:style-name="T4">(id,</text:span><text:span text:style-name="T3"> </text:span><text:span text:style-name="T4">creationdate,</text:span><text:span text:style-name="T3"> </text:span><text:span text:style-name="T4">name,</text:span><text:span text:style-name="T3"> </text:span><text:span text:style-name="T4">playername,</text:span><text:span text:style-name="T3"> </text:span><text:span text:style-name="T4">game_id)</text:span><text:span text:style-name="T3"> </text:span><text:span text:style-name="T2">values</text:span><text:span text:style-name="T3"> </text:span><text:span text:style-name="T4">(2,</text:span><text:span text:style-name="T3"> </text:span><text:span text:style-name="T4">localtimestamp,</text:span><text:span text:style-name="T3"> </text:span><text:span text:style-name="T6">'Ocho'</text:span><text:span text:style-name="T4">,</text:span><text:span text:style-name="T3"> </text:span><text:span text:style-name="T6">'Bruno'</text:span><text:span text:style-name="T4">,</text:span><text:span text:style-name="T3"> </text:span><text:span text:style-name="T4">1);</text:span></text:p>
          </table:table-cell>
          <table:table-cell table:number-columns-repeated="23"/>
        </table:table-row>
        <table:table-row table:style-name="ro1">
          <table:table-cell table:style-name="ce44" office:value-type="string">
            <text:p>(</text:p>
          </table:table-cell>
          <table:table-cell table:formula="of:=[Personnage.B3]" office:value-type="string" office:string-value="2">
            <text:p>2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Ocho">
            <text:p>Ocho</text:p>
          </table:table-cell>
          <table:table-cell office:value-type="string">
            <text:p>', '</text:p>
          </table:table-cell>
          <table:table-cell table:formula="of:=[Personnage.B2]" office:value-type="string" office:string-value="Bruno">
            <text:p>Bruno</text:p>
          </table:table-cell>
          <table:table-cell office:value-type="string">
            <text:p>', 1) ;</text:p>
          </table:table-cell>
          <table:table-cell table:number-columns-repeated="17"/>
        </table:table-row>
        <table:table-row table:style-name="ro1" table:number-rows-repeated="10">
          <table:table-cell table:style-name="ce44"/>
          <table:table-cell table:number-columns-repeated="23"/>
        </table:table-row>
        <table:table-row table:style-name="ro2">
          <table:table-cell table:style-name="ce45" office:value-type="string">
            <text:p><text:span text:style-name="T2">insert</text:span><text:span text:style-name="T3"> </text:span><text:span text:style-name="T2">into</text:span><text:span text:style-name="T3"> </text:span><text:span text:style-name="T4">charhistory</text:span><text:span text:style-name="T3"> </text:span><text:span text:style-name="T4">(id,</text:span><text:span text:style-name="T3"> </text:span><text:span text:style-name="T4">cause_id,</text:span><text:span text:style-name="T3"> </text:span><text:span text:style-name="T4">editdate,</text:span><text:span text:style-name="T3"> </text:span><text:span text:style-name="T4">amounttype,</text:span><text:span text:style-name="T3"> </text:span><text:span text:style-name="T4">amount,</text:span><text:span text:style-name="T3"> multiplier, </text:span><text:span text:style-name="T4">targetkey,</text:span><text:span text:style-name="T3"> </text:span><text:span text:style-name="T4">targetsubkey1,</text:span><text:span text:style-name="T3"> </text:span><text:span text:style-name="T4">targetsubkey2,</text:span><text:span text:style-name="T3"> </text:span><text:span text:style-name="T4">targetsubkey3,</text:span><text:span text:style-name="T3"> </text:span><text:span text:style-name="T2">value</text:span><text:span text:style-name="T4">,</text:span><text:span text:style-name="T3"> </text:span><text:span text:style-name="T4">character_id)</text:span><text:span text:style-name="T3"> </text:span><text:span text:style-name="T2">values</text:span></text:p>
          </table:table-cell>
          <table:table-cell table:number-columns-repeated="23"/>
        </table:table-row>
        <table:table-row table:style-name="ro1">
          <table:table-cell office:value-type="string">
            <text:p>(</text:p>
          </table:table-cell>
          <table:table-cell table:formula="of:=[Personnage.A14]" office:value-type="string" office:string-value="3">
            <text:p>3</text:p>
          </table:table-cell>
          <table:table-cell office:value-type="string">
            <text:p>,</text:p>
          </table:table-cell>
          <table:table-cell table:formula="of:=IF(LEN([Personnage.B14])&gt;0;[Personnage.B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])&gt;0;CONCATENATE(&quot;'&quot;;[Personnage.I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])&gt;0;[Personnage.H1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])&gt;0;CONCATENATE(&quot;'&quot;;[Personnage.F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])&gt;0;CONCATENATE(&quot;'&quot;;[Personnage.J14];&quot;'&quot;);&quot;null&quot;)" office:value-type="string" office:string-value="'FC_HYPERCORP'">
            <text:p>'FC_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]" office:value-type="float" office:value="4">
            <text:p>4</text:p>
          </table:table-cell>
          <table:table-cell office:value-type="string">
            <text:p>,</text:p>
          </table:table-cell>
          <table:table-cell table:formula="of:=IF(LEN([Personnage.B15])&gt;0;[Personnage.B15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])&gt;0;CONCATENATE(&quot;'&quot;;[Personnage.I1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5])&gt;0;[Personnage.H1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])&gt;0;CONCATENATE(&quot;'&quot;;[Personnage.F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])&gt;0;CONCATENATE(&quot;'&quot;;[Personnage.J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6])&gt;0;[Personnage.B16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])&gt;0;CONCATENATE(&quot;'&quot;;[Personnage.I1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6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16])&gt;0;[Personnage.H1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])&gt;0;CONCATENATE(&quot;'&quot;;[Personnage.F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])&gt;0;CONCATENATE(&quot;'&quot;;[Personnage.J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]" office:value-type="float" office:value="6">
            <text:p>6</text:p>
          </table:table-cell>
          <table:table-cell office:value-type="string">
            <text:p>,</text:p>
          </table:table-cell>
          <table:table-cell table:formula="of:=IF(LEN([Personnage.B17])&gt;0;[Personnage.B17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])&gt;0;CONCATENATE(&quot;'&quot;;[Personnage.I1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7])&gt;0;[Personnage.H1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])&gt;0;CONCATENATE(&quot;'&quot;;[Personnage.F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])&gt;0;CONCATENATE(&quot;'&quot;;[Personnage.J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]" office:value-type="float" office:value="7">
            <text:p>7</text:p>
          </table:table-cell>
          <table:table-cell office:value-type="string">
            <text:p>,</text:p>
          </table:table-cell>
          <table:table-cell table:formula="of:=IF(LEN([Personnage.B18])&gt;0;[Personnage.B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8])&gt;0;CONCATENATE(&quot;'&quot;;[Personnage.I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])&gt;0;[Personnage.H1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])&gt;0;CONCATENATE(&quot;'&quot;;[Personnage.F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8])&gt;0;CONCATENATE(&quot;'&quot;;[Personnage.J18];&quot;'&quot;);&quot;null&quot;)" office:value-type="string" office:string-value="'Masculin'">
            <text:p>'Mascul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]" office:value-type="float" office:value="8">
            <text:p>8</text:p>
          </table:table-cell>
          <table:table-cell office:value-type="string">
            <text:p>,</text:p>
          </table:table-cell>
          <table:table-cell table:formula="of:=IF(LEN([Personnage.B19])&gt;0;[Personnage.B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9])&gt;0;CONCATENATE(&quot;'&quot;;[Personnage.I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])&gt;0;[Personnage.H1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])&gt;0;CONCATENATE(&quot;'&quot;;[Personnage.F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9])&gt;0;CONCATENATE(&quot;'&quot;;[Personnage.J19];&quot;'&quot;);&quot;null&quot;)" office:value-type="string" office:string-value="'BG_FALL_EVACUEE'">
            <text:p>'BG_FALL_EVACUE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]" office:value-type="float" office:value="9">
            <text:p>9</text:p>
          </table:table-cell>
          <table:table-cell office:value-type="string">
            <text:p>,</text:p>
          </table:table-cell>
          <table:table-cell table:formula="of:=IF(LEN([Personnage.B20])&gt;0;[Personnage.B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])&gt;0;CONCATENATE(&quot;'&quot;;[Personnage.I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])&gt;0;[Personnage.H2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])&gt;0;CONCATENATE(&quot;'&quot;;[Personnage.F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])&gt;0;CONCATENATE(&quot;'&quot;;[Personnage.J20];&quot;'&quot;);&quot;null&quot;)" office:value-type="string" office:string-value="'Sécurité'">
            <text:p>'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B21])&gt;0;[Personnage.B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])&gt;0;CONCATENATE(&quot;'&quot;;[Personnage.I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])&gt;0;[Personnage.H2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])&gt;0;CONCATENATE(&quot;'&quot;;[Personnage.F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])&gt;0;CONCATENATE(&quot;'&quot;;[Personnage.J21];&quot;'&quot;);&quot;null&quot;)" office:value-type="string" office:string-value="'Immortalité'">
            <text:p>'Immortal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]" office:value-type="float" office:value="11">
            <text:p>11</text:p>
          </table:table-cell>
          <table:table-cell office:value-type="string">
            <text:p>,</text:p>
          </table:table-cell>
          <table:table-cell table:formula="of:=IF(LEN([Personnage.B22])&gt;0;[Personnage.B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])&gt;0;CONCATENATE(&quot;'&quot;;[Personnage.I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])&gt;0;[Personnage.H2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])&gt;0;CONCATENATE(&quot;'&quot;;[Personnage.F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])&gt;0;CONCATENATE(&quot;'&quot;;[Personnage.J22];&quot;'&quot;);&quot;null&quot;)" office:value-type="string" office:string-value="'Droits des Infugiés'">
            <text:p>'Droits des Infugié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B23])&gt;0;[Personnage.B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])&gt;0;CONCATENATE(&quot;'&quot;;[Personnage.I2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23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H23])&gt;0;[Personnage.H2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])&gt;0;CONCATENATE(&quot;'&quot;;[Personnage.C23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3])&gt;0;CONCATENATE(&quot;'&quot;;[Personnage.D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])&gt;0;CONCATENATE(&quot;'&quot;;[Personnage.E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])&gt;0;CONCATENATE(&quot;'&quot;;[Personnage.F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])&gt;0;CONCATENATE(&quot;'&quot;;[Personnage.J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]" office:value-type="float" office:value="13">
            <text:p>13</text:p>
          </table:table-cell>
          <table:table-cell office:value-type="string">
            <text:p>,</text:p>
          </table:table-cell>
          <table:table-cell table:formula="of:=IF(LEN([Personnage.B24])&gt;0;[Personnage.B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])&gt;0;CONCATENATE(&quot;'&quot;;[Personnage.I2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24]" office:value-type="float" office:value="5000">
            <text:p>5000</text:p>
          </table:table-cell>
          <table:table-cell office:value-type="string">
            <text:p>,</text:p>
          </table:table-cell>
          <table:table-cell table:formula="of:=IF(LEN([Personnage.H24])&gt;0;[Personnage.H2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])&gt;0;CONCATENATE(&quot;'&quot;;[Personnage.F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])&gt;0;CONCATENATE(&quot;'&quot;;[Personnage.J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5]" office:value-type="float" office:value="14">
            <text:p>14</text:p>
          </table:table-cell>
          <table:table-cell office:value-type="string">
            <text:p>,</text:p>
          </table:table-cell>
          <table:table-cell table:formula="of:=IF(LEN([Personnage.B25])&gt;0;[Personnage.B25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])&gt;0;CONCATENATE(&quot;'&quot;;[Personnage.I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25])&gt;0;[Personnage.H2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'PL:V. Terrestres'">
            <text:p>'PL:V. Terrestres'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])&gt;0;CONCATENATE(&quot;'&quot;;[Personnage.F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])&gt;0;CONCATENATE(&quot;'&quot;;[Personnage.J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B26])&gt;0;[Personnage.B26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6])&gt;0;CONCATENATE(&quot;'&quot;;[Personnage.I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6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26])&gt;0;[Personnage.H2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'NW:I-rep'">
            <text:p>'NW:I-rep'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6])&gt;0;CONCATENATE(&quot;'&quot;;[Personnage.F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6])&gt;0;CONCATENATE(&quot;'&quot;;[Personnage.J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7]" office:value-type="float" office:value="16">
            <text:p>16</text:p>
          </table:table-cell>
          <table:table-cell office:value-type="string">
            <text:p>,</text:p>
          </table:table-cell>
          <table:table-cell table:formula="of:=IF(LEN([Personnage.B27])&gt;0;[Personnage.B27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7])&gt;0;CONCATENATE(&quot;'&quot;;[Personnage.I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7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H27])&gt;0;[Personnage.H2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7])&gt;0;CONCATENATE(&quot;'&quot;;[Personnage.C27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7])&gt;0;CONCATENATE(&quot;'&quot;;[Personnage.D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7])&gt;0;CONCATENATE(&quot;'&quot;;[Personnage.E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7])&gt;0;CONCATENATE(&quot;'&quot;;[Personnage.F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7])&gt;0;CONCATENATE(&quot;'&quot;;[Personnage.J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8]" office:value-type="float" office:value="17">
            <text:p>17</text:p>
          </table:table-cell>
          <table:table-cell office:value-type="string">
            <text:p>,</text:p>
          </table:table-cell>
          <table:table-cell table:formula="of:=IF(LEN([Personnage.B28])&gt;0;[Personnage.B28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8])&gt;0;CONCATENATE(&quot;'&quot;;[Personnage.I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8]" office:value-type="float" office:value="-2500">
            <text:p>-2500</text:p>
          </table:table-cell>
          <table:table-cell office:value-type="string">
            <text:p>,</text:p>
          </table:table-cell>
          <table:table-cell table:formula="of:=IF(LEN([Personnage.H28])&gt;0;[Personnage.H2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8])&gt;0;CONCATENATE(&quot;'&quot;;[Personnage.F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8])&gt;0;CONCATENATE(&quot;'&quot;;[Personnage.J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9]" office:value-type="float" office:value="18">
            <text:p>18</text:p>
          </table:table-cell>
          <table:table-cell office:value-type="string">
            <text:p>,</text:p>
          </table:table-cell>
          <table:table-cell table:formula="of:=IF(LEN([Personnage.B29])&gt;0;[Personnage.B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9])&gt;0;CONCATENATE(&quot;'&quot;;[Personnage.I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9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29])&gt;0;[Personnage.H2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9])&gt;0;CONCATENATE(&quot;'&quot;;[Personnage.F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9])&gt;0;CONCATENATE(&quot;'&quot;;[Personnage.J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0]" office:value-type="float" office:value="19">
            <text:p>19</text:p>
          </table:table-cell>
          <table:table-cell office:value-type="string">
            <text:p>,</text:p>
          </table:table-cell>
          <table:table-cell table:formula="of:=IF(LEN([Personnage.B30])&gt;0;[Personnage.B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0])&gt;0;CONCATENATE(&quot;'&quot;;[Personnage.I3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30])&gt;0;[Personnage.H3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0])&gt;0;CONCATENATE(&quot;'&quot;;[Personnage.F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0])&gt;0;CONCATENATE(&quot;'&quot;;[Personnage.J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B31])&gt;0;[Personnage.B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1])&gt;0;CONCATENATE(&quot;'&quot;;[Personnage.I3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1]" office:value-type="float" office:value="-10">
            <text:p>-10</text:p>
          </table:table-cell>
          <table:table-cell office:value-type="string">
            <text:p>,</text:p>
          </table:table-cell>
          <table:table-cell table:formula="of:=IF(LEN([Personnage.H31])&gt;0;[Personnage.H3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1])&gt;0;CONCATENATE(&quot;'&quot;;[Personnage.F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1])&gt;0;CONCATENATE(&quot;'&quot;;[Personnage.J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2]" office:value-type="float" office:value="21">
            <text:p>21</text:p>
          </table:table-cell>
          <table:table-cell office:value-type="string">
            <text:p>,</text:p>
          </table:table-cell>
          <table:table-cell table:formula="of:=IF(LEN([Personnage.B32])&gt;0;[Personnage.B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2])&gt;0;CONCATENATE(&quot;'&quot;;[Personnage.I3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32])&gt;0;[Personnage.H3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2])&gt;0;CONCATENATE(&quot;'&quot;;[Personnage.F32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IF(LEN([Personnage.J32])&gt;0;CONCATENATE(&quot;'&quot;;[Personnage.J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3]" office:value-type="float" office:value="22">
            <text:p>22</text:p>
          </table:table-cell>
          <table:table-cell office:value-type="string">
            <text:p>,</text:p>
          </table:table-cell>
          <table:table-cell table:formula="of:=IF(LEN([Personnage.B33])&gt;0;[Personnage.B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3])&gt;0;CONCATENATE(&quot;'&quot;;[Personnage.I3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33])&gt;0;[Personnage.H3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3])&gt;0;CONCATENATE(&quot;'&quot;;[Personnage.F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3])&gt;0;CONCATENATE(&quot;'&quot;;[Personnage.J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4]" office:value-type="float" office:value="23">
            <text:p>23</text:p>
          </table:table-cell>
          <table:table-cell office:value-type="string">
            <text:p>,</text:p>
          </table:table-cell>
          <table:table-cell table:formula="of:=IF(LEN([Personnage.B34])&gt;0;[Personnage.B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4])&gt;0;CONCATENATE(&quot;'&quot;;[Personnage.I3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4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H34])&gt;0;[Personnage.H3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4])&gt;0;CONCATENATE(&quot;'&quot;;[Personnage.C34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D34])&gt;0;CONCATENATE(&quot;'&quot;;[Personnage.D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4])&gt;0;CONCATENATE(&quot;'&quot;;[Personnage.E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4])&gt;0;CONCATENATE(&quot;'&quot;;[Personnage.F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4])&gt;0;CONCATENATE(&quot;'&quot;;[Personnage.J34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5]" office:value-type="float" office:value="24">
            <text:p>24</text:p>
          </table:table-cell>
          <table:table-cell office:value-type="string">
            <text:p>,</text:p>
          </table:table-cell>
          <table:table-cell table:formula="of:=IF(LEN([Personnage.B35])&gt;0;[Personnage.B35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5])&gt;0;CONCATENATE(&quot;'&quot;;[Personnage.I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35])&gt;0;[Personnage.H3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5])&gt;0;CONCATENATE(&quot;'&quot;;[Personnage.C35];&quot;'&quot;);&quot;null&quot;)" office:value-type="string" office:string-value="'MORPH_ORIGIN'">
            <text:p>'MORPH_ORIGIN'</text:p>
          </table:table-cell>
          <table:table-cell office:value-type="string">
            <text:p>,</text:p>
          </table:table-cell>
          <table:table-cell table:formula="of:=IF(LEN([Personnage.D35])&gt;0;CONCATENATE(&quot;'&quot;;[Personnage.D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5])&gt;0;CONCATENATE(&quot;'&quot;;[Personnage.E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5])&gt;0;CONCATENATE(&quot;'&quot;;[Personnage.F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5])&gt;0;CONCATENATE(&quot;'&quot;;[Personnage.J35];&quot;'&quot;);&quot;null&quot;)" office:value-type="string" office:string-value="'BIO'">
            <text:p>'BI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6]" office:value-type="float" office:value="25">
            <text:p>25</text:p>
          </table:table-cell>
          <table:table-cell office:value-type="string">
            <text:p>,</text:p>
          </table:table-cell>
          <table:table-cell table:formula="of:=IF(LEN([Personnage.B36])&gt;0;[Personnage.B36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6])&gt;0;CONCATENATE(&quot;'&quot;;[Personnage.I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36])&gt;0;[Personnage.H3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6])&gt;0;CONCATENATE(&quot;'&quot;;[Personnage.C36];&quot;'&quot;);&quot;null&quot;)" office:value-type="string" office:string-value="'MORPH_MOVEMENT'">
            <text:p>'MORPH_MOVEMENT'</text:p>
          </table:table-cell>
          <table:table-cell office:value-type="string">
            <text:p>,</text:p>
          </table:table-cell>
          <table:table-cell table:formula="of:=IF(LEN([Personnage.D36])&gt;0;CONCATENATE(&quot;'&quot;;[Personnage.D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6])&gt;0;CONCATENATE(&quot;'&quot;;[Personnage.E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6])&gt;0;CONCATENATE(&quot;'&quot;;[Personnage.F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6])&gt;0;CONCATENATE(&quot;'&quot;;[Personnage.J36];&quot;'&quot;);&quot;null&quot;)" office:value-type="string" office:string-value="'4 / 20'">
            <text:p>'4 / 20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7]" office:value-type="float" office:value="26">
            <text:p>26</text:p>
          </table:table-cell>
          <table:table-cell office:value-type="string">
            <text:p>,</text:p>
          </table:table-cell>
          <table:table-cell table:formula="of:=IF(LEN([Personnage.B37])&gt;0;[Personnage.B37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7])&gt;0;CONCATENATE(&quot;'&quot;;[Personnage.I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37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H37])&gt;0;[Personnage.H3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7])&gt;0;CONCATENATE(&quot;'&quot;;[Personnage.C37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D37])&gt;0;CONCATENATE(&quot;'&quot;;[Personnage.D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7])&gt;0;CONCATENATE(&quot;'&quot;;[Personnage.E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7])&gt;0;CONCATENATE(&quot;'&quot;;[Personnage.F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7])&gt;0;CONCATENATE(&quot;'&quot;;[Personnage.J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8]" office:value-type="float" office:value="27">
            <text:p>27</text:p>
          </table:table-cell>
          <table:table-cell office:value-type="string">
            <text:p>,</text:p>
          </table:table-cell>
          <table:table-cell table:formula="of:=IF(LEN([Personnage.B38])&gt;0;[Personnage.B38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8])&gt;0;CONCATENATE(&quot;'&quot;;[Personnage.I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38])&gt;0;[Personnage.H3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8])&gt;0;CONCATENATE(&quot;'&quot;;[Personnage.C38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D38])&gt;0;CONCATENATE(&quot;'&quot;;[Personnage.D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8])&gt;0;CONCATENATE(&quot;'&quot;;[Personnage.E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8])&gt;0;CONCATENATE(&quot;'&quot;;[Personnage.F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8])&gt;0;CONCATENATE(&quot;'&quot;;[Personnage.J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9]" office:value-type="float" office:value="28">
            <text:p>28</text:p>
          </table:table-cell>
          <table:table-cell office:value-type="string">
            <text:p>,</text:p>
          </table:table-cell>
          <table:table-cell table:formula="of:=IF(LEN([Personnage.B39])&gt;0;[Personnage.B39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39])&gt;0;CONCATENATE(&quot;'&quot;;[Personnage.I39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39])&gt;0;[Personnage.H3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39])&gt;0;CONCATENATE(&quot;'&quot;;[Personnage.C3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9])&gt;0;CONCATENATE(&quot;'&quot;;[Personnage.D39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39])&gt;0;CONCATENATE(&quot;'&quot;;[Personnage.E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9])&gt;0;CONCATENATE(&quot;'&quot;;[Personnage.F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39])&gt;0;CONCATENATE(&quot;'&quot;;[Personnage.J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0]" office:value-type="float" office:value="29">
            <text:p>29</text:p>
          </table:table-cell>
          <table:table-cell office:value-type="string">
            <text:p>,</text:p>
          </table:table-cell>
          <table:table-cell table:formula="of:=IF(LEN([Personnage.B40])&gt;0;[Personnage.B40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0])&gt;0;CONCATENATE(&quot;'&quot;;[Personnage.I40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0])&gt;0;[Personnage.H4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0])&gt;0;CONCATENATE(&quot;'&quot;;[Personnage.C4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0])&gt;0;CONCATENATE(&quot;'&quot;;[Personnage.D40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0])&gt;0;CONCATENATE(&quot;'&quot;;[Personnage.E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0])&gt;0;CONCATENATE(&quot;'&quot;;[Personnage.F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0])&gt;0;CONCATENATE(&quot;'&quot;;[Personnage.J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B41])&gt;0;[Personnage.B41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1])&gt;0;CONCATENATE(&quot;'&quot;;[Personnage.I41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1])&gt;0;[Personnage.H4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1])&gt;0;CONCATENATE(&quot;'&quot;;[Personnage.C4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1])&gt;0;CONCATENATE(&quot;'&quot;;[Personnage.D41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1])&gt;0;CONCATENATE(&quot;'&quot;;[Personnage.E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1])&gt;0;CONCATENATE(&quot;'&quot;;[Personnage.F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1])&gt;0;CONCATENATE(&quot;'&quot;;[Personnage.J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2]" office:value-type="float" office:value="31">
            <text:p>31</text:p>
          </table:table-cell>
          <table:table-cell office:value-type="string">
            <text:p>,</text:p>
          </table:table-cell>
          <table:table-cell table:formula="of:=IF(LEN([Personnage.B42])&gt;0;[Personnage.B42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2])&gt;0;CONCATENATE(&quot;'&quot;;[Personnage.I42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2])&gt;0;[Personnage.H4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2])&gt;0;CONCATENATE(&quot;'&quot;;[Personnage.C4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2])&gt;0;CONCATENATE(&quot;'&quot;;[Personnage.D42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42])&gt;0;CONCATENATE(&quot;'&quot;;[Personnage.E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2])&gt;0;CONCATENATE(&quot;'&quot;;[Personnage.F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2])&gt;0;CONCATENATE(&quot;'&quot;;[Personnage.J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3]" office:value-type="float" office:value="32">
            <text:p>32</text:p>
          </table:table-cell>
          <table:table-cell office:value-type="string">
            <text:p>,</text:p>
          </table:table-cell>
          <table:table-cell table:formula="of:=IF(LEN([Personnage.B43])&gt;0;[Personnage.B43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3])&gt;0;CONCATENATE(&quot;'&quot;;[Personnage.I43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3])&gt;0;[Personnage.H4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3])&gt;0;CONCATENATE(&quot;'&quot;;[Personnage.C4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3])&gt;0;CONCATENATE(&quot;'&quot;;[Personnage.D43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3])&gt;0;CONCATENATE(&quot;'&quot;;[Personnage.E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3])&gt;0;CONCATENATE(&quot;'&quot;;[Personnage.F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3])&gt;0;CONCATENATE(&quot;'&quot;;[Personnage.J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4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B44])&gt;0;[Personnage.B44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4])&gt;0;CONCATENATE(&quot;'&quot;;[Personnage.I44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4])&gt;0;[Personnage.H4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4])&gt;0;CONCATENATE(&quot;'&quot;;[Personnage.D44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4])&gt;0;CONCATENATE(&quot;'&quot;;[Personnage.F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4])&gt;0;CONCATENATE(&quot;'&quot;;[Personnage.J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5]" office:value-type="float" office:value="34">
            <text:p>34</text:p>
          </table:table-cell>
          <table:table-cell office:value-type="string">
            <text:p>,</text:p>
          </table:table-cell>
          <table:table-cell table:formula="of:=IF(LEN([Personnage.B45])&gt;0;[Personnage.B45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5])&gt;0;CONCATENATE(&quot;'&quot;;[Personnage.I45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5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45])&gt;0;[Personnage.H4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5])&gt;0;CONCATENATE(&quot;'&quot;;[Personnage.D45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5])&gt;0;CONCATENATE(&quot;'&quot;;[Personnage.F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5])&gt;0;CONCATENATE(&quot;'&quot;;[Personnage.J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6]" office:value-type="float" office:value="35">
            <text:p>35</text:p>
          </table:table-cell>
          <table:table-cell office:value-type="string">
            <text:p>,</text:p>
          </table:table-cell>
          <table:table-cell table:formula="of:=IF(LEN([Personnage.B46])&gt;0;[Personnage.B46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6])&gt;0;CONCATENATE(&quot;'&quot;;[Personnage.I46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46])&gt;0;[Personnage.H4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6])&gt;0;CONCATENATE(&quot;'&quot;;[Personnage.D46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6])&gt;0;CONCATENATE(&quot;'&quot;;[Personnage.F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6])&gt;0;CONCATENATE(&quot;'&quot;;[Personnage.J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7]" office:value-type="float" office:value="36">
            <text:p>36</text:p>
          </table:table-cell>
          <table:table-cell office:value-type="string">
            <text:p>,</text:p>
          </table:table-cell>
          <table:table-cell table:formula="of:=IF(LEN([Personnage.B47])&gt;0;[Personnage.B47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7])&gt;0;CONCATENATE(&quot;'&quot;;[Personnage.I47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7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47])&gt;0;[Personnage.H4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7])&gt;0;CONCATENATE(&quot;'&quot;;[Personnage.F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7])&gt;0;CONCATENATE(&quot;'&quot;;[Personnage.J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8]" office:value-type="float" office:value="37">
            <text:p>37</text:p>
          </table:table-cell>
          <table:table-cell office:value-type="string">
            <text:p>,</text:p>
          </table:table-cell>
          <table:table-cell table:formula="of:=IF(LEN([Personnage.B48])&gt;0;[Personnage.B48];&quot;null&quot;)" office:value-type="float" office:value="56">
            <text:p>56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8])&gt;0;CONCATENATE(&quot;'&quot;;[Personnage.I48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48])&gt;0;[Personnage.H4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8])&gt;0;CONCATENATE(&quot;'&quot;;[Personnage.F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8])&gt;0;CONCATENATE(&quot;'&quot;;[Personnage.J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9]" office:value-type="float" office:value="38">
            <text:p>38</text:p>
          </table:table-cell>
          <table:table-cell office:value-type="string">
            <text:p>,</text:p>
          </table:table-cell>
          <table:table-cell table:formula="of:=IF(LEN([Personnage.B49])&gt;0;[Personnage.B49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49])&gt;0;CONCATENATE(&quot;'&quot;;[Personnage.I49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9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49])&gt;0;[Personnage.H4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9])&gt;0;CONCATENATE(&quot;'&quot;;[Personnage.F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49])&gt;0;CONCATENATE(&quot;'&quot;;[Personnage.J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0]" office:value-type="float" office:value="39">
            <text:p>39</text:p>
          </table:table-cell>
          <table:table-cell office:value-type="string">
            <text:p>,</text:p>
          </table:table-cell>
          <table:table-cell table:formula="of:=IF(LEN([Personnage.B50])&gt;0;[Personnage.B50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0])&gt;0;CONCATENATE(&quot;'&quot;;[Personnage.I50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50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50])&gt;0;[Personnage.H5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0])&gt;0;CONCATENATE(&quot;'&quot;;[Personnage.F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0])&gt;0;CONCATENATE(&quot;'&quot;;[Personnage.J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B51])&gt;0;[Personnage.B51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1])&gt;0;CONCATENATE(&quot;'&quot;;[Personnage.I51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5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51])&gt;0;[Personnage.H5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1])&gt;0;CONCATENATE(&quot;'&quot;;[Personnage.F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1])&gt;0;CONCATENATE(&quot;'&quot;;[Personnage.J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2]" office:value-type="float" office:value="41">
            <text:p>41</text:p>
          </table:table-cell>
          <table:table-cell office:value-type="string">
            <text:p>,</text:p>
          </table:table-cell>
          <table:table-cell table:formula="of:=IF(LEN([Personnage.B52])&gt;0;[Personnage.B52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2])&gt;0;CONCATENATE(&quot;'&quot;;[Personnage.I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2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H52])&gt;0;[Personnage.H5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2])&gt;0;CONCATENATE(&quot;'&quot;;[Personnage.F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2])&gt;0;CONCATENATE(&quot;'&quot;;[Personnage.J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3]" office:value-type="float" office:value="42">
            <text:p>42</text:p>
          </table:table-cell>
          <table:table-cell office:value-type="string">
            <text:p>,</text:p>
          </table:table-cell>
          <table:table-cell table:formula="of:=IF(LEN([Personnage.B53])&gt;0;[Personnage.B53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3])&gt;0;CONCATENATE(&quot;'&quot;;[Personnage.I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3])&gt;0;[Personnage.H5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3])&gt;0;CONCATENATE(&quot;'&quot;;[Personnage.F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3])&gt;0;CONCATENATE(&quot;'&quot;;[Personnage.J53];&quot;'&quot;);&quot;null&quot;)" office:value-type="string" office:string-value="'Bio-modes Basiques'">
            <text:p>'Bio-modes Bas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4]" office:value-type="float" office:value="43">
            <text:p>43</text:p>
          </table:table-cell>
          <table:table-cell office:value-type="string">
            <text:p>,</text:p>
          </table:table-cell>
          <table:table-cell table:formula="of:=IF(LEN([Personnage.B54])&gt;0;[Personnage.B54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4])&gt;0;CONCATENATE(&quot;'&quot;;[Personnage.I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4])&gt;0;[Personnage.H5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4])&gt;0;CONCATENATE(&quot;'&quot;;[Personnage.F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4])&gt;0;CONCATENATE(&quot;'&quot;;[Personnage.J54];&quot;'&quot;);&quot;null&quot;)" office:value-type="string" office:string-value="'Implants Réseau de Base'">
            <text:p>'Implants Réseau de Bas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5]" office:value-type="float" office:value="44">
            <text:p>44</text:p>
          </table:table-cell>
          <table:table-cell office:value-type="string">
            <text:p>,</text:p>
          </table:table-cell>
          <table:table-cell table:formula="of:=IF(LEN([Personnage.B55])&gt;0;[Personnage.B55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5])&gt;0;CONCATENATE(&quot;'&quot;;[Personnage.I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5])&gt;0;[Personnage.H5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5])&gt;0;CONCATENATE(&quot;'&quot;;[Personnage.F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5])&gt;0;CONCATENATE(&quot;'&quot;;[Personnage.J55];&quot;'&quot;);&quot;null&quot;)" office:value-type="string" office:string-value="'Armure Biotissée (légère)'">
            <text:p>'Armure Biotissée (légère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6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B56])&gt;0;[Personnage.B56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6])&gt;0;CONCATENATE(&quot;'&quot;;[Personnage.I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6])&gt;0;[Personnage.H5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6])&gt;0;CONCATENATE(&quot;'&quot;;[Personnage.F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6])&gt;0;CONCATENATE(&quot;'&quot;;[Personnage.J56];&quot;'&quot;);&quot;null&quot;)" office:value-type="string" office:string-value="'Pile Corticale'">
            <text:p>'Pile Cortic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7]" office:value-type="float" office:value="46">
            <text:p>46</text:p>
          </table:table-cell>
          <table:table-cell office:value-type="string">
            <text:p>,</text:p>
          </table:table-cell>
          <table:table-cell table:formula="of:=IF(LEN([Personnage.B57])&gt;0;[Personnage.B57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7])&gt;0;CONCATENATE(&quot;'&quot;;[Personnage.I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7])&gt;0;[Personnage.H5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7])&gt;0;CONCATENATE(&quot;'&quot;;[Personnage.F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7])&gt;0;CONCATENATE(&quot;'&quot;;[Personnage.J57];&quot;'&quot;);&quot;null&quot;)" office:value-type="string" office:string-value="'Vision Améliorée'">
            <text:p>'Vis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8]" office:value-type="float" office:value="47">
            <text:p>47</text:p>
          </table:table-cell>
          <table:table-cell office:value-type="string">
            <text:p>,</text:p>
          </table:table-cell>
          <table:table-cell table:formula="of:=IF(LEN([Personnage.B58])&gt;0;[Personnage.B58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8])&gt;0;CONCATENATE(&quot;'&quot;;[Personnage.I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8])&gt;0;[Personnage.H5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8])&gt;0;CONCATENATE(&quot;'&quot;;[Personnage.F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8])&gt;0;CONCATENATE(&quot;'&quot;;[Personnage.J58];&quot;'&quot;);&quot;null&quot;)" office:value-type="string" office:string-value="'Neurachem (Niveau 1)'">
            <text:p>'Neurachem (Niveau 1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9]" office:value-type="float" office:value="48">
            <text:p>48</text:p>
          </table:table-cell>
          <table:table-cell office:value-type="string">
            <text:p>,</text:p>
          </table:table-cell>
          <table:table-cell table:formula="of:=IF(LEN([Personnage.B59])&gt;0;[Personnage.B59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59])&gt;0;CONCATENATE(&quot;'&quot;;[Personnage.I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59])&gt;0;[Personnage.H5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9])&gt;0;CONCATENATE(&quot;'&quot;;[Personnage.F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59])&gt;0;CONCATENATE(&quot;'&quot;;[Personnage.J59];&quot;'&quot;);&quot;null&quot;)" office:value-type="string" office:string-value="'Filtres Toxémiques'">
            <text:p>'Filtres Toxém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0]" office:value-type="float" office:value="49">
            <text:p>49</text:p>
          </table:table-cell>
          <table:table-cell office:value-type="string">
            <text:p>,</text:p>
          </table:table-cell>
          <table:table-cell table:formula="of:=IF(LEN([Personnage.B60])&gt;0;[Personnage.B60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0])&gt;0;CONCATENATE(&quot;'&quot;;[Personnage.I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0])&gt;0;[Personnage.H6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0])&gt;0;CONCATENATE(&quot;'&quot;;[Personnage.F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0])&gt;0;CONCATENATE(&quot;'&quot;;[Personnage.J60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1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B61])&gt;0;[Personnage.B61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1])&gt;0;CONCATENATE(&quot;'&quot;;[Personnage.I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1])&gt;0;[Personnage.H6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1])&gt;0;CONCATENATE(&quot;'&quot;;[Personnage.F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1])&gt;0;CONCATENATE(&quot;'&quot;;[Personnage.J61];&quot;'&quot;);&quot;null&quot;)" office:value-type="string" office:string-value="'Augmentation Mnémonique'">
            <text:p>'Augmentation Mnémon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2]" office:value-type="float" office:value="51">
            <text:p>51</text:p>
          </table:table-cell>
          <table:table-cell office:value-type="string">
            <text:p>,</text:p>
          </table:table-cell>
          <table:table-cell table:formula="of:=IF(LEN([Personnage.B62])&gt;0;[Personnage.B62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2])&gt;0;CONCATENATE(&quot;'&quot;;[Personnage.I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2])&gt;0;[Personnage.H6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2])&gt;0;CONCATENATE(&quot;'&quot;;[Personnage.F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2])&gt;0;CONCATENATE(&quot;'&quot;;[Personnage.J62];&quot;'&quot;);&quot;null&quot;)" office:value-type="string" office:string-value="'Ouïe Améliorée'">
            <text:p>'Ouïe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3]" office:value-type="float" office:value="52">
            <text:p>52</text:p>
          </table:table-cell>
          <table:table-cell office:value-type="string">
            <text:p>,</text:p>
          </table:table-cell>
          <table:table-cell table:formula="of:=IF(LEN([Personnage.B63])&gt;0;[Personnage.B63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3])&gt;0;CONCATENATE(&quot;'&quot;;[Personnage.I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3])&gt;0;[Personnage.H6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3])&gt;0;CONCATENATE(&quot;'&quot;;[Personnage.F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3])&gt;0;CONCATENATE(&quot;'&quot;;[Personnage.J63];&quot;'&quot;);&quot;null&quot;)" office:value-type="string" office:string-value="'Émetteur Térahertz'">
            <text:p>'Émetteur Térahert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4]" office:value-type="float" office:value="53">
            <text:p>53</text:p>
          </table:table-cell>
          <table:table-cell office:value-type="string">
            <text:p>,</text:p>
          </table:table-cell>
          <table:table-cell table:formula="of:=IF(LEN([Personnage.B64])&gt;0;[Personnage.B64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4])&gt;0;CONCATENATE(&quot;'&quot;;[Personnage.I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4])&gt;0;[Personnage.H6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4])&gt;0;CONCATENATE(&quot;'&quot;;[Personnage.F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4])&gt;0;CONCATENATE(&quot;'&quot;;[Personnage.J64];&quot;'&quot;);&quot;null&quot;)" office:value-type="string" office:string-value="'Médicachines'">
            <text:p>'Médicachin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5]" office:value-type="float" office:value="54">
            <text:p>54</text:p>
          </table:table-cell>
          <table:table-cell office:value-type="string">
            <text:p>,</text:p>
          </table:table-cell>
          <table:table-cell table:formula="of:=IF(LEN([Personnage.B65])&gt;0;[Personnage.B65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5])&gt;0;CONCATENATE(&quot;'&quot;;[Personnage.I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5])&gt;0;[Personnage.H6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5])&gt;0;CONCATENATE(&quot;'&quot;;[Personnage.F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5])&gt;0;CONCATENATE(&quot;'&quot;;[Personnage.J65];&quot;'&quot;);&quot;null&quot;)" office:value-type="string" office:string-value="'Nanophages'">
            <text:p>'Nanophag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6]" office:value-type="float" office:value="55">
            <text:p>55</text:p>
          </table:table-cell>
          <table:table-cell office:value-type="string">
            <text:p>,</text:p>
          </table:table-cell>
          <table:table-cell table:formula="of:=IF(LEN([Personnage.B66])&gt;0;[Personnage.B66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6])&gt;0;CONCATENATE(&quot;'&quot;;[Personnage.I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6])&gt;0;[Personnage.H6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6])&gt;0;CONCATENATE(&quot;'&quot;;[Personnage.F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6])&gt;0;CONCATENATE(&quot;'&quot;;[Personnage.J66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7]" office:value-type="float" office:value="56">
            <text:p>56</text:p>
          </table:table-cell>
          <table:table-cell office:value-type="string">
            <text:p>,</text:p>
          </table:table-cell>
          <table:table-cell table:formula="of:=IF(LEN([Personnage.B67])&gt;0;[Personnage.B67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7])&gt;0;CONCATENATE(&quot;'&quot;;[Personnage.I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7])&gt;0;[Personnage.H6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7])&gt;0;CONCATENATE(&quot;'&quot;;[Personnage.F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7])&gt;0;CONCATENATE(&quot;'&quot;;[Personnage.J67];&quot;'&quot;);&quot;null&quot;)" office:value-type="string" office:string-value="'Stimulation Surrénale'">
            <text:p>'Stimulation Surrén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8]" office:value-type="float" office:value="57">
            <text:p>57</text:p>
          </table:table-cell>
          <table:table-cell office:value-type="string">
            <text:p>,</text:p>
          </table:table-cell>
          <table:table-cell table:formula="of:=IF(LEN([Personnage.B68])&gt;0;[Personnage.B68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8])&gt;0;CONCATENATE(&quot;'&quot;;[Personnage.I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8])&gt;0;[Personnage.H6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8])&gt;0;CONCATENATE(&quot;'&quot;;[Personnage.F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8])&gt;0;CONCATENATE(&quot;'&quot;;[Personnage.J68];&quot;'&quot;);&quot;null&quot;)" office:value-type="string" office:string-value="'Régulation Thermique'">
            <text:p>'Régulation Therm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9]" office:value-type="float" office:value="58">
            <text:p>58</text:p>
          </table:table-cell>
          <table:table-cell office:value-type="string">
            <text:p>,</text:p>
          </table:table-cell>
          <table:table-cell table:formula="of:=IF(LEN([Personnage.B69])&gt;0;[Personnage.B69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69])&gt;0;CONCATENATE(&quot;'&quot;;[Personnage.I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69])&gt;0;[Personnage.H6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9])&gt;0;CONCATENATE(&quot;'&quot;;[Personnage.F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69])&gt;0;CONCATENATE(&quot;'&quot;;[Personnage.J69];&quot;'&quot;);&quot;null&quot;)" office:value-type="string" office:string-value="'Respiration Améliorée'">
            <text:p>'Respirat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0]" office:value-type="float" office:value="59">
            <text:p>59</text:p>
          </table:table-cell>
          <table:table-cell office:value-type="string">
            <text:p>,</text:p>
          </table:table-cell>
          <table:table-cell table:formula="of:=IF(LEN([Personnage.B70])&gt;0;[Personnage.B70];&quot;null&quot;)"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0])&gt;0;CONCATENATE(&quot;'&quot;;[Personnage.I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70])&gt;0;[Personnage.H7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'HYPER_LINGUIST'">
            <text:p>'HYPER_LINGUIST'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0])&gt;0;CONCATENATE(&quot;'&quot;;[Personnage.F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0])&gt;0;CONCATENATE(&quot;'&quot;;[Personnage.J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B71])&gt;0;[Personnage.B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1])&gt;0;CONCATENATE(&quot;'&quot;;[Personnage.I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71])&gt;0;[Personnage.H7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1])&gt;0;CONCATENATE(&quot;'&quot;;[Personnage.F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1])&gt;0;CONCATENATE(&quot;'&quot;;[Personnage.J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2]" office:value-type="float" office:value="61">
            <text:p>61</text:p>
          </table:table-cell>
          <table:table-cell office:value-type="string">
            <text:p>,</text:p>
          </table:table-cell>
          <table:table-cell table:formula="of:=IF(LEN([Personnage.B72])&gt;0;[Personnage.B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2])&gt;0;CONCATENATE(&quot;'&quot;;[Personnage.I7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H72])&gt;0;[Personnage.H72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2])&gt;0;CONCATENATE(&quot;'&quot;;[Personnage.F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2])&gt;0;CONCATENATE(&quot;'&quot;;[Personnage.J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3]" office:value-type="float" office:value="62">
            <text:p>62</text:p>
          </table:table-cell>
          <table:table-cell office:value-type="string">
            <text:p>,</text:p>
          </table:table-cell>
          <table:table-cell table:formula="of:=IF(LEN([Personnage.B73])&gt;0;[Personnage.B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3])&gt;0;CONCATENATE(&quot;'&quot;;[Personnage.I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3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73])&gt;0;[Personnage.H7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3])&gt;0;CONCATENATE(&quot;'&quot;;[Personnage.F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3])&gt;0;CONCATENATE(&quot;'&quot;;[Personnage.J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4]" office:value-type="float" office:value="63">
            <text:p>63</text:p>
          </table:table-cell>
          <table:table-cell office:value-type="string">
            <text:p>,</text:p>
          </table:table-cell>
          <table:table-cell table:formula="of:=IF(LEN([Personnage.B74])&gt;0;[Personnage.B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4])&gt;0;CONCATENATE(&quot;'&quot;;[Personnage.I7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74])&gt;0;[Personnage.H74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4])&gt;0;CONCATENATE(&quot;'&quot;;[Personnage.F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4])&gt;0;CONCATENATE(&quot;'&quot;;[Personnage.J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5]" office:value-type="float" office:value="64">
            <text:p>64</text:p>
          </table:table-cell>
          <table:table-cell office:value-type="string">
            <text:p>,</text:p>
          </table:table-cell>
          <table:table-cell table:formula="of:=IF(LEN([Personnage.B75])&gt;0;[Personnage.B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5])&gt;0;CONCATENATE(&quot;'&quot;;[Personnage.I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5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75])&gt;0;[Personnage.H7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5])&gt;0;CONCATENATE(&quot;'&quot;;[Personnage.F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5])&gt;0;CONCATENATE(&quot;'&quot;;[Personnage.J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6]" office:value-type="float" office:value="65">
            <text:p>65</text:p>
          </table:table-cell>
          <table:table-cell office:value-type="string">
            <text:p>,</text:p>
          </table:table-cell>
          <table:table-cell table:formula="of:=IF(LEN([Personnage.B76])&gt;0;[Personnage.B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6])&gt;0;CONCATENATE(&quot;'&quot;;[Personnage.I7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76])&gt;0;[Personnage.H76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6])&gt;0;CONCATENATE(&quot;'&quot;;[Personnage.F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6])&gt;0;CONCATENATE(&quot;'&quot;;[Personnage.J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7]" office:value-type="float" office:value="66">
            <text:p>66</text:p>
          </table:table-cell>
          <table:table-cell office:value-type="string">
            <text:p>,</text:p>
          </table:table-cell>
          <table:table-cell table:formula="of:=IF(LEN([Personnage.B77])&gt;0;[Personnage.B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7])&gt;0;CONCATENATE(&quot;'&quot;;[Personnage.I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77])&gt;0;[Personnage.H7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7])&gt;0;CONCATENATE(&quot;'&quot;;[Personnage.F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7])&gt;0;CONCATENATE(&quot;'&quot;;[Personnage.J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8]" office:value-type="float" office:value="67">
            <text:p>67</text:p>
          </table:table-cell>
          <table:table-cell office:value-type="string">
            <text:p>,</text:p>
          </table:table-cell>
          <table:table-cell table:formula="of:=IF(LEN([Personnage.B78])&gt;0;[Personnage.B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8])&gt;0;CONCATENATE(&quot;'&quot;;[Personnage.I7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78])&gt;0;[Personnage.H78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8])&gt;0;CONCATENATE(&quot;'&quot;;[Personnage.F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8])&gt;0;CONCATENATE(&quot;'&quot;;[Personnage.J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9]" office:value-type="float" office:value="68">
            <text:p>68</text:p>
          </table:table-cell>
          <table:table-cell office:value-type="string">
            <text:p>,</text:p>
          </table:table-cell>
          <table:table-cell table:formula="of:=IF(LEN([Personnage.B79])&gt;0;[Personnage.B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79])&gt;0;CONCATENATE(&quot;'&quot;;[Personnage.I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79])&gt;0;[Personnage.H7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9])&gt;0;CONCATENATE(&quot;'&quot;;[Personnage.F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79])&gt;0;CONCATENATE(&quot;'&quot;;[Personnage.J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0]" office:value-type="float" office:value="69">
            <text:p>69</text:p>
          </table:table-cell>
          <table:table-cell office:value-type="string">
            <text:p>,</text:p>
          </table:table-cell>
          <table:table-cell table:formula="of:=IF(LEN([Personnage.B80])&gt;0;[Personnage.B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0])&gt;0;CONCATENATE(&quot;'&quot;;[Personnage.I8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80])&gt;0;[Personnage.H80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0])&gt;0;CONCATENATE(&quot;'&quot;;[Personnage.F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0])&gt;0;CONCATENATE(&quot;'&quot;;[Personnage.J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1]" office:value-type="float" office:value="70">
            <text:p>70</text:p>
          </table:table-cell>
          <table:table-cell office:value-type="string">
            <text:p>,</text:p>
          </table:table-cell>
          <table:table-cell table:formula="of:=IF(LEN([Personnage.B81])&gt;0;[Personnage.B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1])&gt;0;CONCATENATE(&quot;'&quot;;[Personnage.I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8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81])&gt;0;[Personnage.H8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1])&gt;0;CONCATENATE(&quot;'&quot;;[Personnage.F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1])&gt;0;CONCATENATE(&quot;'&quot;;[Personnage.J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2]" office:value-type="float" office:value="71">
            <text:p>71</text:p>
          </table:table-cell>
          <table:table-cell office:value-type="string">
            <text:p>,</text:p>
          </table:table-cell>
          <table:table-cell table:formula="of:=IF(LEN([Personnage.B82])&gt;0;[Personnage.B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2])&gt;0;CONCATENATE(&quot;'&quot;;[Personnage.I8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H82])&gt;0;[Personnage.H82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2])&gt;0;CONCATENATE(&quot;'&quot;;[Personnage.F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2])&gt;0;CONCATENATE(&quot;'&quot;;[Personnage.J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3]" office:value-type="float" office:value="72">
            <text:p>72</text:p>
          </table:table-cell>
          <table:table-cell office:value-type="string">
            <text:p>,</text:p>
          </table:table-cell>
          <table:table-cell table:formula="of:=IF(LEN([Personnage.B83])&gt;0;[Personnage.B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3])&gt;0;CONCATENATE(&quot;'&quot;;[Personnage.I8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83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83])&gt;0;[Personnage.H8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3])&gt;0;CONCATENATE(&quot;'&quot;;[Personnage.F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3])&gt;0;CONCATENATE(&quot;'&quot;;[Personnage.J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4]" office:value-type="float" office:value="73">
            <text:p>73</text:p>
          </table:table-cell>
          <table:table-cell office:value-type="string">
            <text:p>,</text:p>
          </table:table-cell>
          <table:table-cell table:formula="of:=IF(LEN([Personnage.B84])&gt;0;[Personnage.B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4])&gt;0;CONCATENATE(&quot;'&quot;;[Personnage.I8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4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H84])&gt;0;[Personnage.H84];1)" office:value-type="float" office:value="0.1">
            <text:p>0.1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4])&gt;0;CONCATENATE(&quot;'&quot;;[Personnage.F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4])&gt;0;CONCATENATE(&quot;'&quot;;[Personnage.J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5]" office:value-type="float" office:value="74">
            <text:p>74</text:p>
          </table:table-cell>
          <table:table-cell office:value-type="string">
            <text:p>,</text:p>
          </table:table-cell>
          <table:table-cell table:formula="of:=IF(LEN([Personnage.B85])&gt;0;[Personnage.B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5])&gt;0;CONCATENATE(&quot;'&quot;;[Personnage.I8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85])&gt;0;[Personnage.H8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5])&gt;0;CONCATENATE(&quot;'&quot;;[Personnage.C85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85])&gt;0;CONCATENATE(&quot;'&quot;;[Personnage.D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5])&gt;0;CONCATENATE(&quot;'&quot;;[Personnage.E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5])&gt;0;CONCATENATE(&quot;'&quot;;[Personnage.F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5])&gt;0;CONCATENATE(&quot;'&quot;;[Personnage.J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6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B86])&gt;0;[Personnage.B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6])&gt;0;CONCATENATE(&quot;'&quot;;[Personnage.I8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86])&gt;0;[Personnage.H8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6])&gt;0;CONCATENATE(&quot;'&quot;;[Personnage.C8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6])&gt;0;CONCATENATE(&quot;'&quot;;[Personnage.D86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6])&gt;0;CONCATENATE(&quot;'&quot;;[Personnage.E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6])&gt;0;CONCATENATE(&quot;'&quot;;[Personnage.F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6])&gt;0;CONCATENATE(&quot;'&quot;;[Personnage.J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7]" office:value-type="float" office:value="76">
            <text:p>76</text:p>
          </table:table-cell>
          <table:table-cell office:value-type="string">
            <text:p>,</text:p>
          </table:table-cell>
          <table:table-cell table:formula="of:=IF(LEN([Personnage.B87])&gt;0;[Personnage.B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7])&gt;0;CONCATENATE(&quot;'&quot;;[Personnage.I87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87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87])&gt;0;[Personnage.H8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7])&gt;0;CONCATENATE(&quot;'&quot;;[Personnage.C8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7])&gt;0;CONCATENATE(&quot;'&quot;;[Personnage.D87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7])&gt;0;CONCATENATE(&quot;'&quot;;[Personnage.E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7])&gt;0;CONCATENATE(&quot;'&quot;;[Personnage.F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7])&gt;0;CONCATENATE(&quot;'&quot;;[Personnage.J87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8]" office:value-type="float" office:value="77">
            <text:p>77</text:p>
          </table:table-cell>
          <table:table-cell office:value-type="string">
            <text:p>,</text:p>
          </table:table-cell>
          <table:table-cell table:formula="of:=IF(LEN([Personnage.B88])&gt;0;[Personnage.B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8])&gt;0;CONCATENATE(&quot;'&quot;;[Personnage.I8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88])&gt;0;[Personnage.H88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88])&gt;0;CONCATENATE(&quot;'&quot;;[Personnage.C8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8])&gt;0;CONCATENATE(&quot;'&quot;;[Personnage.D88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8])&gt;0;CONCATENATE(&quot;'&quot;;[Personnage.E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8])&gt;0;CONCATENATE(&quot;'&quot;;[Personnage.F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8])&gt;0;CONCATENATE(&quot;'&quot;;[Personnage.J88];&quot;'&quot;);&quot;null&quot;)" office:value-type="string" office:string-value="'Sp:Aplomb'">
            <text:p>'Sp:Aplomb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9]" office:value-type="float" office:value="78">
            <text:p>78</text:p>
          </table:table-cell>
          <table:table-cell office:value-type="string">
            <text:p>,</text:p>
          </table:table-cell>
          <table:table-cell table:formula="of:=IF(LEN([Personnage.B89])&gt;0;[Personnage.B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89])&gt;0;CONCATENATE(&quot;'&quot;;[Personnage.I8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9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89])&gt;0;[Personnage.H8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89])&gt;0;CONCATENATE(&quot;'&quot;;[Personnage.C8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9])&gt;0;CONCATENATE(&quot;'&quot;;[Personnage.D89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E89])&gt;0;CONCATENATE(&quot;'&quot;;[Personnage.E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9])&gt;0;CONCATENATE(&quot;'&quot;;[Personnage.F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89])&gt;0;CONCATENATE(&quot;'&quot;;[Personnage.J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0]" office:value-type="float" office:value="79">
            <text:p>79</text:p>
          </table:table-cell>
          <table:table-cell office:value-type="string">
            <text:p>,</text:p>
          </table:table-cell>
          <table:table-cell table:formula="of:=IF(LEN([Personnage.B90])&gt;0;[Personnage.B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0])&gt;0;CONCATENATE(&quot;'&quot;;[Personnage.I9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H90])&gt;0;[Personnage.H9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0])&gt;0;CONCATENATE(&quot;'&quot;;[Personnage.C9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0])&gt;0;CONCATENATE(&quot;'&quot;;[Personnage.D90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E90])&gt;0;CONCATENATE(&quot;'&quot;;[Personnage.E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0])&gt;0;CONCATENATE(&quot;'&quot;;[Personnage.F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0])&gt;0;CONCATENATE(&quot;'&quot;;[Personnage.J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1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B91])&gt;0;[Personnage.B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1])&gt;0;CONCATENATE(&quot;'&quot;;[Personnage.I9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H91])&gt;0;[Personnage.H9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1])&gt;0;CONCATENATE(&quot;'&quot;;[Personnage.C9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1])&gt;0;CONCATENATE(&quot;'&quot;;[Personnage.D91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E91])&gt;0;CONCATENATE(&quot;'&quot;;[Personnage.E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1])&gt;0;CONCATENATE(&quot;'&quot;;[Personnage.F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1])&gt;0;CONCATENATE(&quot;'&quot;;[Personnage.J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2]" office:value-type="float" office:value="81">
            <text:p>81</text:p>
          </table:table-cell>
          <table:table-cell office:value-type="string">
            <text:p>,</text:p>
          </table:table-cell>
          <table:table-cell table:formula="of:=IF(LEN([Personnage.B92])&gt;0;[Personnage.B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2])&gt;0;CONCATENATE(&quot;'&quot;;[Personnage.I9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2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H92])&gt;0;[Personnage.H9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2])&gt;0;CONCATENATE(&quot;'&quot;;[Personnage.C9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2])&gt;0;CONCATENATE(&quot;'&quot;;[Personnage.D92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E92])&gt;0;CONCATENATE(&quot;'&quot;;[Personnage.E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2])&gt;0;CONCATENATE(&quot;'&quot;;[Personnage.F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2])&gt;0;CONCATENATE(&quot;'&quot;;[Personnage.J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3]" office:value-type="float" office:value="82">
            <text:p>82</text:p>
          </table:table-cell>
          <table:table-cell office:value-type="string">
            <text:p>,</text:p>
          </table:table-cell>
          <table:table-cell table:formula="of:=IF(LEN([Personnage.B93])&gt;0;[Personnage.B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3])&gt;0;CONCATENATE(&quot;'&quot;;[Personnage.I9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3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H93])&gt;0;[Personnage.H9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3])&gt;0;CONCATENATE(&quot;'&quot;;[Personnage.C9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3])&gt;0;CONCATENATE(&quot;'&quot;;[Personnage.D93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3])&gt;0;CONCATENATE(&quot;'&quot;;[Personnage.E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3])&gt;0;CONCATENATE(&quot;'&quot;;[Personnage.F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3])&gt;0;CONCATENATE(&quot;'&quot;;[Personnage.J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4]" office:value-type="float" office:value="83">
            <text:p>83</text:p>
          </table:table-cell>
          <table:table-cell office:value-type="string">
            <text:p>,</text:p>
          </table:table-cell>
          <table:table-cell table:formula="of:=IF(LEN([Personnage.B94])&gt;0;[Personnage.B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4])&gt;0;CONCATENATE(&quot;'&quot;;[Personnage.I9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94])&gt;0;[Personnage.H94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94])&gt;0;CONCATENATE(&quot;'&quot;;[Personnage.C9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4])&gt;0;CONCATENATE(&quot;'&quot;;[Personnage.D94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4])&gt;0;CONCATENATE(&quot;'&quot;;[Personnage.E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4])&gt;0;CONCATENATE(&quot;'&quot;;[Personnage.F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4])&gt;0;CONCATENATE(&quot;'&quot;;[Personnage.J94];&quot;'&quot;);&quot;null&quot;)" office:value-type="string" office:string-value="'Sp:Physique'">
            <text:p>'Sp:Phys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5]" office:value-type="float" office:value="84">
            <text:p>84</text:p>
          </table:table-cell>
          <table:table-cell office:value-type="string">
            <text:p>,</text:p>
          </table:table-cell>
          <table:table-cell table:formula="of:=IF(LEN([Personnage.B95])&gt;0;[Personnage.B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5])&gt;0;CONCATENATE(&quot;'&quot;;[Personnage.I9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95])&gt;0;[Personnage.H9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5])&gt;0;CONCATENATE(&quot;'&quot;;[Personnage.C9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5])&gt;0;CONCATENATE(&quot;'&quot;;[Personnage.D95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E95])&gt;0;CONCATENATE(&quot;'&quot;;[Personnage.E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5])&gt;0;CONCATENATE(&quot;'&quot;;[Personnage.F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5])&gt;0;CONCATENATE(&quot;'&quot;;[Personnage.J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6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B96])&gt;0;[Personnage.B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6])&gt;0;CONCATENATE(&quot;'&quot;;[Personnage.I9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96])&gt;0;[Personnage.H9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6])&gt;0;CONCATENATE(&quot;'&quot;;[Personnage.C9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6])&gt;0;CONCATENATE(&quot;'&quot;;[Personnage.D96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E96])&gt;0;CONCATENATE(&quot;'&quot;;[Personnage.E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6])&gt;0;CONCATENATE(&quot;'&quot;;[Personnage.F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6])&gt;0;CONCATENATE(&quot;'&quot;;[Personnage.J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7]" office:value-type="float" office:value="86">
            <text:p>86</text:p>
          </table:table-cell>
          <table:table-cell office:value-type="string">
            <text:p>,</text:p>
          </table:table-cell>
          <table:table-cell table:formula="of:=IF(LEN([Personnage.B97])&gt;0;[Personnage.B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7])&gt;0;CONCATENATE(&quot;'&quot;;[Personnage.I9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7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H97])&gt;0;[Personnage.H9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7])&gt;0;CONCATENATE(&quot;'&quot;;[Personnage.C9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7])&gt;0;CONCATENATE(&quot;'&quot;;[Personnage.D97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7])&gt;0;CONCATENATE(&quot;'&quot;;[Personnage.E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7])&gt;0;CONCATENATE(&quot;'&quot;;[Personnage.F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7])&gt;0;CONCATENATE(&quot;'&quot;;[Personnage.J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8]" office:value-type="float" office:value="87">
            <text:p>87</text:p>
          </table:table-cell>
          <table:table-cell office:value-type="string">
            <text:p>,</text:p>
          </table:table-cell>
          <table:table-cell table:formula="of:=IF(LEN([Personnage.B98])&gt;0;[Personnage.B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8])&gt;0;CONCATENATE(&quot;'&quot;;[Personnage.I9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98])&gt;0;[Personnage.H98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98])&gt;0;CONCATENATE(&quot;'&quot;;[Personnage.C9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8])&gt;0;CONCATENATE(&quot;'&quot;;[Personnage.D98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8])&gt;0;CONCATENATE(&quot;'&quot;;[Personnage.E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8])&gt;0;CONCATENATE(&quot;'&quot;;[Personnage.F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8])&gt;0;CONCATENATE(&quot;'&quot;;[Personnage.J98];&quot;'&quot;);&quot;null&quot;)" office:value-type="string" office:string-value="'Sp:Pistolets'">
            <text:p>'Sp:Pistolet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9]" office:value-type="float" office:value="88">
            <text:p>88</text:p>
          </table:table-cell>
          <table:table-cell office:value-type="string">
            <text:p>,</text:p>
          </table:table-cell>
          <table:table-cell table:formula="of:=IF(LEN([Personnage.B99])&gt;0;[Personnage.B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99])&gt;0;CONCATENATE(&quot;'&quot;;[Personnage.I9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9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H99])&gt;0;[Personnage.H9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99])&gt;0;CONCATENATE(&quot;'&quot;;[Personnage.C9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9])&gt;0;CONCATENATE(&quot;'&quot;;[Personnage.D99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99])&gt;0;CONCATENATE(&quot;'&quot;;[Personnage.E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9])&gt;0;CONCATENATE(&quot;'&quot;;[Personnage.F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99])&gt;0;CONCATENATE(&quot;'&quot;;[Personnage.J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0]" office:value-type="float" office:value="89">
            <text:p>89</text:p>
          </table:table-cell>
          <table:table-cell office:value-type="string">
            <text:p>,</text:p>
          </table:table-cell>
          <table:table-cell table:formula="of:=IF(LEN([Personnage.B100])&gt;0;[Personnage.B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0])&gt;0;CONCATENATE(&quot;'&quot;;[Personnage.I10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0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H100])&gt;0;[Personnage.H10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0])&gt;0;CONCATENATE(&quot;'&quot;;[Personnage.C10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0])&gt;0;CONCATENATE(&quot;'&quot;;[Personnage.D100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100])&gt;0;CONCATENATE(&quot;'&quot;;[Personnage.E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0])&gt;0;CONCATENATE(&quot;'&quot;;[Personnage.F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0])&gt;0;CONCATENATE(&quot;'&quot;;[Personnage.J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1]" office:value-type="float" office:value="90">
            <text:p>90</text:p>
          </table:table-cell>
          <table:table-cell office:value-type="string">
            <text:p>,</text:p>
          </table:table-cell>
          <table:table-cell table:formula="of:=IF(LEN([Personnage.B101])&gt;0;[Personnage.B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1])&gt;0;CONCATENATE(&quot;'&quot;;[Personnage.I10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101])&gt;0;[Personnage.H101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01])&gt;0;CONCATENATE(&quot;'&quot;;[Personnage.C10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1])&gt;0;CONCATENATE(&quot;'&quot;;[Personnage.D101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101])&gt;0;CONCATENATE(&quot;'&quot;;[Personnage.E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1])&gt;0;CONCATENATE(&quot;'&quot;;[Personnage.F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1])&gt;0;CONCATENATE(&quot;'&quot;;[Personnage.J101];&quot;'&quot;);&quot;null&quot;)" office:value-type="string" office:string-value="'Sp:Grenades'">
            <text:p>'Sp:Grenad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2]" office:value-type="float" office:value="91">
            <text:p>91</text:p>
          </table:table-cell>
          <table:table-cell office:value-type="string">
            <text:p>,</text:p>
          </table:table-cell>
          <table:table-cell table:formula="of:=IF(LEN([Personnage.B102])&gt;0;[Personnage.B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2])&gt;0;CONCATENATE(&quot;'&quot;;[Personnage.I10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2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02])&gt;0;[Personnage.H10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2])&gt;0;CONCATENATE(&quot;'&quot;;[Personnage.C10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2])&gt;0;CONCATENATE(&quot;'&quot;;[Personnage.D102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2])&gt;0;CONCATENATE(&quot;'&quot;;[Personnage.E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2])&gt;0;CONCATENATE(&quot;'&quot;;[Personnage.F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2])&gt;0;CONCATENATE(&quot;'&quot;;[Personnage.J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3]" office:value-type="float" office:value="92">
            <text:p>92</text:p>
          </table:table-cell>
          <table:table-cell office:value-type="string">
            <text:p>,</text:p>
          </table:table-cell>
          <table:table-cell table:formula="of:=IF(LEN([Personnage.B103])&gt;0;[Personnage.B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3])&gt;0;CONCATENATE(&quot;'&quot;;[Personnage.I10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3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103])&gt;0;[Personnage.H103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03])&gt;0;CONCATENATE(&quot;'&quot;;[Personnage.C10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3])&gt;0;CONCATENATE(&quot;'&quot;;[Personnage.D103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3])&gt;0;CONCATENATE(&quot;'&quot;;[Personnage.E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3])&gt;0;CONCATENATE(&quot;'&quot;;[Personnage.F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3])&gt;0;CONCATENATE(&quot;'&quot;;[Personnage.J103];&quot;'&quot;);&quot;null&quot;)" office:value-type="string" office:string-value="'Sp:Poings'">
            <text:p>'Sp:Poing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4]" office:value-type="float" office:value="93">
            <text:p>93</text:p>
          </table:table-cell>
          <table:table-cell office:value-type="string">
            <text:p>,</text:p>
          </table:table-cell>
          <table:table-cell table:formula="of:=IF(LEN([Personnage.B104])&gt;0;[Personnage.B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4])&gt;0;CONCATENATE(&quot;'&quot;;[Personnage.I10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4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104])&gt;0;[Personnage.H10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4])&gt;0;CONCATENATE(&quot;'&quot;;[Personnage.C10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4])&gt;0;CONCATENATE(&quot;'&quot;;[Personnage.D104];&quot;'&quot;);&quot;null&quot;)" office:value-type="string" office:string-value="'AC:Astrophysique'">
            <text:p>'AC:Astrophysique'</text:p>
          </table:table-cell>
          <table:table-cell office:value-type="string">
            <text:p>,</text:p>
          </table:table-cell>
          <table:table-cell table:formula="of:=IF(LEN([Personnage.E104])&gt;0;CONCATENATE(&quot;'&quot;;[Personnage.E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4])&gt;0;CONCATENATE(&quot;'&quot;;[Personnage.F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4])&gt;0;CONCATENATE(&quot;'&quot;;[Personnage.J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5]" office:value-type="float" office:value="94">
            <text:p>94</text:p>
          </table:table-cell>
          <table:table-cell office:value-type="string">
            <text:p>,</text:p>
          </table:table-cell>
          <table:table-cell table:formula="of:=IF(LEN([Personnage.B105])&gt;0;[Personnage.B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5])&gt;0;CONCATENATE(&quot;'&quot;;[Personnage.I10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05])&gt;0;[Personnage.H10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5])&gt;0;CONCATENATE(&quot;'&quot;;[Personnage.C10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5])&gt;0;CONCATENATE(&quot;'&quot;;[Personnage.D105];&quot;'&quot;);&quot;null&quot;)" office:value-type="string" office:string-value="'AC:Astronomie'">
            <text:p>'AC:Astronomie'</text:p>
          </table:table-cell>
          <table:table-cell office:value-type="string">
            <text:p>,</text:p>
          </table:table-cell>
          <table:table-cell table:formula="of:=IF(LEN([Personnage.E105])&gt;0;CONCATENATE(&quot;'&quot;;[Personnage.E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5])&gt;0;CONCATENATE(&quot;'&quot;;[Personnage.F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5])&gt;0;CONCATENATE(&quot;'&quot;;[Personnage.J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6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B106])&gt;0;[Personnage.B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6])&gt;0;CONCATENATE(&quot;'&quot;;[Personnage.I10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06])&gt;0;[Personnage.H10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6])&gt;0;CONCATENATE(&quot;'&quot;;[Personnage.C10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6])&gt;0;CONCATENATE(&quot;'&quot;;[Personnage.D106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6])&gt;0;CONCATENATE(&quot;'&quot;;[Personnage.E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6])&gt;0;CONCATENATE(&quot;'&quot;;[Personnage.F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6])&gt;0;CONCATENATE(&quot;'&quot;;[Personnage.J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7]" office:value-type="float" office:value="96">
            <text:p>96</text:p>
          </table:table-cell>
          <table:table-cell office:value-type="string">
            <text:p>,</text:p>
          </table:table-cell>
          <table:table-cell table:formula="of:=IF(LEN([Personnage.B107])&gt;0;[Personnage.B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7])&gt;0;CONCATENATE(&quot;'&quot;;[Personnage.I10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7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107])&gt;0;[Personnage.H107];1)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07])&gt;0;CONCATENATE(&quot;'&quot;;[Personnage.C10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7])&gt;0;CONCATENATE(&quot;'&quot;;[Personnage.D107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7])&gt;0;CONCATENATE(&quot;'&quot;;[Personnage.E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7])&gt;0;CONCATENATE(&quot;'&quot;;[Personnage.F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7])&gt;0;CONCATENATE(&quot;'&quot;;[Personnage.J107];&quot;'&quot;);&quot;null&quot;)" office:value-type="string" office:string-value="'Sp:Ego'">
            <text:p>'Sp:Eg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8]" office:value-type="float" office:value="97">
            <text:p>97</text:p>
          </table:table-cell>
          <table:table-cell office:value-type="string">
            <text:p>,</text:p>
          </table:table-cell>
          <table:table-cell table:formula="of:=IF(LEN([Personnage.B108])&gt;0;[Personnage.B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8])&gt;0;CONCATENATE(&quot;'&quot;;[Personnage.I10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8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H108])&gt;0;[Personnage.H10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8])&gt;0;CONCATENATE(&quot;'&quot;;[Personnage.C108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8])&gt;0;CONCATENATE(&quot;'&quot;;[Personnage.D108];&quot;'&quot;);&quot;null&quot;)" office:value-type="string" office:string-value="'AR:Cuisine'">
            <text:p>'AR:Cuisine'</text:p>
          </table:table-cell>
          <table:table-cell office:value-type="string">
            <text:p>,</text:p>
          </table:table-cell>
          <table:table-cell table:formula="of:=IF(LEN([Personnage.E108])&gt;0;CONCATENATE(&quot;'&quot;;[Personnage.E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8])&gt;0;CONCATENATE(&quot;'&quot;;[Personnage.F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8])&gt;0;CONCATENATE(&quot;'&quot;;[Personnage.J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9]" office:value-type="float" office:value="98">
            <text:p>98</text:p>
          </table:table-cell>
          <table:table-cell office:value-type="string">
            <text:p>,</text:p>
          </table:table-cell>
          <table:table-cell table:formula="of:=IF(LEN([Personnage.B109])&gt;0;[Personnage.B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09])&gt;0;CONCATENATE(&quot;'&quot;;[Personnage.I10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09])&gt;0;[Personnage.H10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'IN:Gastronomie'">
            <text:p>'IN:Gastronomie'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9])&gt;0;CONCATENATE(&quot;'&quot;;[Personnage.F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09])&gt;0;CONCATENATE(&quot;'&quot;;[Personnage.J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0]" office:value-type="float" office:value="99">
            <text:p>99</text:p>
          </table:table-cell>
          <table:table-cell office:value-type="string">
            <text:p>,</text:p>
          </table:table-cell>
          <table:table-cell table:formula="of:=IF(LEN([Personnage.B110])&gt;0;[Personnage.B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0])&gt;0;CONCATENATE(&quot;'&quot;;[Personnage.I11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0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110])&gt;0;[Personnage.H11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'IN:Bible'">
            <text:p>'IN:Bible'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0])&gt;0;CONCATENATE(&quot;'&quot;;[Personnage.F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0])&gt;0;CONCATENATE(&quot;'&quot;;[Personnage.J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1]" office:value-type="float" office:value="100">
            <text:p>100</text:p>
          </table:table-cell>
          <table:table-cell office:value-type="string">
            <text:p>,</text:p>
          </table:table-cell>
          <table:table-cell table:formula="of:=IF(LEN([Personnage.B111])&gt;0;[Personnage.B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1])&gt;0;CONCATENATE(&quot;'&quot;;[Personnage.I11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11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H111])&gt;0;[Personnage.H11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1])&gt;0;CONCATENATE(&quot;'&quot;;[Personnage.F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1])&gt;0;CONCATENATE(&quot;'&quot;;[Personnage.J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2]" office:value-type="float" office:value="101">
            <text:p>101</text:p>
          </table:table-cell>
          <table:table-cell office:value-type="string">
            <text:p>,</text:p>
          </table:table-cell>
          <table:table-cell table:formula="of:=IF(LEN([Personnage.B112])&gt;0;[Personnage.B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2])&gt;0;CONCATENATE(&quot;'&quot;;[Personnage.I11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12])&gt;0;[Personnage.H112];1)" office:value-type="float" office:value="3">
            <text:p>3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'LA:Portugais'">
            <text:p>'LA:Portugais'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2])&gt;0;CONCATENATE(&quot;'&quot;;[Personnage.F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2])&gt;0;CONCATENATE(&quot;'&quot;;[Personnage.J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3]" office:value-type="float" office:value="102">
            <text:p>102</text:p>
          </table:table-cell>
          <table:table-cell office:value-type="string">
            <text:p>,</text:p>
          </table:table-cell>
          <table:table-cell table:formula="of:=IF(LEN([Personnage.B113])&gt;0;[Personnage.B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3])&gt;0;CONCATENATE(&quot;'&quot;;[Personnage.I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13])&gt;0;[Personnage.H113];1)" office:value-type="float" office:value="3">
            <text:p>3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'LA:Mandarin'">
            <text:p>'LA:Mandarin'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3])&gt;0;CONCATENATE(&quot;'&quot;;[Personnage.F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3])&gt;0;CONCATENATE(&quot;'&quot;;[Personnage.J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4]" office:value-type="float" office:value="103">
            <text:p>103</text:p>
          </table:table-cell>
          <table:table-cell office:value-type="string">
            <text:p>,</text:p>
          </table:table-cell>
          <table:table-cell table:formula="of:=IF(LEN([Personnage.B114])&gt;0;[Personnage.B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4])&gt;0;CONCATENATE(&quot;'&quot;;[Personnage.I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4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14])&gt;0;[Personnage.H114];1)" office:value-type="float" office:value="3">
            <text:p>3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'LA:Anglais'">
            <text:p>'LA:Anglais'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4])&gt;0;CONCATENATE(&quot;'&quot;;[Personnage.F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4])&gt;0;CONCATENATE(&quot;'&quot;;[Personnage.J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5]" office:value-type="float" office:value="104">
            <text:p>104</text:p>
          </table:table-cell>
          <table:table-cell office:value-type="string">
            <text:p>,</text:p>
          </table:table-cell>
          <table:table-cell table:formula="of:=IF(LEN([Personnage.B115])&gt;0;[Personnage.B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5])&gt;0;CONCATENATE(&quot;'&quot;;[Personnage.I11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15])&gt;0;[Personnage.H115];1)" office:value-type="float" office:value="3">
            <text:p>3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'LA:Français'">
            <text:p>'LA:Français'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5])&gt;0;CONCATENATE(&quot;'&quot;;[Personnage.F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5])&gt;0;CONCATENATE(&quot;'&quot;;[Personnage.J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6]" office:value-type="float" office:value="105">
            <text:p>105</text:p>
          </table:table-cell>
          <table:table-cell office:value-type="string">
            <text:p>,</text:p>
          </table:table-cell>
          <table:table-cell table:formula="of:=IF(LEN([Personnage.B116])&gt;0;[Personnage.B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6])&gt;0;CONCATENATE(&quot;'&quot;;[Personnage.I11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6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16])&gt;0;[Personnage.H11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'PR:Commando'">
            <text:p>'PR:Commando'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6])&gt;0;CONCATENATE(&quot;'&quot;;[Personnage.F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6])&gt;0;CONCATENATE(&quot;'&quot;;[Personnage.J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7]" office:value-type="float" office:value="106">
            <text:p>106</text:p>
          </table:table-cell>
          <table:table-cell office:value-type="string">
            <text:p>,</text:p>
          </table:table-cell>
          <table:table-cell table:formula="of:=IF(LEN([Personnage.B117])&gt;0;[Personnage.B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7])&gt;0;CONCATENATE(&quot;'&quot;;[Personnage.I11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7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H117])&gt;0;[Personnage.H11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'PR:Sécurité'">
            <text:p>'PR:Sécurité'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7])&gt;0;CONCATENATE(&quot;'&quot;;[Personnage.F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7])&gt;0;CONCATENATE(&quot;'&quot;;[Personnage.J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8]" office:value-type="float" office:value="107">
            <text:p>107</text:p>
          </table:table-cell>
          <table:table-cell office:value-type="string">
            <text:p>,</text:p>
          </table:table-cell>
          <table:table-cell table:formula="of:=IF(LEN([Personnage.B118])&gt;0;[Personnage.B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8])&gt;0;CONCATENATE(&quot;'&quot;;[Personnage.I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18])&gt;0;[Personnage.H11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8])&gt;0;CONCATENATE(&quot;'&quot;;[Personnage.F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8])&gt;0;CONCATENATE(&quot;'&quot;;[Personnage.J118];&quot;'&quot;);&quot;null&quot;)" office:value-type="string" office:string-value="'Estevan Valdez'">
            <text:p>'Estevan Valde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9]" office:value-type="float" office:value="108">
            <text:p>108</text:p>
          </table:table-cell>
          <table:table-cell office:value-type="string">
            <text:p>,</text:p>
          </table:table-cell>
          <table:table-cell table:formula="of:=IF(LEN([Personnage.B119])&gt;0;[Personnage.B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19])&gt;0;CONCATENATE(&quot;'&quot;;[Personnage.I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19])&gt;0;[Personnage.H11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9])&gt;0;CONCATENATE(&quot;'&quot;;[Personnage.F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19])&gt;0;CONCATENATE(&quot;'&quot;;[Personnage.J119];&quot;'&quot;);&quot;null&quot;)" office:value-type="string" office:string-value="'Officier de Sécurité'">
            <text:p>'Officier de 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0]" office:value-type="float" office:value="109">
            <text:p>109</text:p>
          </table:table-cell>
          <table:table-cell office:value-type="string">
            <text:p>,</text:p>
          </table:table-cell>
          <table:table-cell table:formula="of:=IF(LEN([Personnage.B120])&gt;0;[Personnage.B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0])&gt;0;CONCATENATE(&quot;'&quot;;[Personnage.I12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2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20])&gt;0;[Personnage.H12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20])&gt;0;CONCATENATE(&quot;'&quot;;[Personnage.F120];&quot;'&quot;);&quot;null&quot;)" office:value-type="string" office:string-value="'C-rep'">
            <text:p>'C-rep'</text:p>
          </table:table-cell>
          <table:table-cell office:value-type="string">
            <text:p>,</text:p>
          </table:table-cell>
          <table:table-cell table:formula="of:=IF(LEN([Personnage.J120])&gt;0;CONCATENATE(&quot;'&quot;;[Personnage.J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1]" office:value-type="float" office:value="110">
            <text:p>110</text:p>
          </table:table-cell>
          <table:table-cell office:value-type="string">
            <text:p>,</text:p>
          </table:table-cell>
          <table:table-cell table:formula="of:=IF(LEN([Personnage.B121])&gt;0;[Personnage.B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1])&gt;0;CONCATENATE(&quot;'&quot;;[Personnage.I12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H121])&gt;0;[Personnage.H12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21])&gt;0;CONCATENATE(&quot;'&quot;;[Personnage.F121];&quot;'&quot;);&quot;null&quot;)" office:value-type="string" office:string-value="'R-rep'">
            <text:p>'R-rep'</text:p>
          </table:table-cell>
          <table:table-cell office:value-type="string">
            <text:p>,</text:p>
          </table:table-cell>
          <table:table-cell table:formula="of:=IF(LEN([Personnage.J121])&gt;0;CONCATENATE(&quot;'&quot;;[Personnage.J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2]" office:value-type="float" office:value="111">
            <text:p>111</text:p>
          </table:table-cell>
          <table:table-cell office:value-type="string">
            <text:p>,</text:p>
          </table:table-cell>
          <table:table-cell table:formula="of:=IF(LEN([Personnage.B122])&gt;0;[Personnage.B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2])&gt;0;CONCATENATE(&quot;'&quot;;[Personnage.I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22])&gt;0;[Personnage.H12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22])&gt;0;CONCATENATE(&quot;'&quot;;[Personnage.F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2])&gt;0;CONCATENATE(&quot;'&quot;;[Personnage.J122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3]" office:value-type="float" office:value="112">
            <text:p>112</text:p>
          </table:table-cell>
          <table:table-cell office:value-type="string">
            <text:p>,</text:p>
          </table:table-cell>
          <table:table-cell table:formula="of:=IF(LEN([Personnage.B123])&gt;0;[Personnage.B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3])&gt;0;CONCATENATE(&quot;'&quot;;[Personnage.I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23])&gt;0;[Personnage.H12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23])&gt;0;CONCATENATE(&quot;'&quot;;[Personnage.F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3])&gt;0;CONCATENATE(&quot;'&quot;;[Personnage.J123];&quot;'&quot;);&quot;null&quot;)" office:value-type="string" office:string-value="'Garde du Corps'">
            <text:p>'Garde du Corp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4]" office:value-type="float" office:value="113">
            <text:p>113</text:p>
          </table:table-cell>
          <table:table-cell office:value-type="string">
            <text:p>,</text:p>
          </table:table-cell>
          <table:table-cell table:formula="of:=IF(LEN([Personnage.B124])&gt;0;[Personnage.B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4])&gt;0;CONCATENATE(&quot;'&quot;;[Personnage.I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24])&gt;0;[Personnage.H12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4])&gt;0;CONCATENATE(&quot;'&quot;;[Personnage.F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4])&gt;0;CONCATENATE(&quot;'&quot;;[Personnage.J124];&quot;'&quot;);&quot;null&quot;)" office:value-type="string" office:string-value="'Carmen'">
            <text:p>'Carm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5]" office:value-type="float" office:value="114">
            <text:p>114</text:p>
          </table:table-cell>
          <table:table-cell office:value-type="string">
            <text:p>,</text:p>
          </table:table-cell>
          <table:table-cell table:formula="of:=IF(LEN([Personnage.B125])&gt;0;[Personnage.B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5])&gt;0;CONCATENATE(&quot;'&quot;;[Personnage.I1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5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25])&gt;0;[Personnage.H12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5])&gt;0;CONCATENATE(&quot;'&quot;;[Personnage.F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5])&gt;0;CONCATENATE(&quot;'&quot;;[Personnage.J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6]" office:value-type="float" office:value="115">
            <text:p>115</text:p>
          </table:table-cell>
          <table:table-cell office:value-type="string">
            <text:p>,</text:p>
          </table:table-cell>
          <table:table-cell table:formula="of:=IF(LEN([Personnage.B126])&gt;0;[Personnage.B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6])&gt;0;CONCATENATE(&quot;'&quot;;[Personnage.I1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6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26])&gt;0;[Personnage.H12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6])&gt;0;CONCATENATE(&quot;'&quot;;[Personnage.F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6])&gt;0;CONCATENATE(&quot;'&quot;;[Personnage.J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7]" office:value-type="float" office:value="116">
            <text:p>116</text:p>
          </table:table-cell>
          <table:table-cell office:value-type="string">
            <text:p>,</text:p>
          </table:table-cell>
          <table:table-cell table:formula="of:=IF(LEN([Personnage.B127])&gt;0;[Personnage.B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7])&gt;0;CONCATENATE(&quot;'&quot;;[Personnage.I1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7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27])&gt;0;[Personnage.H12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7])&gt;0;CONCATENATE(&quot;'&quot;;[Personnage.F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7])&gt;0;CONCATENATE(&quot;'&quot;;[Personnage.J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8]" office:value-type="float" office:value="117">
            <text:p>117</text:p>
          </table:table-cell>
          <table:table-cell office:value-type="string">
            <text:p>,</text:p>
          </table:table-cell>
          <table:table-cell table:formula="of:=IF(LEN([Personnage.B128])&gt;0;[Personnage.B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8])&gt;0;CONCATENATE(&quot;'&quot;;[Personnage.I1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8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28])&gt;0;[Personnage.H12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8])&gt;0;CONCATENATE(&quot;'&quot;;[Personnage.F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8])&gt;0;CONCATENATE(&quot;'&quot;;[Personnage.J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9]" office:value-type="float" office:value="118">
            <text:p>118</text:p>
          </table:table-cell>
          <table:table-cell office:value-type="string">
            <text:p>,</text:p>
          </table:table-cell>
          <table:table-cell table:formula="of:=IF(LEN([Personnage.B129])&gt;0;[Personnage.B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29])&gt;0;CONCATENATE(&quot;'&quot;;[Personnage.I12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9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29])&gt;0;[Personnage.H12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9])&gt;0;CONCATENATE(&quot;'&quot;;[Personnage.F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29])&gt;0;CONCATENATE(&quot;'&quot;;[Personnage.J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0]" office:value-type="float" office:value="119">
            <text:p>119</text:p>
          </table:table-cell>
          <table:table-cell office:value-type="string">
            <text:p>,</text:p>
          </table:table-cell>
          <table:table-cell table:formula="of:=IF(LEN([Personnage.B130])&gt;0;[Personnage.B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0])&gt;0;CONCATENATE(&quot;'&quot;;[Personnage.I13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0]" office:value-type="string" office:string-value="20">
            <text:p>20</text:p>
          </table:table-cell>
          <table:table-cell office:value-type="string">
            <text:p>,</text:p>
          </table:table-cell>
          <table:table-cell table:formula="of:=IF(LEN([Personnage.H130])&gt;0;[Personnage.H13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0])&gt;0;CONCATENATE(&quot;'&quot;;[Personnage.F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0])&gt;0;CONCATENATE(&quot;'&quot;;[Personnage.J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1]" office:value-type="float" office:value="120">
            <text:p>120</text:p>
          </table:table-cell>
          <table:table-cell office:value-type="string">
            <text:p>,</text:p>
          </table:table-cell>
          <table:table-cell table:formula="of:=IF(LEN([Personnage.B131])&gt;0;[Personnage.B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1])&gt;0;CONCATENATE(&quot;'&quot;;[Personnage.I13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1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H131])&gt;0;[Personnage.H13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1])&gt;0;CONCATENATE(&quot;'&quot;;[Personnage.F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1])&gt;0;CONCATENATE(&quot;'&quot;;[Personnage.J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2]" office:value-type="float" office:value="121">
            <text:p>121</text:p>
          </table:table-cell>
          <table:table-cell office:value-type="string">
            <text:p>,</text:p>
          </table:table-cell>
          <table:table-cell table:formula="of:=IF(LEN([Personnage.B132])&gt;0;[Personnage.B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2])&gt;0;CONCATENATE(&quot;'&quot;;[Personnage.I1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2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H132])&gt;0;[Personnage.H13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2])&gt;0;CONCATENATE(&quot;'&quot;;[Personnage.F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2])&gt;0;CONCATENATE(&quot;'&quot;;[Personnage.J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3]" office:value-type="float" office:value="122">
            <text:p>122</text:p>
          </table:table-cell>
          <table:table-cell office:value-type="string">
            <text:p>,</text:p>
          </table:table-cell>
          <table:table-cell table:formula="of:=IF(LEN([Personnage.B133])&gt;0;[Personnage.B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3])&gt;0;CONCATENATE(&quot;'&quot;;[Personnage.I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3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H133])&gt;0;[Personnage.H13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'AC:Psychologie'">
            <text:p>'AC:Psychologie'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3])&gt;0;CONCATENATE(&quot;'&quot;;[Personnage.F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3])&gt;0;CONCATENATE(&quot;'&quot;;[Personnage.J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4]" office:value-type="float" office:value="123">
            <text:p>123</text:p>
          </table:table-cell>
          <table:table-cell office:value-type="string">
            <text:p>,</text:p>
          </table:table-cell>
          <table:table-cell table:formula="of:=IF(LEN([Personnage.B134])&gt;0;[Personnage.B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4])&gt;0;CONCATENATE(&quot;'&quot;;[Personnage.I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34])&gt;0;[Personnage.H13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'HW:Électronique'">
            <text:p>'HW:Électronique'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4])&gt;0;CONCATENATE(&quot;'&quot;;[Personnage.F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4])&gt;0;CONCATENATE(&quot;'&quot;;[Personnage.J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5]" office:value-type="float" office:value="124">
            <text:p>124</text:p>
          </table:table-cell>
          <table:table-cell office:value-type="string">
            <text:p>,</text:p>
          </table:table-cell>
          <table:table-cell table:formula="of:=IF(LEN([Personnage.B135])&gt;0;[Personnage.B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5])&gt;0;CONCATENATE(&quot;'&quot;;[Personnage.I1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5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35])&gt;0;[Personnage.H13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5])&gt;0;CONCATENATE(&quot;'&quot;;[Personnage.F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5])&gt;0;CONCATENATE(&quot;'&quot;;[Personnage.J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6]" office:value-type="float" office:value="125">
            <text:p>125</text:p>
          </table:table-cell>
          <table:table-cell office:value-type="string">
            <text:p>,</text:p>
          </table:table-cell>
          <table:table-cell table:formula="of:=IF(LEN([Personnage.B136])&gt;0;[Personnage.B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6])&gt;0;CONCATENATE(&quot;'&quot;;[Personnage.I13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6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36])&gt;0;[Personnage.H13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6])&gt;0;CONCATENATE(&quot;'&quot;;[Personnage.F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6])&gt;0;CONCATENATE(&quot;'&quot;;[Personnage.J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7]" office:value-type="float" office:value="126">
            <text:p>126</text:p>
          </table:table-cell>
          <table:table-cell office:value-type="string">
            <text:p>,</text:p>
          </table:table-cell>
          <table:table-cell table:formula="of:=IF(LEN([Personnage.B137])&gt;0;[Personnage.B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7])&gt;0;CONCATENATE(&quot;'&quot;;[Personnage.I1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7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H137])&gt;0;[Personnage.H13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'PR:Comptabilité'">
            <text:p>'PR:Comptabilité'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7])&gt;0;CONCATENATE(&quot;'&quot;;[Personnage.F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7])&gt;0;CONCATENATE(&quot;'&quot;;[Personnage.J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8]" office:value-type="float" office:value="127">
            <text:p>127</text:p>
          </table:table-cell>
          <table:table-cell office:value-type="string">
            <text:p>,</text:p>
          </table:table-cell>
          <table:table-cell table:formula="of:=IF(LEN([Personnage.B138])&gt;0;[Personnage.B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8])&gt;0;CONCATENATE(&quot;'&quot;;[Personnage.I13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8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H138])&gt;0;[Personnage.H13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8])&gt;0;CONCATENATE(&quot;'&quot;;[Personnage.F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8])&gt;0;CONCATENATE(&quot;'&quot;;[Personnage.J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9]" office:value-type="float" office:value="128">
            <text:p>128</text:p>
          </table:table-cell>
          <table:table-cell office:value-type="string">
            <text:p>,</text:p>
          </table:table-cell>
          <table:table-cell table:formula="of:=IF(LEN([Personnage.B139])&gt;0;[Personnage.B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39])&gt;0;CONCATENATE(&quot;'&quot;;[Personnage.I13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39])&gt;0;[Personnage.H13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9])&gt;0;CONCATENATE(&quot;'&quot;;[Personnage.F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39])&gt;0;CONCATENATE(&quot;'&quot;;[Personnage.J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0]" office:value-type="float" office:value="129">
            <text:p>129</text:p>
          </table:table-cell>
          <table:table-cell office:value-type="string">
            <text:p>,</text:p>
          </table:table-cell>
          <table:table-cell table:formula="of:=IF(LEN([Personnage.B140])&gt;0;[Personnage.B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0])&gt;0;CONCATENATE(&quot;'&quot;;[Personnage.I14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H140])&gt;0;[Personnage.H14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0])&gt;0;CONCATENATE(&quot;'&quot;;[Personnage.F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0])&gt;0;CONCATENATE(&quot;'&quot;;[Personnage.J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1]" office:value-type="float" office:value="130">
            <text:p>130</text:p>
          </table:table-cell>
          <table:table-cell office:value-type="string">
            <text:p>,</text:p>
          </table:table-cell>
          <table:table-cell table:formula="of:=IF(LEN([Personnage.B141])&gt;0;[Personnage.B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1])&gt;0;CONCATENATE(&quot;'&quot;;[Personnage.I14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41])&gt;0;[Personnage.H14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'AC:Droit Corpo'">
            <text:p>'AC:Droit Corpo'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1])&gt;0;CONCATENATE(&quot;'&quot;;[Personnage.F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1])&gt;0;CONCATENATE(&quot;'&quot;;[Personnage.J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2]" office:value-type="float" office:value="131">
            <text:p>131</text:p>
          </table:table-cell>
          <table:table-cell office:value-type="string">
            <text:p>,</text:p>
          </table:table-cell>
          <table:table-cell table:formula="of:=IF(LEN([Personnage.B142])&gt;0;[Personnage.B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2])&gt;0;CONCATENATE(&quot;'&quot;;[Personnage.I14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2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42])&gt;0;[Personnage.H14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'AC:Chimie'">
            <text:p>'AC:Chimie'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2])&gt;0;CONCATENATE(&quot;'&quot;;[Personnage.F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2])&gt;0;CONCATENATE(&quot;'&quot;;[Personnage.J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3]" office:value-type="float" office:value="132">
            <text:p>132</text:p>
          </table:table-cell>
          <table:table-cell office:value-type="string">
            <text:p>,</text:p>
          </table:table-cell>
          <table:table-cell table:formula="of:=IF(LEN([Personnage.B143])&gt;0;[Personnage.B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3])&gt;0;CONCATENATE(&quot;'&quot;;[Personnage.I14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H143])&gt;0;[Personnage.H14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'PR:Criminels'">
            <text:p>'PR:Criminels'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3])&gt;0;CONCATENATE(&quot;'&quot;;[Personnage.F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3])&gt;0;CONCATENATE(&quot;'&quot;;[Personnage.J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4]" office:value-type="float" office:value="133">
            <text:p>133</text:p>
          </table:table-cell>
          <table:table-cell office:value-type="string">
            <text:p>,</text:p>
          </table:table-cell>
          <table:table-cell table:formula="of:=IF(LEN([Personnage.B144])&gt;0;[Personnage.B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4])&gt;0;CONCATENATE(&quot;'&quot;;[Personnage.I14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44]" office:value-type="float" office:value="2">
            <text:p>2</text:p>
          </table:table-cell>
          <table:table-cell office:value-type="string">
            <text:p>,</text:p>
          </table:table-cell>
          <table:table-cell table:formula="of:=IF(LEN([Personnage.H144])&gt;0;[Personnage.H144];1)" office:value-type="float" office:value="1000">
            <text:p>1000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4])&gt;0;CONCATENATE(&quot;'&quot;;[Personnage.F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4])&gt;0;CONCATENATE(&quot;'&quot;;[Personnage.J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5]" office:value-type="float" office:value="134">
            <text:p>134</text:p>
          </table:table-cell>
          <table:table-cell office:value-type="string">
            <text:p>,</text:p>
          </table:table-cell>
          <table:table-cell table:formula="of:=IF(LEN([Personnage.B145])&gt;0;[Personnage.B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5])&gt;0;CONCATENATE(&quot;'&quot;;[Personnage.I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5])&gt;0;[Personnage.H14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5])&gt;0;CONCATENATE(&quot;'&quot;;[Personnage.F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5])&gt;0;CONCATENATE(&quot;'&quot;;[Personnage.J145];&quot;'&quot;);&quot;null&quot;)" office:value-type="string" office:string-value="'Pistolet Lourd Interfacé'">
            <text:p>'Pistolet Lourd Interfac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6]" office:value-type="float" office:value="135">
            <text:p>135</text:p>
          </table:table-cell>
          <table:table-cell office:value-type="string">
            <text:p>,</text:p>
          </table:table-cell>
          <table:table-cell table:formula="of:=IF(LEN([Personnage.B146])&gt;0;[Personnage.B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6])&gt;0;CONCATENATE(&quot;'&quot;;[Personnage.I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6])&gt;0;[Personnage.H14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6])&gt;0;CONCATENATE(&quot;'&quot;;[Personnage.F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6])&gt;0;CONCATENATE(&quot;'&quot;;[Personnage.J146];&quot;'&quot;);&quot;null&quot;)" office:value-type="string" office:string-value="'Munitions Réactives Dévoreuses'">
            <text:p>'Munitions Réactives Dévoreus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7]" office:value-type="float" office:value="136">
            <text:p>136</text:p>
          </table:table-cell>
          <table:table-cell office:value-type="string">
            <text:p>,</text:p>
          </table:table-cell>
          <table:table-cell table:formula="of:=IF(LEN([Personnage.B147])&gt;0;[Personnage.B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7])&gt;0;CONCATENATE(&quot;'&quot;;[Personnage.I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7])&gt;0;[Personnage.H14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7])&gt;0;CONCATENATE(&quot;'&quot;;[Personnage.F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7])&gt;0;CONCATENATE(&quot;'&quot;;[Personnage.J147];&quot;'&quot;);&quot;null&quot;)" office:value-type="string" office:string-value="'Silencieux'">
            <text:p>'Silencieux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8]" office:value-type="float" office:value="137">
            <text:p>137</text:p>
          </table:table-cell>
          <table:table-cell office:value-type="string">
            <text:p>,</text:p>
          </table:table-cell>
          <table:table-cell table:formula="of:=IF(LEN([Personnage.B148])&gt;0;[Personnage.B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8])&gt;0;CONCATENATE(&quot;'&quot;;[Personnage.I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8])&gt;0;[Personnage.H14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8])&gt;0;CONCATENATE(&quot;'&quot;;[Personnage.F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8])&gt;0;CONCATENATE(&quot;'&quot;;[Personnage.J148];&quot;'&quot;);&quot;null&quot;)" office:value-type="string" office:string-value="'Armure Légère'">
            <text:p>'Armur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9]" office:value-type="float" office:value="138">
            <text:p>138</text:p>
          </table:table-cell>
          <table:table-cell office:value-type="string">
            <text:p>,</text:p>
          </table:table-cell>
          <table:table-cell table:formula="of:=IF(LEN([Personnage.B149])&gt;0;[Personnage.B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49])&gt;0;CONCATENATE(&quot;'&quot;;[Personnage.I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49])&gt;0;[Personnage.H14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9])&gt;0;CONCATENATE(&quot;'&quot;;[Personnage.F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49])&gt;0;CONCATENATE(&quot;'&quot;;[Personnage.J149];&quot;'&quot;);&quot;null&quot;)" office:value-type="string" office:string-value="'Vêtements Adaptatifs'">
            <text:p>'Vêtements Adaptatif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0]" office:value-type="float" office:value="139">
            <text:p>139</text:p>
          </table:table-cell>
          <table:table-cell office:value-type="string">
            <text:p>,</text:p>
          </table:table-cell>
          <table:table-cell table:formula="of:=IF(LEN([Personnage.B150])&gt;0;[Personnage.B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0])&gt;0;CONCATENATE(&quot;'&quot;;[Personnage.I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0])&gt;0;[Personnage.H15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0])&gt;0;CONCATENATE(&quot;'&quot;;[Personnage.F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0])&gt;0;CONCATENATE(&quot;'&quot;;[Personnage.J150];&quot;'&quot;);&quot;null&quot;)" office:value-type="string" office:string-value="'Gants à Impulsion'">
            <text:p>'Gants à Impulsio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1]" office:value-type="float" office:value="140">
            <text:p>140</text:p>
          </table:table-cell>
          <table:table-cell office:value-type="string">
            <text:p>,</text:p>
          </table:table-cell>
          <table:table-cell table:formula="of:=IF(LEN([Personnage.B151])&gt;0;[Personnage.B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1])&gt;0;CONCATENATE(&quot;'&quot;;[Personnage.I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1])&gt;0;[Personnage.H15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1])&gt;0;CONCATENATE(&quot;'&quot;;[Personnage.F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1])&gt;0;CONCATENATE(&quot;'&quot;;[Personnage.J151];&quot;'&quot;);&quot;null&quot;)" office:value-type="string" office:string-value="'Jumelles'">
            <text:p>'Jumell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2]" office:value-type="float" office:value="141">
            <text:p>141</text:p>
          </table:table-cell>
          <table:table-cell office:value-type="string">
            <text:p>,</text:p>
          </table:table-cell>
          <table:table-cell table:formula="of:=IF(LEN([Personnage.B152])&gt;0;[Personnage.B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2])&gt;0;CONCATENATE(&quot;'&quot;;[Personnage.I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2])&gt;0;[Personnage.H15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2])&gt;0;CONCATENATE(&quot;'&quot;;[Personnage.F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2])&gt;0;CONCATENATE(&quot;'&quot;;[Personnage.J152];&quot;'&quot;);&quot;null&quot;)" office:value-type="string" office:string-value="'Nettoyeurs'">
            <text:p>'Nettoyeur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3]" office:value-type="float" office:value="142">
            <text:p>142</text:p>
          </table:table-cell>
          <table:table-cell office:value-type="string">
            <text:p>,</text:p>
          </table:table-cell>
          <table:table-cell table:formula="of:=IF(LEN([Personnage.B153])&gt;0;[Personnage.B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3])&gt;0;CONCATENATE(&quot;'&quot;;[Personnage.I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3])&gt;0;[Personnage.H15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3])&gt;0;CONCATENATE(&quot;'&quot;;[Personnage.F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3])&gt;0;CONCATENATE(&quot;'&quot;;[Personnage.J153];&quot;'&quot;);&quot;null&quot;)" office:value-type="string" office:string-value="'Pistolet Grappin'">
            <text:p>'Pistolet Grapp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4]" office:value-type="float" office:value="143">
            <text:p>143</text:p>
          </table:table-cell>
          <table:table-cell office:value-type="string">
            <text:p>,</text:p>
          </table:table-cell>
          <table:table-cell table:formula="of:=IF(LEN([Personnage.B154])&gt;0;[Personnage.B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4])&gt;0;CONCATENATE(&quot;'&quot;;[Personnage.I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4])&gt;0;[Personnage.H15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4])&gt;0;CONCATENATE(&quot;'&quot;;[Personnage.F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4])&gt;0;CONCATENATE(&quot;'&quot;;[Personnage.J154];&quot;'&quot;);&quot;null&quot;)" office:value-type="string" office:string-value="'Câble Monofilament'">
            <text:p>'Câble Monofilament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5]" office:value-type="float" office:value="144">
            <text:p>144</text:p>
          </table:table-cell>
          <table:table-cell office:value-type="string">
            <text:p>,</text:p>
          </table:table-cell>
          <table:table-cell table:formula="of:=IF(LEN([Personnage.B155])&gt;0;[Personnage.B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5])&gt;0;CONCATENATE(&quot;'&quot;;[Personnage.I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5])&gt;0;[Personnage.H15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5])&gt;0;CONCATENATE(&quot;'&quot;;[Personnage.F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5])&gt;0;CONCATENATE(&quot;'&quot;;[Personnage.J155];&quot;'&quot;);&quot;null&quot;)" office:value-type="string" office:string-value="'Combinaison Pressurisée Légère'">
            <text:p>'Combinaison Pressurisé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6]" office:value-type="float" office:value="145">
            <text:p>145</text:p>
          </table:table-cell>
          <table:table-cell office:value-type="string">
            <text:p>,</text:p>
          </table:table-cell>
          <table:table-cell table:formula="of:=IF(LEN([Personnage.B156])&gt;0;[Personnage.B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6])&gt;0;CONCATENATE(&quot;'&quot;;[Personnage.I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6])&gt;0;[Personnage.H15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6])&gt;0;CONCATENATE(&quot;'&quot;;[Personnage.F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6])&gt;0;CONCATENATE(&quot;'&quot;;[Personnage.J156];&quot;'&quot;);&quot;null&quot;)" office:value-type="string" office:string-value="'Chaussures de Microgravité'">
            <text:p>'Chaussures de Micrograv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7]" office:value-type="float" office:value="146">
            <text:p>146</text:p>
          </table:table-cell>
          <table:table-cell office:value-type="string">
            <text:p>,</text:p>
          </table:table-cell>
          <table:table-cell table:formula="of:=IF(LEN([Personnage.B157])&gt;0;[Personnage.B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7])&gt;0;CONCATENATE(&quot;'&quot;;[Personnage.I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7])&gt;0;[Personnage.H15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7])&gt;0;CONCATENATE(&quot;'&quot;;[Personnage.F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7])&gt;0;CONCATENATE(&quot;'&quot;;[Personnage.J157];&quot;'&quot;);&quot;null&quot;)" office:value-type="string" office:string-value="'Grenade EMP x 2'">
            <text:p>'Grenade EMP x 2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8]" office:value-type="float" office:value="147">
            <text:p>147</text:p>
          </table:table-cell>
          <table:table-cell office:value-type="string">
            <text:p>,</text:p>
          </table:table-cell>
          <table:table-cell table:formula="of:=IF(LEN([Personnage.B158])&gt;0;[Personnage.B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8])&gt;0;CONCATENATE(&quot;'&quot;;[Personnage.I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8])&gt;0;[Personnage.H15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8])&gt;0;CONCATENATE(&quot;'&quot;;[Personnage.F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8])&gt;0;CONCATENATE(&quot;'&quot;;[Personnage.J158];&quot;'&quot;);&quot;null&quot;)" office:value-type="string" office:string-value="'Cryptage'">
            <text:p>'Cryp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9]" office:value-type="float" office:value="148">
            <text:p>148</text:p>
          </table:table-cell>
          <table:table-cell office:value-type="string">
            <text:p>,</text:p>
          </table:table-cell>
          <table:table-cell table:formula="of:=IF(LEN([Personnage.B159])&gt;0;[Personnage.B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59])&gt;0;CONCATENATE(&quot;'&quot;;[Personnage.I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59])&gt;0;[Personnage.H15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9])&gt;0;CONCATENATE(&quot;'&quot;;[Personnage.F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59])&gt;0;CONCATENATE(&quot;'&quot;;[Personnage.J159];&quot;'&quot;);&quot;null&quot;)" office:value-type="string" office:string-value="'Pistage'">
            <text:p>'Pis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0]" office:value-type="float" office:value="149">
            <text:p>149</text:p>
          </table:table-cell>
          <table:table-cell office:value-type="string">
            <text:p>,</text:p>
          </table:table-cell>
          <table:table-cell table:formula="of:=IF(LEN([Personnage.B160])&gt;0;[Personnage.B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0])&gt;0;CONCATENATE(&quot;'&quot;;[Personnage.I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60])&gt;0;[Personnage.H16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0])&gt;0;CONCATENATE(&quot;'&quot;;[Personnage.F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0])&gt;0;CONCATENATE(&quot;'&quot;;[Personnage.J160];&quot;'&quot;);&quot;null&quot;)" office:value-type="string" office:string-value="'Reconnaissance Faciale'">
            <text:p>'Reconnaissance Faci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1]" office:value-type="float" office:value="150">
            <text:p>150</text:p>
          </table:table-cell>
          <table:table-cell office:value-type="string">
            <text:p>,</text:p>
          </table:table-cell>
          <table:table-cell table:formula="of:=IF(LEN([Personnage.B161])&gt;0;[Personnage.B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1])&gt;0;CONCATENATE(&quot;'&quot;;[Personnage.I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61])&gt;0;[Personnage.H16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1])&gt;0;CONCATENATE(&quot;'&quot;;[Personnage.F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1])&gt;0;CONCATENATE(&quot;'&quot;;[Personnage.J161];&quot;'&quot;);&quot;null&quot;)" office:value-type="string" office:string-value="'Reconnaissance de Démarche'">
            <text:p>'Reconnaissance de Démarch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2]" office:value-type="float" office:value="151">
            <text:p>151</text:p>
          </table:table-cell>
          <table:table-cell office:value-type="string">
            <text:p>,</text:p>
          </table:table-cell>
          <table:table-cell table:formula="of:=IF(LEN([Personnage.B162])&gt;0;[Personnage.B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2])&gt;0;CONCATENATE(&quot;'&quot;;[Personnage.I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62])&gt;0;[Personnage.H16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2])&gt;0;CONCATENATE(&quot;'&quot;;[Personnage.F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2])&gt;0;CONCATENATE(&quot;'&quot;;[Personnage.J162];&quot;'&quot;);&quot;null&quot;)" office:value-type="string" office:string-value="'Réseau Tactique'">
            <text:p>'Réseau Tact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3]" office:value-type="float" office:value="152">
            <text:p>152</text:p>
          </table:table-cell>
          <table:table-cell office:value-type="string">
            <text:p>,</text:p>
          </table:table-cell>
          <table:table-cell table:formula="of:=IF(LEN([Personnage.B163])&gt;0;[Personnage.B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3])&gt;0;CONCATENATE(&quot;'&quot;;[Personnage.I163];&quot;'&quot;);&quot;null&quot;)" office:value-type="string" office:string-value="'EXPERIENCE'">
            <text:p>'EXPERIENCE'</text:p>
          </table:table-cell>
          <table:table-cell office:value-type="string">
            <text:p>,</text:p>
          </table:table-cell>
          <table:table-cell table:formula="of:=[Personnage.G163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H163])&gt;0;[Personnage.H163];1)" office:value-type="float" office:value="3">
            <text:p>3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'LA:Japonais'">
            <text:p>'LA:Japonais'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3])&gt;0;CONCATENATE(&quot;'&quot;;[Personnage.F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3])&gt;0;CONCATENATE(&quot;'&quot;;[Personnage.J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4]" office:value-type="float" office:value="153">
            <text:p>153</text:p>
          </table:table-cell>
          <table:table-cell office:value-type="string">
            <text:p>,</text:p>
          </table:table-cell>
          <table:table-cell table:formula="of:=IF(LEN([Personnage.B164])&gt;0;[Personnage.B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4])&gt;0;CONCATENATE(&quot;'&quot;;[Personnage.I164];&quot;'&quot;);&quot;null&quot;)" office:value-type="string" office:string-value="'EXPERIENCE'">
            <text:p>'EXPERIENCE'</text:p>
          </table:table-cell>
          <table:table-cell office:value-type="string">
            <text:p>,</text:p>
          </table:table-cell>
          <table:table-cell table:formula="of:=[Personnage.G164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H164])&gt;0;[Personnage.H16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4])&gt;0;CONCATENATE(&quot;'&quot;;[Personnage.F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4])&gt;0;CONCATENATE(&quot;'&quot;;[Personnage.J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5]" office:value-type="float" office:value="154">
            <text:p>154</text:p>
          </table:table-cell>
          <table:table-cell office:value-type="string">
            <text:p>,</text:p>
          </table:table-cell>
          <table:table-cell table:formula="of:=IF(LEN([Personnage.B165])&gt;0;[Personnage.B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5])&gt;0;CONCATENATE(&quot;'&quot;;[Personnage.I165];&quot;'&quot;);&quot;null&quot;)" office:value-type="string" office:string-value="'EXPERIENCE'">
            <text:p>'EXPERIENCE'</text:p>
          </table:table-cell>
          <table:table-cell office:value-type="string">
            <text:p>,</text:p>
          </table:table-cell>
          <table:table-cell table:formula="of:=[Personnage.G165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H165])&gt;0;[Personnage.H165];1)" office:value-type="float" office:value="0.0666666666666667">
            <text:p>0.0666666667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5])&gt;0;CONCATENATE(&quot;'&quot;;[Personnage.F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5])&gt;0;CONCATENATE(&quot;'&quot;;[Personnage.J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[Personnage.B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69])&gt;0;CONCATENATE(&quot;'&quot;;[Personnage.I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69])&gt;0;[Personnage.H16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9])&gt;0;CONCATENATE(&quot;'&quot;;[Personnage.F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69])&gt;0;CONCATENATE(&quot;'&quot;;[Personnage.J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[Personnage.B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0])&gt;0;CONCATENATE(&quot;'&quot;;[Personnage.I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0])&gt;0;[Personnage.H17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0])&gt;0;CONCATENATE(&quot;'&quot;;[Personnage.F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0])&gt;0;CONCATENATE(&quot;'&quot;;[Personnage.J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[Personnage.B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1])&gt;0;CONCATENATE(&quot;'&quot;;[Personnage.I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1])&gt;0;[Personnage.H17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1])&gt;0;CONCATENATE(&quot;'&quot;;[Personnage.F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1])&gt;0;CONCATENATE(&quot;'&quot;;[Personnage.J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[Personnage.B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2])&gt;0;CONCATENATE(&quot;'&quot;;[Personnage.I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2])&gt;0;[Personnage.H17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2])&gt;0;CONCATENATE(&quot;'&quot;;[Personnage.F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2])&gt;0;CONCATENATE(&quot;'&quot;;[Personnage.J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[Personnage.B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3])&gt;0;CONCATENATE(&quot;'&quot;;[Personnage.I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3])&gt;0;[Personnage.H17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3])&gt;0;CONCATENATE(&quot;'&quot;;[Personnage.F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3])&gt;0;CONCATENATE(&quot;'&quot;;[Personnage.J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[Personnage.B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4])&gt;0;CONCATENATE(&quot;'&quot;;[Personnage.I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4])&gt;0;[Personnage.H17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4])&gt;0;CONCATENATE(&quot;'&quot;;[Personnage.F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4])&gt;0;CONCATENATE(&quot;'&quot;;[Personnage.J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[Personnage.B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5])&gt;0;CONCATENATE(&quot;'&quot;;[Personnage.I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5])&gt;0;[Personnage.H17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5])&gt;0;CONCATENATE(&quot;'&quot;;[Personnage.F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5])&gt;0;CONCATENATE(&quot;'&quot;;[Personnage.J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[Personnage.B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6])&gt;0;CONCATENATE(&quot;'&quot;;[Personnage.I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6])&gt;0;[Personnage.H17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6])&gt;0;CONCATENATE(&quot;'&quot;;[Personnage.F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6])&gt;0;CONCATENATE(&quot;'&quot;;[Personnage.J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[Personnage.B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7])&gt;0;CONCATENATE(&quot;'&quot;;[Personnage.I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7])&gt;0;[Personnage.H17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7])&gt;0;CONCATENATE(&quot;'&quot;;[Personnage.F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7])&gt;0;CONCATENATE(&quot;'&quot;;[Personnage.J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[Personnage.B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8])&gt;0;CONCATENATE(&quot;'&quot;;[Personnage.I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8])&gt;0;[Personnage.H17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8])&gt;0;CONCATENATE(&quot;'&quot;;[Personnage.F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8])&gt;0;CONCATENATE(&quot;'&quot;;[Personnage.J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[Personnage.B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79])&gt;0;CONCATENATE(&quot;'&quot;;[Personnage.I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79])&gt;0;[Personnage.H17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9])&gt;0;CONCATENATE(&quot;'&quot;;[Personnage.F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79])&gt;0;CONCATENATE(&quot;'&quot;;[Personnage.J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0])&gt;0;[Personnage.B1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80])&gt;0;CONCATENATE(&quot;'&quot;;[Personnage.I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0])&gt;0;[Personnage.H18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80])&gt;0;CONCATENATE(&quot;'&quot;;[Personnage.C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0])&gt;0;CONCATENATE(&quot;'&quot;;[Personnage.D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0])&gt;0;CONCATENATE(&quot;'&quot;;[Personnage.E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0])&gt;0;CONCATENATE(&quot;'&quot;;[Personnage.F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80])&gt;0;CONCATENATE(&quot;'&quot;;[Personnage.J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1])&gt;0;[Personnage.B1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81])&gt;0;CONCATENATE(&quot;'&quot;;[Personnage.I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1])&gt;0;[Personnage.H18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81])&gt;0;CONCATENATE(&quot;'&quot;;[Personnage.C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1])&gt;0;CONCATENATE(&quot;'&quot;;[Personnage.D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1])&gt;0;CONCATENATE(&quot;'&quot;;[Personnage.E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1])&gt;0;CONCATENATE(&quot;'&quot;;[Personnage.F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81])&gt;0;CONCATENATE(&quot;'&quot;;[Personnage.J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2])&gt;0;[Personnage.B1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182])&gt;0;CONCATENATE(&quot;'&quot;;[Personnage.I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2])&gt;0;[Personnage.H18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182])&gt;0;CONCATENATE(&quot;'&quot;;[Personnage.C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2])&gt;0;CONCATENATE(&quot;'&quot;;[Personnage.D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2])&gt;0;CONCATENATE(&quot;'&quot;;[Personnage.E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2])&gt;0;CONCATENATE(&quot;'&quot;;[Personnage.F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182])&gt;0;CONCATENATE(&quot;'&quot;;[Personnage.J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[Personnage.B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2])&gt;0;CONCATENATE(&quot;'&quot;;[Personnage.I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3])&gt;0;[Personnage.H18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2])&gt;0;CONCATENATE(&quot;'&quot;;[Personnage.F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2])&gt;0;CONCATENATE(&quot;'&quot;;[Personnage.J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[Personnage.B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3])&gt;0;CONCATENATE(&quot;'&quot;;[Personnage.I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4])&gt;0;[Personnage.H18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3])&gt;0;CONCATENATE(&quot;'&quot;;[Personnage.F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3])&gt;0;CONCATENATE(&quot;'&quot;;[Personnage.J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[Personnage.B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4])&gt;0;CONCATENATE(&quot;'&quot;;[Personnage.I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5])&gt;0;[Personnage.H18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4])&gt;0;CONCATENATE(&quot;'&quot;;[Personnage.F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4])&gt;0;CONCATENATE(&quot;'&quot;;[Personnage.J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[Personnage.B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5])&gt;0;CONCATENATE(&quot;'&quot;;[Personnage.I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6])&gt;0;[Personnage.H18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5])&gt;0;CONCATENATE(&quot;'&quot;;[Personnage.F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5])&gt;0;CONCATENATE(&quot;'&quot;;[Personnage.J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[Personnage.B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6])&gt;0;CONCATENATE(&quot;'&quot;;[Personnage.I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7])&gt;0;[Personnage.H18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6])&gt;0;CONCATENATE(&quot;'&quot;;[Personnage.F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6])&gt;0;CONCATENATE(&quot;'&quot;;[Personnage.J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[Personnage.B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7])&gt;0;CONCATENATE(&quot;'&quot;;[Personnage.I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8])&gt;0;[Personnage.H18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7])&gt;0;CONCATENATE(&quot;'&quot;;[Personnage.F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7])&gt;0;CONCATENATE(&quot;'&quot;;[Personnage.J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[Personnage.B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8])&gt;0;CONCATENATE(&quot;'&quot;;[Personnage.I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89])&gt;0;[Personnage.H18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8])&gt;0;CONCATENATE(&quot;'&quot;;[Personnage.F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8])&gt;0;CONCATENATE(&quot;'&quot;;[Personnage.J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[Personnage.B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09])&gt;0;CONCATENATE(&quot;'&quot;;[Personnage.I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0])&gt;0;[Personnage.H19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9])&gt;0;CONCATENATE(&quot;'&quot;;[Personnage.F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09])&gt;0;CONCATENATE(&quot;'&quot;;[Personnage.J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[Personnage.B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0])&gt;0;CONCATENATE(&quot;'&quot;;[Personnage.I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1])&gt;0;[Personnage.H19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0])&gt;0;CONCATENATE(&quot;'&quot;;[Personnage.F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0])&gt;0;CONCATENATE(&quot;'&quot;;[Personnage.J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[Personnage.B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1])&gt;0;CONCATENATE(&quot;'&quot;;[Personnage.I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2])&gt;0;[Personnage.H19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1])&gt;0;CONCATENATE(&quot;'&quot;;[Personnage.F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1])&gt;0;CONCATENATE(&quot;'&quot;;[Personnage.J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[Personnage.B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2])&gt;0;CONCATENATE(&quot;'&quot;;[Personnage.I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3])&gt;0;[Personnage.H19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2])&gt;0;CONCATENATE(&quot;'&quot;;[Personnage.F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2])&gt;0;CONCATENATE(&quot;'&quot;;[Personnage.J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[Personnage.B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3])&gt;0;CONCATENATE(&quot;'&quot;;[Personnage.I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4])&gt;0;[Personnage.H19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3])&gt;0;CONCATENATE(&quot;'&quot;;[Personnage.F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3])&gt;0;CONCATENATE(&quot;'&quot;;[Personnage.J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[Personnage.B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4])&gt;0;CONCATENATE(&quot;'&quot;;[Personnage.I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5])&gt;0;[Personnage.H19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4])&gt;0;CONCATENATE(&quot;'&quot;;[Personnage.F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4])&gt;0;CONCATENATE(&quot;'&quot;;[Personnage.J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[Personnage.B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5])&gt;0;CONCATENATE(&quot;'&quot;;[Personnage.I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6])&gt;0;[Personnage.H19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5])&gt;0;CONCATENATE(&quot;'&quot;;[Personnage.F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5])&gt;0;CONCATENATE(&quot;'&quot;;[Personnage.J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[Personnage.B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6])&gt;0;CONCATENATE(&quot;'&quot;;[Personnage.I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7])&gt;0;[Personnage.H19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6])&gt;0;CONCATENATE(&quot;'&quot;;[Personnage.F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6])&gt;0;CONCATENATE(&quot;'&quot;;[Personnage.J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[Personnage.B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7])&gt;0;CONCATENATE(&quot;'&quot;;[Personnage.I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8])&gt;0;[Personnage.H19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7])&gt;0;CONCATENATE(&quot;'&quot;;[Personnage.F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7])&gt;0;CONCATENATE(&quot;'&quot;;[Personnage.J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[Personnage.B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8])&gt;0;CONCATENATE(&quot;'&quot;;[Personnage.I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199])&gt;0;[Personnage.H19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8])&gt;0;CONCATENATE(&quot;'&quot;;[Personnage.F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8])&gt;0;CONCATENATE(&quot;'&quot;;[Personnage.J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[Personnage.B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19])&gt;0;CONCATENATE(&quot;'&quot;;[Personnage.I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0])&gt;0;[Personnage.H20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9])&gt;0;CONCATENATE(&quot;'&quot;;[Personnage.F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19])&gt;0;CONCATENATE(&quot;'&quot;;[Personnage.J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[Personnage.B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0])&gt;0;CONCATENATE(&quot;'&quot;;[Personnage.I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1])&gt;0;[Personnage.H20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0])&gt;0;CONCATENATE(&quot;'&quot;;[Personnage.F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0])&gt;0;CONCATENATE(&quot;'&quot;;[Personnage.J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1])&gt;0;[Personnage.B2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1])&gt;0;CONCATENATE(&quot;'&quot;;[Personnage.I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2])&gt;0;[Personnage.H20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1])&gt;0;CONCATENATE(&quot;'&quot;;[Personnage.C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1])&gt;0;CONCATENATE(&quot;'&quot;;[Personnage.D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1])&gt;0;CONCATENATE(&quot;'&quot;;[Personnage.E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1])&gt;0;CONCATENATE(&quot;'&quot;;[Personnage.F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1])&gt;0;CONCATENATE(&quot;'&quot;;[Personnage.J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2])&gt;0;[Personnage.B2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2])&gt;0;CONCATENATE(&quot;'&quot;;[Personnage.I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3])&gt;0;[Personnage.H20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2])&gt;0;CONCATENATE(&quot;'&quot;;[Personnage.C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2])&gt;0;CONCATENATE(&quot;'&quot;;[Personnage.D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2])&gt;0;CONCATENATE(&quot;'&quot;;[Personnage.E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2])&gt;0;CONCATENATE(&quot;'&quot;;[Personnage.F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2])&gt;0;CONCATENATE(&quot;'&quot;;[Personnage.J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3])&gt;0;[Personnage.B2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3])&gt;0;CONCATENATE(&quot;'&quot;;[Personnage.I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4])&gt;0;[Personnage.H20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3])&gt;0;CONCATENATE(&quot;'&quot;;[Personnage.C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3])&gt;0;CONCATENATE(&quot;'&quot;;[Personnage.D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3])&gt;0;CONCATENATE(&quot;'&quot;;[Personnage.E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3])&gt;0;CONCATENATE(&quot;'&quot;;[Personnage.F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3])&gt;0;CONCATENATE(&quot;'&quot;;[Personnage.J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4])&gt;0;[Personnage.B2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4])&gt;0;CONCATENATE(&quot;'&quot;;[Personnage.I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5])&gt;0;[Personnage.H20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4])&gt;0;CONCATENATE(&quot;'&quot;;[Personnage.C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4])&gt;0;CONCATENATE(&quot;'&quot;;[Personnage.D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4])&gt;0;CONCATENATE(&quot;'&quot;;[Personnage.E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4])&gt;0;CONCATENATE(&quot;'&quot;;[Personnage.F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4])&gt;0;CONCATENATE(&quot;'&quot;;[Personnage.J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5])&gt;0;[Personnage.B2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5])&gt;0;CONCATENATE(&quot;'&quot;;[Personnage.I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6])&gt;0;[Personnage.H20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5])&gt;0;CONCATENATE(&quot;'&quot;;[Personnage.C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5])&gt;0;CONCATENATE(&quot;'&quot;;[Personnage.D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5])&gt;0;CONCATENATE(&quot;'&quot;;[Personnage.E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5])&gt;0;CONCATENATE(&quot;'&quot;;[Personnage.F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5])&gt;0;CONCATENATE(&quot;'&quot;;[Personnage.J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6])&gt;0;[Personnage.B2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6])&gt;0;CONCATENATE(&quot;'&quot;;[Personnage.I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7])&gt;0;[Personnage.H20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6])&gt;0;CONCATENATE(&quot;'&quot;;[Personnage.C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6])&gt;0;CONCATENATE(&quot;'&quot;;[Personnage.D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6])&gt;0;CONCATENATE(&quot;'&quot;;[Personnage.E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6])&gt;0;CONCATENATE(&quot;'&quot;;[Personnage.F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6])&gt;0;CONCATENATE(&quot;'&quot;;[Personnage.J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7])&gt;0;[Personnage.B2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7])&gt;0;CONCATENATE(&quot;'&quot;;[Personnage.I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8])&gt;0;[Personnage.H20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7])&gt;0;CONCATENATE(&quot;'&quot;;[Personnage.C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7])&gt;0;CONCATENATE(&quot;'&quot;;[Personnage.D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7])&gt;0;CONCATENATE(&quot;'&quot;;[Personnage.E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7])&gt;0;CONCATENATE(&quot;'&quot;;[Personnage.F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7])&gt;0;CONCATENATE(&quot;'&quot;;[Personnage.J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8])&gt;0;[Personnage.B2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8])&gt;0;CONCATENATE(&quot;'&quot;;[Personnage.I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09])&gt;0;[Personnage.H20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8])&gt;0;CONCATENATE(&quot;'&quot;;[Personnage.C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8])&gt;0;CONCATENATE(&quot;'&quot;;[Personnage.D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8])&gt;0;CONCATENATE(&quot;'&quot;;[Personnage.E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8])&gt;0;CONCATENATE(&quot;'&quot;;[Personnage.F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8])&gt;0;CONCATENATE(&quot;'&quot;;[Personnage.J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9])&gt;0;[Personnage.B2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29])&gt;0;CONCATENATE(&quot;'&quot;;[Personnage.I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0])&gt;0;[Personnage.H21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29])&gt;0;CONCATENATE(&quot;'&quot;;[Personnage.C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9])&gt;0;CONCATENATE(&quot;'&quot;;[Personnage.D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9])&gt;0;CONCATENATE(&quot;'&quot;;[Personnage.E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9])&gt;0;CONCATENATE(&quot;'&quot;;[Personnage.F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29])&gt;0;CONCATENATE(&quot;'&quot;;[Personnage.J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0])&gt;0;[Personnage.B2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0])&gt;0;CONCATENATE(&quot;'&quot;;[Personnage.I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1])&gt;0;[Personnage.H21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0])&gt;0;CONCATENATE(&quot;'&quot;;[Personnage.C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0])&gt;0;CONCATENATE(&quot;'&quot;;[Personnage.D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0])&gt;0;CONCATENATE(&quot;'&quot;;[Personnage.E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0])&gt;0;CONCATENATE(&quot;'&quot;;[Personnage.F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0])&gt;0;CONCATENATE(&quot;'&quot;;[Personnage.J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1])&gt;0;[Personnage.B2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1])&gt;0;CONCATENATE(&quot;'&quot;;[Personnage.I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2])&gt;0;[Personnage.H21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1])&gt;0;CONCATENATE(&quot;'&quot;;[Personnage.C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1])&gt;0;CONCATENATE(&quot;'&quot;;[Personnage.D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1])&gt;0;CONCATENATE(&quot;'&quot;;[Personnage.E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1])&gt;0;CONCATENATE(&quot;'&quot;;[Personnage.F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1])&gt;0;CONCATENATE(&quot;'&quot;;[Personnage.J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2])&gt;0;[Personnage.B2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2])&gt;0;CONCATENATE(&quot;'&quot;;[Personnage.I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3])&gt;0;[Personnage.H21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2])&gt;0;CONCATENATE(&quot;'&quot;;[Personnage.C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2])&gt;0;CONCATENATE(&quot;'&quot;;[Personnage.D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2])&gt;0;CONCATENATE(&quot;'&quot;;[Personnage.E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2])&gt;0;CONCATENATE(&quot;'&quot;;[Personnage.F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2])&gt;0;CONCATENATE(&quot;'&quot;;[Personnage.J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3])&gt;0;[Personnage.B2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3])&gt;0;CONCATENATE(&quot;'&quot;;[Personnage.I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4])&gt;0;[Personnage.H21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3])&gt;0;CONCATENATE(&quot;'&quot;;[Personnage.C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3])&gt;0;CONCATENATE(&quot;'&quot;;[Personnage.D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3])&gt;0;CONCATENATE(&quot;'&quot;;[Personnage.E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3])&gt;0;CONCATENATE(&quot;'&quot;;[Personnage.F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3])&gt;0;CONCATENATE(&quot;'&quot;;[Personnage.J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4])&gt;0;[Personnage.B2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4])&gt;0;CONCATENATE(&quot;'&quot;;[Personnage.I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5])&gt;0;[Personnage.H21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4])&gt;0;CONCATENATE(&quot;'&quot;;[Personnage.C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4])&gt;0;CONCATENATE(&quot;'&quot;;[Personnage.D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4])&gt;0;CONCATENATE(&quot;'&quot;;[Personnage.E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4])&gt;0;CONCATENATE(&quot;'&quot;;[Personnage.F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4])&gt;0;CONCATENATE(&quot;'&quot;;[Personnage.J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5])&gt;0;[Personnage.B2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5])&gt;0;CONCATENATE(&quot;'&quot;;[Personnage.I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6])&gt;0;[Personnage.H21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5])&gt;0;CONCATENATE(&quot;'&quot;;[Personnage.C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5])&gt;0;CONCATENATE(&quot;'&quot;;[Personnage.D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5])&gt;0;CONCATENATE(&quot;'&quot;;[Personnage.E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5])&gt;0;CONCATENATE(&quot;'&quot;;[Personnage.F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5])&gt;0;CONCATENATE(&quot;'&quot;;[Personnage.J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6])&gt;0;[Personnage.B2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6])&gt;0;CONCATENATE(&quot;'&quot;;[Personnage.I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7])&gt;0;[Personnage.H21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6])&gt;0;CONCATENATE(&quot;'&quot;;[Personnage.C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6])&gt;0;CONCATENATE(&quot;'&quot;;[Personnage.D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6])&gt;0;CONCATENATE(&quot;'&quot;;[Personnage.E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6])&gt;0;CONCATENATE(&quot;'&quot;;[Personnage.F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6])&gt;0;CONCATENATE(&quot;'&quot;;[Personnage.J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7])&gt;0;[Personnage.B2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7])&gt;0;CONCATENATE(&quot;'&quot;;[Personnage.I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8])&gt;0;[Personnage.H21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7])&gt;0;CONCATENATE(&quot;'&quot;;[Personnage.C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7])&gt;0;CONCATENATE(&quot;'&quot;;[Personnage.D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7])&gt;0;CONCATENATE(&quot;'&quot;;[Personnage.E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7])&gt;0;CONCATENATE(&quot;'&quot;;[Personnage.F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7])&gt;0;CONCATENATE(&quot;'&quot;;[Personnage.J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8])&gt;0;[Personnage.B2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8])&gt;0;CONCATENATE(&quot;'&quot;;[Personnage.I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19])&gt;0;[Personnage.H21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8])&gt;0;CONCATENATE(&quot;'&quot;;[Personnage.C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8])&gt;0;CONCATENATE(&quot;'&quot;;[Personnage.D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8])&gt;0;CONCATENATE(&quot;'&quot;;[Personnage.E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8])&gt;0;CONCATENATE(&quot;'&quot;;[Personnage.F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8])&gt;0;CONCATENATE(&quot;'&quot;;[Personnage.J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9])&gt;0;[Personnage.B2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39])&gt;0;CONCATENATE(&quot;'&quot;;[Personnage.I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0])&gt;0;[Personnage.H22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39])&gt;0;CONCATENATE(&quot;'&quot;;[Personnage.C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9])&gt;0;CONCATENATE(&quot;'&quot;;[Personnage.D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9])&gt;0;CONCATENATE(&quot;'&quot;;[Personnage.E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9])&gt;0;CONCATENATE(&quot;'&quot;;[Personnage.F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39])&gt;0;CONCATENATE(&quot;'&quot;;[Personnage.J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0])&gt;0;[Personnage.B2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0])&gt;0;CONCATENATE(&quot;'&quot;;[Personnage.I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1])&gt;0;[Personnage.H22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0])&gt;0;CONCATENATE(&quot;'&quot;;[Personnage.C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0])&gt;0;CONCATENATE(&quot;'&quot;;[Personnage.D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0])&gt;0;CONCATENATE(&quot;'&quot;;[Personnage.E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0])&gt;0;CONCATENATE(&quot;'&quot;;[Personnage.F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0])&gt;0;CONCATENATE(&quot;'&quot;;[Personnage.J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1])&gt;0;[Personnage.B2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1])&gt;0;CONCATENATE(&quot;'&quot;;[Personnage.I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2])&gt;0;[Personnage.H22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1])&gt;0;CONCATENATE(&quot;'&quot;;[Personnage.C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1])&gt;0;CONCATENATE(&quot;'&quot;;[Personnage.D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1])&gt;0;CONCATENATE(&quot;'&quot;;[Personnage.E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1])&gt;0;CONCATENATE(&quot;'&quot;;[Personnage.F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1])&gt;0;CONCATENATE(&quot;'&quot;;[Personnage.J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2])&gt;0;[Personnage.B2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2])&gt;0;CONCATENATE(&quot;'&quot;;[Personnage.I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3])&gt;0;[Personnage.H22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2])&gt;0;CONCATENATE(&quot;'&quot;;[Personnage.C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2])&gt;0;CONCATENATE(&quot;'&quot;;[Personnage.D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2])&gt;0;CONCATENATE(&quot;'&quot;;[Personnage.E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2])&gt;0;CONCATENATE(&quot;'&quot;;[Personnage.F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2])&gt;0;CONCATENATE(&quot;'&quot;;[Personnage.J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3])&gt;0;[Personnage.B2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3])&gt;0;CONCATENATE(&quot;'&quot;;[Personnage.I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4])&gt;0;[Personnage.H22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3])&gt;0;CONCATENATE(&quot;'&quot;;[Personnage.C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3])&gt;0;CONCATENATE(&quot;'&quot;;[Personnage.D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3])&gt;0;CONCATENATE(&quot;'&quot;;[Personnage.E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3])&gt;0;CONCATENATE(&quot;'&quot;;[Personnage.F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3])&gt;0;CONCATENATE(&quot;'&quot;;[Personnage.J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4])&gt;0;[Personnage.B2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4])&gt;0;CONCATENATE(&quot;'&quot;;[Personnage.I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5])&gt;0;[Personnage.H22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4])&gt;0;CONCATENATE(&quot;'&quot;;[Personnage.C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4])&gt;0;CONCATENATE(&quot;'&quot;;[Personnage.D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4])&gt;0;CONCATENATE(&quot;'&quot;;[Personnage.E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4])&gt;0;CONCATENATE(&quot;'&quot;;[Personnage.F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4])&gt;0;CONCATENATE(&quot;'&quot;;[Personnage.J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5])&gt;0;[Personnage.B2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5])&gt;0;CONCATENATE(&quot;'&quot;;[Personnage.I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6])&gt;0;[Personnage.H226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5])&gt;0;CONCATENATE(&quot;'&quot;;[Personnage.C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5])&gt;0;CONCATENATE(&quot;'&quot;;[Personnage.D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5])&gt;0;CONCATENATE(&quot;'&quot;;[Personnage.E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5])&gt;0;CONCATENATE(&quot;'&quot;;[Personnage.F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5])&gt;0;CONCATENATE(&quot;'&quot;;[Personnage.J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6])&gt;0;[Personnage.B2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6])&gt;0;CONCATENATE(&quot;'&quot;;[Personnage.I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7])&gt;0;[Personnage.H227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6])&gt;0;CONCATENATE(&quot;'&quot;;[Personnage.C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6])&gt;0;CONCATENATE(&quot;'&quot;;[Personnage.D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6])&gt;0;CONCATENATE(&quot;'&quot;;[Personnage.E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6])&gt;0;CONCATENATE(&quot;'&quot;;[Personnage.F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6])&gt;0;CONCATENATE(&quot;'&quot;;[Personnage.J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7])&gt;0;[Personnage.B2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7])&gt;0;CONCATENATE(&quot;'&quot;;[Personnage.I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8])&gt;0;[Personnage.H228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7])&gt;0;CONCATENATE(&quot;'&quot;;[Personnage.C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7])&gt;0;CONCATENATE(&quot;'&quot;;[Personnage.D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7])&gt;0;CONCATENATE(&quot;'&quot;;[Personnage.E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7])&gt;0;CONCATENATE(&quot;'&quot;;[Personnage.F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7])&gt;0;CONCATENATE(&quot;'&quot;;[Personnage.J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8])&gt;0;[Personnage.B2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8])&gt;0;CONCATENATE(&quot;'&quot;;[Personnage.I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29])&gt;0;[Personnage.H229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8])&gt;0;CONCATENATE(&quot;'&quot;;[Personnage.C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8])&gt;0;CONCATENATE(&quot;'&quot;;[Personnage.D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8])&gt;0;CONCATENATE(&quot;'&quot;;[Personnage.E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8])&gt;0;CONCATENATE(&quot;'&quot;;[Personnage.F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8])&gt;0;CONCATENATE(&quot;'&quot;;[Personnage.J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9])&gt;0;[Personnage.B2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49])&gt;0;CONCATENATE(&quot;'&quot;;[Personnage.I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0])&gt;0;[Personnage.H230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49])&gt;0;CONCATENATE(&quot;'&quot;;[Personnage.C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9])&gt;0;CONCATENATE(&quot;'&quot;;[Personnage.D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9])&gt;0;CONCATENATE(&quot;'&quot;;[Personnage.E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9])&gt;0;CONCATENATE(&quot;'&quot;;[Personnage.F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49])&gt;0;CONCATENATE(&quot;'&quot;;[Personnage.J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0])&gt;0;[Personnage.B2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0])&gt;0;CONCATENATE(&quot;'&quot;;[Personnage.I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1])&gt;0;[Personnage.H231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0])&gt;0;CONCATENATE(&quot;'&quot;;[Personnage.C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0])&gt;0;CONCATENATE(&quot;'&quot;;[Personnage.D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0])&gt;0;CONCATENATE(&quot;'&quot;;[Personnage.E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0])&gt;0;CONCATENATE(&quot;'&quot;;[Personnage.F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0])&gt;0;CONCATENATE(&quot;'&quot;;[Personnage.J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1])&gt;0;[Personnage.B2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1])&gt;0;CONCATENATE(&quot;'&quot;;[Personnage.I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2])&gt;0;[Personnage.H232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1])&gt;0;CONCATENATE(&quot;'&quot;;[Personnage.C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1])&gt;0;CONCATENATE(&quot;'&quot;;[Personnage.D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1])&gt;0;CONCATENATE(&quot;'&quot;;[Personnage.E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1])&gt;0;CONCATENATE(&quot;'&quot;;[Personnage.F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1])&gt;0;CONCATENATE(&quot;'&quot;;[Personnage.J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2])&gt;0;[Personnage.B2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2])&gt;0;CONCATENATE(&quot;'&quot;;[Personnage.I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3])&gt;0;[Personnage.H233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2])&gt;0;CONCATENATE(&quot;'&quot;;[Personnage.C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2])&gt;0;CONCATENATE(&quot;'&quot;;[Personnage.D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2])&gt;0;CONCATENATE(&quot;'&quot;;[Personnage.E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2])&gt;0;CONCATENATE(&quot;'&quot;;[Personnage.F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2])&gt;0;CONCATENATE(&quot;'&quot;;[Personnage.J2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3])&gt;0;[Personnage.B2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3])&gt;0;CONCATENATE(&quot;'&quot;;[Personnage.I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4])&gt;0;[Personnage.H234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3])&gt;0;CONCATENATE(&quot;'&quot;;[Personnage.C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3])&gt;0;CONCATENATE(&quot;'&quot;;[Personnage.D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3])&gt;0;CONCATENATE(&quot;'&quot;;[Personnage.E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3])&gt;0;CONCATENATE(&quot;'&quot;;[Personnage.F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3])&gt;0;CONCATENATE(&quot;'&quot;;[Personnage.J2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4])&gt;0;[Personnage.B2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I254])&gt;0;CONCATENATE(&quot;'&quot;;[Personnage.I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H235])&gt;0;[Personnage.H235];1)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254])&gt;0;CONCATENATE(&quot;'&quot;;[Personnage.C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4])&gt;0;CONCATENATE(&quot;'&quot;;[Personnage.D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4])&gt;0;CONCATENATE(&quot;'&quot;;[Personnage.E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4])&gt;0;CONCATENATE(&quot;'&quot;;[Personnage.F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J254])&gt;0;CONCATENATE(&quot;'&quot;;[Personnage.J2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 table:number-rows-repeated="104834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egments (Morphes)" table:style-name="ta1">
        <table:table-column table:style-name="co20" table:default-cell-style-name="Default"/>
        <table:table-column table:style-name="co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5" table:number-columns-repeated="3" table:default-cell-style-name="Default"/>
        <table:table-column table:style-name="co22" table:default-cell-style-name="Default"/>
        <table:table-column table:style-name="co23" table:default-cell-style-name="ce1"/>
        <table:table-row table:style-name="ro1">
          <table:table-cell table:style-name="ce8" office:value-type="string">
            <text:p>Morphe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9" office:value-type="string">
            <text:p>MT_FURY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75">
            <text:p>75</text:p>
          </table:table-cell>
          <table:table-cell table:style-name="ce13" office:value-type="string">
            <text:p>FREEBIE</text:p>
          </table:table-cell>
          <table:table-cell table:style-name="ce17" office:value-type="string">
            <text:p>MT_FURY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Biotissée (légère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Neurachem (Niveau 1)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Filtres Toxémiques</text:p>
          </table:table-cell>
        </table:table-row>
        <table:table-row table:style-name="ro1">
          <table:table-cell table:style-name="ce9" office:value-type="string">
            <text:p>MT_FLA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0">
            <text:p>0</text:p>
          </table:table-cell>
          <table:table-cell table:style-name="ce13" office:value-type="string">
            <text:p>FREEBIE</text:p>
          </table:table-cell>
          <table:table-cell table:style-name="ce17" office:value-type="string">
            <text:p>MT_FLA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COG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MORPH_BASE_MAX</text:p>
          </table:table-cell>
          <table:table-cell table:style-name="ce20"/>
        </table:table-row>
        <table:table-row table:style-name="ro1">
          <table:table-cell table:style-name="ce9" office:value-type="string">
            <text:p>MT_SPLIC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10">
            <text:p>1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SPLIC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EXAL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3" office:value-type="string">
            <text:p>FREEBIE</text:p>
          </table:table-cell>
          <table:table-cell table:style-name="ce9" office:value-type="string">
            <text:p>MT_EXAL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MENTON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MENTO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VO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Hyper-Linguis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 Mathémag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HYPER_LINGUIST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OLYMPIANS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OLYMPIAN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SYL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SYL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héromones Améliorées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TRIKING_LOOKS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BOUNC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BOUNC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oussinets Adhésif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eds Préhensil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serves d'Oxygèn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LIMBER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9" office:value-type="string">
            <text:p>MT_FUTURA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FUTURA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mortisseurs Émotionnels</text:p>
          </table:table-cell>
        </table:table-row>
        <table:table-row table:style-name="ro1">
          <table:table-cell table:style-name="ce9" office:value-type="string">
            <text:p>MT_GHOS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70">
            <text:p>7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GHOS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eau de Caméléo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imulation Surrén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Coussinets Adhésifs</text:p>
          </table:table-cell>
        </table:table-row>
        <table:table-row table:style-name="ro1">
          <table:table-cell table:style-name="ce9" office:value-type="string">
            <text:p>MT_HIBER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HIBER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Circadienn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Hibernation</text:p>
          </table:table-cell>
        </table:table-row>
        <table:table-row table:style-name="ro1">
          <table:table-cell table:style-name="ce9" office:value-type="string">
            <text:p>MT_NEOTENIC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NEOTENIC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Néoténique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REMADE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60">
            <text:p>6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REMAD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Circadienn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Therm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Filtres Toxémiques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UNCANNY_VALLEY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RUST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RUST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Régulation Thermique</text:p>
          </table:table-cell>
        </table:table-row>
        <table:table-row table:style-name="ro1">
          <table:table-cell table:style-name="ce9" office:value-type="string">
            <text:p>MT_NEO_AVIAN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EO_AVIA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NEO_HOMIN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EO_HOMIN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eds Préhensiles</text:p>
          </table:table-cell>
        </table:table-row>
        <table:table-row table:style-name="ro1">
          <table:table-cell table:style-name="ce9" office:value-type="string">
            <text:p>MT_OCTOMOR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OCTOMOR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SWIMM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eau de Caméléon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LIMBER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9" office:value-type="string">
            <text:p>MT_PLEASURE_PO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PLEASURE_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héromones Amélioré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ntersexué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Cosse de Plaisir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WORKER_PO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WORKER_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Cosse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NOVACRAB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60">
            <text:p>6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OVACRAB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Carapac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ranchi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serves d'Oxygèn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Therm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Étanchéité au Vide</text:p>
          </table:table-cell>
        </table:table-row>
        <table:table-row table:style-name="ro1">
          <table:table-cell table:style-name="ce9" office:value-type="string">
            <text:p>MT_CASE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5">
            <text:p>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C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16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LEMON</text:p>
          </table:table-cell>
          <table:table-cell table:number-columns-repeated="4"/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Masses Métalliques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SYNT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UNCANNY_VALLEY</text:p>
          </table:table-cell>
          <table:table-cell table:number-columns-repeated="4"/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Masses Métalliques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ARACH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ARACH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 (M), 8/40 (P), 8/40(R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Supplémentaires (10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da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Pneumat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adar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DRAGONFLY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DRAGONFLY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8/32 (A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FLEXBO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FLEXBO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 (M), 8/40 (G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Doigts Fractal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onception Modulair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Nanoscop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justement de Form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REAP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100">
            <text:p>10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REAP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/20(M),4/20(S),12/40(I),4/20(P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style-name="ce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à 360°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ntirefle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griff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Supplémentaires (4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de Combat Lourd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ystème Magn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Pneumat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ada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imulateur de Réflex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justement de Form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mélioration Structurel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Émetteur Térahertz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e Intégrée (Articulée, 4)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SLITHER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LITHER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/16 (Se), 8/32 (Rl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SWARMA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WARMA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2/8(M),4/20(S),4/32(Rt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ructure en Essaim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INFOMOR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0">
            <text:p>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INFOMOR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INF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N/A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 table:number-rows-repeated="10479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61" table:default-cell-style-name="ce52"/>
        <table:table-column table:style-name="co5" table:default-cell-style-name="ce55"/>
        <table:table-column table:style-name="co62" table:default-cell-style-name="ce55"/>
        <table:table-column table:style-name="co63" table:default-cell-style-name="ce55"/>
        <table:table-column table:style-name="co64" table:default-cell-style-name="ce55"/>
        <table:table-column table:style-name="co65" table:default-cell-style-name="ce55"/>
        <table:table-column table:style-name="co66" table:default-cell-style-name="ce55"/>
        <table:table-column table:style-name="co67" table:default-cell-style-name="ce55"/>
        <table:table-column table:style-name="co68" table:default-cell-style-name="ce66"/>
        <table:table-column table:style-name="co5" table:number-columns-repeated="2" table:default-cell-style-name="Default"/>
        <table:table-row table:style-name="ro1">
          <table:table-cell table:style-name="ce47" office:value-type="string">
            <text:p>Trait positif</text:p>
          </table:table-cell>
          <table:table-cell table:style-name="ce54" office:value-type="string">
            <text:p>Cause</text:p>
          </table:table-cell>
          <table:table-cell table:style-name="ce58" office:value-type="string">
            <text:p>Clé générale</text:p>
          </table:table-cell>
          <table:table-cell table:style-name="ce58" office:value-type="string">
            <text:p>Sous-clé 1</text:p>
          </table:table-cell>
          <table:table-cell table:style-name="ce58" office:value-type="string">
            <text:p>Sous-clé 2</text:p>
          </table:table-cell>
          <table:table-cell table:style-name="ce58" office:value-type="string">
            <text:p>Sous-clé 3</text:p>
          </table:table-cell>
          <table:table-cell table:style-name="ce54" office:value-type="string">
            <text:p>Amount</text:p>
          </table:table-cell>
          <table:table-cell table:style-name="ce58" office:value-type="string">
            <text:p>AmountType</text:p>
          </table:table-cell>
          <table:table-cell table:style-name="ce62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48" office:value-type="string">
            <text:p>ADAPTABILITY</text:p>
          </table:table-cell>
          <table:table-cell/>
          <table:table-cell table:style-name="ce59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59" office:value-type="string">
            <text:p>&lt;1 ou 2&gt;</text:p>
          </table:table-cell>
          <table:table-cell table:style-name="ce59"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8" office:value-type="string">
            <text:p>ALLIES</text:p>
          </table:table-cell>
          <table:table-cell/>
          <table:table-cell table:style-name="ce59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59"/>
          <table:table-cell table:style-name="ce59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59" office:value-type="string">
            <text:p>FREEBIE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9" office:value-type="string">
            <text:p>AMBIDEXTROUS</text:p>
          </table:table-cell>
          <table:table-cell/>
          <table:table-cell table:style-name="ce59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59"/>
          <table:table-cell table:style-name="ce59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50" office:value-type="string">
            <text:p>ANIMAL_EMPATHY</text:p>
          </table:table-cell>
          <table:table-cell table:style-name="ce56"/>
          <table:table-cell table:style-name="ce60" office:value-type="string">
            <text:p>TRAIT</text:p>
          </table:table-cell>
          <table:table-cell table:style-name="ce56" table:formula="of:=[.A5]" office:value-type="string" office:string-value="ANIMAL_EMPATHY">
            <text:p>ANIMAL_EMPATHY</text:p>
          </table:table-cell>
          <table:table-cell table:style-name="ce56" table:number-columns-repeated="2"/>
          <table:table-cell table:style-name="ce56" office:value-type="float" office:value="5">
            <text:p>5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61" office:value-type="string">
            <text:p>ASK</text:p>
          </table:table-cell>
          <table:table-cell table:style-name="ce57" office:value-type="string">
            <text:p>ANIMALHANDLING</text:p>
          </table:table-cell>
          <table:table-cell table:style-name="ce57" table:number-columns-repeated="2"/>
          <table:table-cell table:style-name="ce57" office:value-type="float" office:value="10">
            <text:p>10</text:p>
          </table:table-cell>
          <table:table-cell table:style-name="ce61" office:value-type="string">
            <text:p>MODIFIER</text:p>
          </table:table-cell>
          <table:table-cell table:style-name="ce65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59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59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59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59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59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EXCEPTIONAL_APT (EGO)</text:p>
          </table:table-cell>
          <table:table-cell table:style-name="ce56"/>
          <table:table-cell table:style-name="ce60" office:value-type="string">
            <text:p>TRAIT</text:p>
          </table:table-cell>
          <table:table-cell table:style-name="ce56" office:value-type="string">
            <text:p>EXCEPTIONAL_APT</text:p>
          </table:table-cell>
          <table:table-cell table:style-name="ce56" table:number-columns-repeated="2"/>
          <table:table-cell table:style-name="ce56" office:value-type="float" office:value="20">
            <text:p>20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PT</text:p>
          </table:table-cell>
          <table:table-cell table:style-name="ce57" table:formula="of:=[.A13]" office:value-type="float" office:value="0">
            <text:p>0</text:p>
          </table:table-cell>
          <table:table-cell table:style-name="ce57" table:number-columns-repeated="2"/>
          <table:table-cell table:style-name="ce57" office:value-type="float" office:value="40">
            <text:p>40</text:p>
          </table:table-cell>
          <table:table-cell table:style-name="ce61" office:value-type="string">
            <text:p>EGO_MAX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50" office:value-type="string">
            <text:p>EXCEPTIONAL_APT (MORPH)</text:p>
          </table:table-cell>
          <table:table-cell table:style-name="ce56"/>
          <table:table-cell table:style-name="ce60" office:value-type="string">
            <text:p>MORPH_TRAIT</text:p>
          </table:table-cell>
          <table:table-cell table:style-name="ce56" office:value-type="string">
            <text:p>EXCEPTIONAL_APT</text:p>
          </table:table-cell>
          <table:table-cell table:style-name="ce56" table:number-columns-repeated="2"/>
          <table:table-cell table:style-name="ce56" office:value-type="float" office:value="20">
            <text:p>20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PT</text:p>
          </table:table-cell>
          <table:table-cell table:style-name="ce57" table:formula="of:=[.A15]" office:value-type="float" office:value="0">
            <text:p>0</text:p>
          </table:table-cell>
          <table:table-cell table:style-name="ce57" table:number-columns-repeated="2"/>
          <table:table-cell table:style-name="ce57" office:value-type="string">
            <text:p>&lt;30, 35 ou 40&gt;</text:p>
          </table:table-cell>
          <table:table-cell table:style-name="ce61" office:value-type="string">
            <text:p>MORPH_MAX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59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9" office:value-type="string">
            <text:p>FAST_LEARNER</text:p>
          </table:table-cell>
          <table:table-cell/>
          <table:table-cell table:style-name="ce59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59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59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59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59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59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59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59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59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59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59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PSI</text:p>
          </table:table-cell>
          <table:table-cell table:style-name="ce56"/>
          <table:table-cell table:style-name="ce60" office:value-type="string">
            <text:p>TRAIT</text:p>
          </table:table-cell>
          <table:table-cell table:style-name="ce56" table:formula="of:=[.A27]" office:value-type="string" office:string-value="PSI">
            <text:p>PSI</text:p>
          </table:table-cell>
          <table:table-cell table:style-name="ce56" office:value-type="string">
            <text:p>&lt;1 ou 2&gt;</text:p>
          </table:table-cell>
          <table:table-cell table:style-name="ce56"/>
          <table:table-cell table:style-name="ce56" office:value-type="string">
            <text:p>&lt;Level*20&gt;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/>
          <table:table-cell table:style-name="ce61" office:value-type="string">
            <text:p>TRAUMA_THRESHOLD</text:p>
          </table:table-cell>
          <table:table-cell table:style-name="ce57" table:number-columns-repeated="3"/>
          <table:table-cell table:style-name="ce57" office:value-type="float" office:value="-1">
            <text:p>-1</text:p>
          </table:table-cell>
          <table:table-cell table:style-name="ce61" office:value-type="string">
            <text:p>MODIFIER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59" office:value-type="string">
            <text:p>&lt;TRAIT/MORPH_TRAIT&gt;</text:p>
          </table:table-cell>
          <table:table-cell table:formula="of:=[.A29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59" office:value-type="string">
            <text:p>&lt;TRAIT/MORPH_TRAIT&gt;</text:p>
          </table:table-cell>
          <table:table-cell table:formula="of:=[.A30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59" office:value-type="string">
            <text:p>MORPH_TRAIT</text:p>
          </table:table-cell>
          <table:table-cell table:formula="of:=[.A31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59" office:value-type="string">
            <text:p>TRAIT</text:p>
          </table:table-cell>
          <table:table-cell table:formula="of:=[.A32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59" office:value-type="string">
            <text:p>TRAIT</text:p>
          </table:table-cell>
          <table:table-cell table:formula="of:=[.A33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SITUATIONAL_AWARENESS</text:p>
          </table:table-cell>
          <table:table-cell table:style-name="ce56"/>
          <table:table-cell table:style-name="ce60" office:value-type="string">
            <text:p>TRAIT</text:p>
          </table:table-cell>
          <table:table-cell table:style-name="ce56" table:formula="of:=[.A34]" office:value-type="string" office:string-value="SITUATIONAL_AWARENESS">
            <text:p>SITUATIONAL_AWARENESS</text:p>
          </table:table-cell>
          <table:table-cell table:style-name="ce56" table:number-columns-repeated="2"/>
          <table:table-cell table:style-name="ce56" office:value-type="float" office:value="10">
            <text:p>10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61" office:value-type="string">
            <text:p>ASK</text:p>
          </table:table-cell>
          <table:table-cell table:style-name="ce57" office:value-type="string">
            <text:p>PERCEPTION</text:p>
          </table:table-cell>
          <table:table-cell table:style-name="ce57" table:number-columns-repeated="2"/>
          <table:table-cell table:style-name="ce57" office:value-type="float" office:value="0">
            <text:p>0</text:p>
          </table:table-cell>
          <table:table-cell table:style-name="ce61" office:value-type="string">
            <text:p>MODIFIER</text:p>
          </table:table-cell>
          <table:table-cell table:style-name="ce67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49" office:value-type="string">
            <text:p>STRIKING_LOOKS</text:p>
          </table:table-cell>
          <table:table-cell/>
          <table:table-cell table:style-name="ce59" office:value-type="string">
            <text:p>MORPH_TRAIT</text:p>
          </table:table-cell>
          <table:table-cell table:formula="of:=[.A36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TOUGH</text:p>
          </table:table-cell>
          <table:table-cell table:style-name="ce56"/>
          <table:table-cell table:style-name="ce60" office:value-type="string">
            <text:p>MORPH_TRAIT</text:p>
          </table:table-cell>
          <table:table-cell table:style-name="ce56" table:formula="of:=[.A37]" office:value-type="string" office:string-value="TOUGH">
            <text:p>TOUGH</text:p>
          </table:table-cell>
          <table:table-cell table:style-name="ce56" office:value-type="string">
            <text:p>&lt;1, 2 ou 3&gt;</text:p>
          </table:table-cell>
          <table:table-cell table:style-name="ce56"/>
          <table:table-cell table:style-name="ce56" office:value-type="string">
            <text:p>&lt;Level*10&gt;</text:p>
          </table:table-cell>
          <table:table-cell table:style-name="ce60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61" office:value-type="string">
            <text:p>MORPH_DURABILITY</text:p>
          </table:table-cell>
          <table:table-cell table:style-name="ce57" table:number-columns-repeated="3"/>
          <table:table-cell table:style-name="ce57" office:value-type="string">
            <text:p>&lt;Level*5&gt;</text:p>
          </table:table-cell>
          <table:table-cell table:style-name="ce61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59" office:value-type="string">
            <text:p>TRAIT</text:p>
          </table:table-cell>
          <table:table-cell table:formula="of:=[.A39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59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7" office:value-type="string">
            <text:p>Trait négatif</text:p>
          </table:table-cell>
          <table:table-cell table:style-name="ce54" office:value-type="string">
            <text:p>Cause</text:p>
          </table:table-cell>
          <table:table-cell table:style-name="ce58" office:value-type="string">
            <text:p>Clé générale</text:p>
          </table:table-cell>
          <table:table-cell table:style-name="ce58" office:value-type="string">
            <text:p>Sous-clé 1</text:p>
          </table:table-cell>
          <table:table-cell table:style-name="ce58" office:value-type="string">
            <text:p>Sous-clé 2</text:p>
          </table:table-cell>
          <table:table-cell table:style-name="ce58" office:value-type="string">
            <text:p>Sous-clé 3</text:p>
          </table:table-cell>
          <table:table-cell table:style-name="ce54" office:value-type="string">
            <text:p>Amount</text:p>
          </table:table-cell>
          <table:table-cell table:style-name="ce58" office:value-type="string">
            <text:p>AmountType</text:p>
          </table:table-cell>
          <table:table-cell table:style-name="ce62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2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AGED</text:p>
          </table:table-cell>
          <table:table-cell table:style-name="ce56"/>
          <table:table-cell table:style-name="ce56" office:value-type="string">
            <text:p>MORPH_TRAIT</text:p>
          </table:table-cell>
          <table:table-cell table:style-name="ce56" table:formula="of:=[.A43]" office:value-type="string" office:string-value="AGED">
            <text:p>AGED</text:p>
          </table:table-cell>
          <table:table-cell table:style-name="ce56" table:number-columns-repeated="2"/>
          <table:table-cell table:style-name="ce56" office:value-type="float" office:value="10">
            <text:p>10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SOM</text:p>
          </table:table-cell>
          <table:table-cell table:style-name="ce33" table:number-columns-repeated="2"/>
          <table:table-cell table:style-name="Default" office:value-type="float" office:value="-5">
            <text:p>-5</text:p>
          </table:table-cell>
          <table:table-cell table:style-name="ce33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SAV</text:p>
          </table:table-cell>
          <table:table-cell table:style-name="ce33" table:number-columns-repeated="2"/>
          <table:table-cell table:style-name="Default" office:value-type="float" office:value="-5">
            <text:p>-5</text:p>
          </table:table-cell>
          <table:table-cell table:style-name="ce33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WIL</text:p>
          </table:table-cell>
          <table:table-cell table:style-name="ce33" table:number-columns-repeated="2"/>
          <table:table-cell table:style-name="Default" office:value-type="float" office:value="-5">
            <text:p>-5</text:p>
          </table:table-cell>
          <table:table-cell table:style-name="ce33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INT</text:p>
          </table:table-cell>
          <table:table-cell table:style-name="ce33" table:number-columns-repeated="2"/>
          <table:table-cell table:style-name="Default" office:value-type="float" office:value="-5">
            <text:p>-5</text:p>
          </table:table-cell>
          <table:table-cell table:style-name="ce33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PT</text:p>
          </table:table-cell>
          <table:table-cell table:style-name="ce57" office:value-type="string">
            <text:p>COG</text:p>
          </table:table-cell>
          <table:table-cell table:style-name="ce57" table:number-columns-repeated="2"/>
          <table:table-cell table:style-name="ce57" office:value-type="float" office:value="-5">
            <text:p>-5</text:p>
          </table:table-cell>
          <table:table-cell table:style-name="ce57" office:value-type="string">
            <text:p>MORPH_MAX_MOD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1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BLACKLISTED</text:p>
          </table:table-cell>
          <table:table-cell table:style-name="ce56"/>
          <table:table-cell table:style-name="ce56" office:value-type="string">
            <text:p>TRAIT</text:p>
          </table:table-cell>
          <table:table-cell table:style-name="ce56" table:formula="of:=[.A52]" office:value-type="string" office:string-value="BLACKLISTED">
            <text:p>BLACKLISTED</text:p>
          </table:table-cell>
          <table:table-cell table:style-name="ce56" office:value-type="string">
            <text:p>&lt;min,maj&gt;</text:p>
          </table:table-cell>
          <table:table-cell table:style-name="ce56" office:value-type="string">
            <text:p>&lt;Reputation&gt;</text:p>
          </table:table-cell>
          <table:table-cell table:style-name="ce56" office:value-type="string">
            <text:p>&lt;5 ou 20&gt;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/>
          <table:table-cell table:style-name="ce57" office:value-type="string">
            <text:p>ID</text:p>
          </table:table-cell>
          <table:table-cell table:style-name="ce57" office:value-type="string">
            <text:p>&lt;Pour chaque ID&gt;</text:p>
          </table:table-cell>
          <table:table-cell table:style-name="ce57" office:value-type="string">
            <text:p>REPUTATION</text:p>
          </table:table-cell>
          <table:table-cell table:style-name="ce57" office:value-type="string">
            <text:p>&lt;Reputation&gt;</text:p>
          </table:table-cell>
          <table:table-cell table:style-name="ce57"/>
          <table:table-cell table:style-name="ce57" office:value-type="string">
            <text:p>MODIFIER</text:p>
          </table:table-cell>
          <table:table-cell table:style-name="ce65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50" office:value-type="string">
            <text:p>BLACK_MARK</text:p>
          </table:table-cell>
          <table:table-cell table:style-name="ce56"/>
          <table:table-cell table:style-name="ce56" office:value-type="string">
            <text:p>TRAIT</text:p>
          </table:table-cell>
          <table:table-cell table:style-name="ce56" table:formula="of:=[.A54]" office:value-type="string" office:string-value="BLACK_MARK">
            <text:p>BLACK_MARK</text:p>
          </table:table-cell>
          <table:table-cell table:style-name="ce56" office:value-type="string">
            <text:p>&lt;1, 2 ou 3&gt;</text:p>
          </table:table-cell>
          <table:table-cell table:style-name="ce56" office:value-type="string">
            <text:p>&lt;Reputation&gt;</text:p>
          </table:table-cell>
          <table:table-cell table:style-name="ce56" office:value-type="string">
            <text:p>&lt;Level*10&gt;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/>
          <table:table-cell table:style-name="ce57" office:value-type="string">
            <text:p>ASK</text:p>
          </table:table-cell>
          <table:table-cell table:style-name="ce57" office:value-type="string">
            <text:p>NW : &lt;Reputation&gt;</text:p>
          </table:table-cell>
          <table:table-cell table:style-name="ce57" table:number-columns-repeated="2"/>
          <table:table-cell table:style-name="ce57" office:value-type="string">
            <text:p>&lt;Level*-10&gt;</text:p>
          </table:table-cell>
          <table:table-cell table:style-name="ce57" office:value-type="string">
            <text:p>MODIFIER</text:p>
          </table:table-cell>
          <table:table-cell table:style-name="ce65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8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FEEBLE</text:p>
          </table:table-cell>
          <table:table-cell table:style-name="ce56"/>
          <table:table-cell table:style-name="ce56" office:value-type="string">
            <text:p>TRAIT</text:p>
          </table:table-cell>
          <table:table-cell table:style-name="ce56" table:formula="of:=[.A59]" office:value-type="string" office:string-value="FEEBLE">
            <text:p>FEEBLE</text:p>
          </table:table-cell>
          <table:table-cell table:style-name="ce56"/>
          <table:table-cell table:style-name="ce56" office:value-type="string">
            <text:p>&lt;aptitude&gt;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PT</text:p>
          </table:table-cell>
          <table:table-cell table:style-name="ce57" office:value-type="string">
            <text:p>&lt;aptitude&gt;</text:p>
          </table:table-cell>
          <table:table-cell table:style-name="ce57" table:number-columns-repeated="2"/>
          <table:table-cell table:style-name="ce57" office:value-type="float" office:value="10">
            <text:p>10</text:p>
          </table:table-cell>
          <table:table-cell table:style-name="ce57" office:value-type="string">
            <text:p>MORPH_MAX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50" office:value-type="string">
            <text:p>FRAIL</text:p>
          </table:table-cell>
          <table:table-cell table:style-name="ce56"/>
          <table:table-cell table:style-name="ce56" office:value-type="string">
            <text:p>MORPH_TRAIT</text:p>
          </table:table-cell>
          <table:table-cell table:style-name="ce56" table:formula="of:=[.A62]" office:value-type="string" office:string-value="FRAIL">
            <text:p>FRAIL</text:p>
          </table:table-cell>
          <table:table-cell table:style-name="ce56" table:number-columns-repeated="3"/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61" office:value-type="string">
            <text:p>MORPH_DURABILITY</text:p>
          </table:table-cell>
          <table:table-cell table:style-name="ce57" table:number-columns-repeated="3"/>
          <table:table-cell table:style-name="ce57" office:value-type="string">
            <text:p>&lt;Level*-5&gt;</text:p>
          </table:table-cell>
          <table:table-cell table:style-name="ce61" office:value-type="string">
            <text:p>MODIFIER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4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7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8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INCOMPETENT</text:p>
          </table:table-cell>
          <table:table-cell table:style-name="ce56"/>
          <table:table-cell table:style-name="ce56" office:value-type="string">
            <text:p>TRAIT</text:p>
          </table:table-cell>
          <table:table-cell table:formula="of:=[.A69]" office:value-type="string" office:string-value="INCOMPETENT">
            <text:p>INCOMPETENT</text:p>
          </table:table-cell>
          <table:table-cell table:style-name="ce56"/>
          <table:table-cell table:style-name="ce56" office:value-type="string">
            <text:p>&lt;skill&gt;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SK</text:p>
          </table:table-cell>
          <table:table-cell office:value-type="string">
            <text:p>&lt;skill&gt;</text:p>
          </table:table-cell>
          <table:table-cell table:style-name="ce57" table:number-columns-repeated="2"/>
          <table:table-cell table:style-name="ce57" office:value-type="float" office:value="-1000">
            <text:p>-1000</text:p>
          </table:table-cell>
          <table:table-cell table:style-name="ce57" office:value-type="string">
            <text:p>MODIFIER</text:p>
          </table:table-cell>
          <table:table-cell table:style-name="ce65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1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2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3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4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7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8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80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1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2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3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4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5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6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8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UNFIT</text:p>
          </table:table-cell>
          <table:table-cell table:style-name="ce56"/>
          <table:table-cell table:style-name="ce56" office:value-type="string">
            <text:p>MORPH_TRAIT</text:p>
          </table:table-cell>
          <table:table-cell table:style-name="ce56" table:formula="of:=[.A89]" office:value-type="string" office:string-value="UNFIT">
            <text:p>UNFIT</text:p>
          </table:table-cell>
          <table:table-cell table:style-name="ce56" office:value-type="string">
            <text:p>&lt;1 ou 2&gt;</text:p>
          </table:table-cell>
          <table:table-cell table:style-name="ce56"/>
          <table:table-cell table:style-name="ce56" office:value-type="string">
            <text:p>&lt;Level*10&gt;</text:p>
          </table:table-cell>
          <table:table-cell table:style-name="ce56" office:value-type="string">
            <text:p>FREEBIE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3"/>
          <table:table-cell table:style-name="ce33" office:value-type="string">
            <text:p>&lt;Cause&gt;</text:p>
          </table:table-cell>
          <table:table-cell table:style-name="ce33" office:value-type="string">
            <text:p>APT</text:p>
          </table:table-cell>
          <table:table-cell table:style-name="ce33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68"/>
          <table:table-cell table:number-columns-repeated="2"/>
        </table:table-row>
        <table:table-row table:style-name="ro1">
          <table:table-cell table:style-name="ce51"/>
          <table:table-cell table:style-name="ce57" office:value-type="string">
            <text:p>&lt;Cause&gt;</text:p>
          </table:table-cell>
          <table:table-cell table:style-name="ce57" office:value-type="string">
            <text:p>APT</text:p>
          </table:table-cell>
          <table:table-cell table:style-name="ce57" office:value-type="string">
            <text:p>SOM</text:p>
          </table:table-cell>
          <table:table-cell table:style-name="ce57" table:number-columns-repeated="2"/>
          <table:table-cell table:style-name="ce57" office:value-type="string">
            <text:p>&lt;Level*-5&gt;</text:p>
          </table:table-cell>
          <table:table-cell table:style-name="ce57" office:value-type="string">
            <text:p>MORPH_MAX_MOD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3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9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5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32" table:default-cell-style-name="ce10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ce19"/>
        <table:table-row table:style-name="ro1">
          <table:table-cell table:style-name="ce8" office:value-type="string">
            <text:p>Background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BG_DRIFTER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DRIFTER</text:p>
          </table:table-cell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9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FALL_EVACUE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CREDITS</text:p>
          </table:table-cell>
          <table:table-cell table:style-name="ce14" table:number-columns-repeated="3"/>
          <table:table-cell table:style-name="ce14" office:value-type="float" office:value="-2500">
            <text:p>-250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HYPERELIT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INFOLIF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INFOLIFE</text:p>
          </table:table-cell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&lt;skills sociaux&gt;</text:p>
          </table:table-cell>
          <table:table-cell table:style-name="ce14" table:number-columns-repeated="2"/>
          <table:table-cell table:style-name="ce14" office:value-type="string">
            <text:p>&lt;div / 2 pts création&gt;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ISOLAT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&lt;une ID&gt;</text:p>
          </table:table-cell>
          <table:table-cell table:style-name="ce14" office:value-type="string">
            <text:p>REPUTATION </text:p>
          </table:table-cell>
          <table:table-cell table:style-name="ce14" office:value-type="string">
            <text:p>&lt;rep&gt;</text:p>
          </table:table-cell>
          <table:table-cell table:style-name="ce14" office:value-type="float" office:value="-10">
            <text:p>-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LO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Gén. Perdu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LUNAR_COLONI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MARTIAN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ORIGINAL_SPACE_COLONI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REINSTANTIATED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TRAIT</text:p>
          </table:table-cell>
          <table:table-cell table:style-name="ce14" office:value-type="string">
            <text:p>EDITED_MEMORIES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SCUMBORN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40" office:value-type="string">
            <text:p>BG_UPLIF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KSK</text:p>
          </table:table-cell>
          <table:table-cell table:style-name="ce14" office:value-type="string">
            <text:p>&lt;Knowledge skill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</table:table>
      <table:table table:name="Segments(Faction)" table:style-name="ta1">
        <table:table-column table:style-name="co39" table:default-cell-style-name="ce10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9"/>
        <table:table-row table:style-name="ro1">
          <table:table-cell table:style-name="ce8" office:value-type="string">
            <text:p>Faction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FC_ANARCHIST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ARGONAUT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R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BARSOOM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BRINKER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CRIMINAL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G-rep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EXTROP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A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HYPERCORP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JOV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LUNAR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E-rep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MERCURIAL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SCUM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SOCIALITE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F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TITAN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F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ULTIMATE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VENUS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</table:table>
      <table:table table:name="Segments(Implants)" table:style-name="ta1">
        <table:table-column table:style-name="co17" table:default-cell-style-name="Default"/>
        <table:table-column table:style-name="co40" table:default-cell-style-name="ce14"/>
        <table:table-column table:style-name="co33" table:default-cell-style-name="Default"/>
        <table:table-column table:style-name="co46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7" table:default-cell-style-name="Default"/>
        <table:table-row table:style-name="ro1">
          <table:table-cell table:style-name="ce8" office:value-type="string">
            <text:p>Implant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Hyper-Linguiste</text:p>
          </table:table-cell>
          <table:table-cell table:style-name="ce13"/>
          <table:table-cell table:style-name="ce13" office:value-type="string">
            <text:p>MORPH_ENH</text:p>
          </table:table-cell>
          <table:table-cell table:style-name="ce13" table:number-columns-repeated="5"/>
          <table:table-cell table:style-name="ce22" office:value-type="string">
            <text:p>Hyper-linguiste</text:p>
          </table:table-cell>
        </table:table-row>
        <table:table-row table:style-name="ro1">
          <table:table-cell table:style-name="ce39"/>
          <table:table-cell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HYPER_LINGUIST</text:p>
          </table:table-cell>
          <table:table-cell table:style-name="ce14" table:number-columns-repeated="4"/>
          <table:table-cell table:style-name="ce34"/>
        </table:table-row>
        <table:table-row table:style-name="ro1">
          <table:table-cell table:style-name="ce41" office:value-type="string">
            <text:p><text:span text:style-name="T5">Implant Mathémagique</text:span></text:p>
          </table:table-cell>
          <table:table-cell table:style-name="ce13"/>
          <table:table-cell table:style-name="ce13" office:value-type="string">
            <text:p>MORPH_ENH</text:p>
          </table:table-cell>
          <table:table-cell table:style-name="ce13" table:number-columns-repeated="5"/>
          <table:table-cell table:style-name="ce22" office:value-type="string">
            <text:p>Implant Mathémag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MATH_WIZ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>
            <text:p>Augmentation Musculaire</text:p>
          </table:table-cell>
          <table:table-cell table:style-name="Default"/>
          <table:table-cell office:value-type="string">
            <text:p>MORPH_ENH</text:p>
          </table:table-cell>
          <table:table-cell table:number-columns-repeated="5"/>
          <table:table-cell office:value-type="string">
            <text:p>Augmentation Musculair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/>
        </table:table-row>
        <table:table-row table:style-name="ro1">
          <table:table-cell office:value-type="string">
            <text:p>Neurachem (Niveau 1)</text:p>
          </table:table-cell>
          <table:table-cell table:style-name="Default"/>
          <table:table-cell office:value-type="string">
            <text:p>MORPH_ENH</text:p>
          </table:table-cell>
          <table:table-cell table:number-columns-repeated="5"/>
          <table:table-cell office:value-type="string">
            <text:p>Neurachem (Niveau 1)</text:p>
          </table:table-cell>
        </table:table-row>
        <table:table-row table:style-name="ro1">
          <table:table-cell/>
          <table:table-cell table:style-name="Default"/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22:51:02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20T00:23:52.43</dc:date>
    <meta:editing-duration>PT14H32M37S</meta:editing-duration>
    <meta:editing-cycles>127</meta:editing-cycles>
    <meta:generator>LibreOffice/3.6$Windows_x86 LibreOffice_project/5b93205-6e6b3fc-7830f6d-c08ad66-1d9bf4</meta:generator>
    <meta:document-statistic meta:table-count="8" meta:cell-count="11355" meta:object-count="0"/>
  </office:meta>
</office:document-meta>
</file>